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2b2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0f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3e0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c6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70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0454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8a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d0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6c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6f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ad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642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2e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bc1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ee7c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f42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fea4aa" officeooo:paragraph-rsid="43ff7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1e08f" officeooo:paragraph-rsid="44c0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36b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7f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a6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aac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2ee6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30ac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26f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7fc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ce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8e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350b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d1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9388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a304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9e6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c55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66c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339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7710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b3b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de59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e531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814df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dd1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9bf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5fb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7e1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3ba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a27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3e6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ecc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027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24be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184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60a9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0a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5e3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34d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796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9ed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1b6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08c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3fd3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402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d5bd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18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e69e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470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3c7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b0e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319a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062a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f0c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0b5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d0d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2e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79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95f6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bc101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e9d4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5d53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7a9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946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a30a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066e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0e7d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426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910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a2f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8672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4ec6c6" officeooo:paragraph-rsid="445d24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ce10ec" officeooo:paragraph-rsid="43ce10e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ce10ec" officeooo:paragraph-rsid="452017d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56a8b" officeooo:paragraph-rsid="45c56a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1d3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b0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7c34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ccd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65235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c45b4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c721f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2aee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2c3c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da6b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ee7c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faa8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86d19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509371" officeooo:paragraph-rsid="465360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509371" officeooo:paragraph-rsid="465527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0256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4f1d9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2761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1c6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484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28c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6f65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728d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80e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e51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554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98c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eeb8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c68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c6c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e66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da9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c31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6bd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a33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95bb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fed2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28a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96be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3f8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461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62b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ac7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c86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ee6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5b0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c2ff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065d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c183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cb8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28a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03779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fde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e2e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446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008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c10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6f7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bd6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56b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bc51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fda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d288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ebc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3caf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516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d90c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072c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169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fc8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192d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a37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d2a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107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50b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6b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20f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5aa6e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637b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4e5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388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304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e6d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31b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501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fdc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66c28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692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032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858b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b770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ff7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81c0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a0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25b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9b4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a5d0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037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701244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cad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e9d5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e8ca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856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ae8c9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aec2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77fe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0625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4f96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919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ac3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08c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4cc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bfe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d2f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e95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1ae88" officeooo:paragraph-rsid="45d1ae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71698b" officeooo:paragraph-rsid="467169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590150" officeooo:paragraph-rsid="485901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590150" officeooo:paragraph-rsid="487858b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96e3fc" officeooo:paragraph-rsid="4896e3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a2f580" officeooo:paragraph-rsid="46a2f5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a2f580" officeooo:paragraph-rsid="46bfb8d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22d6c" officeooo:paragraph-rsid="46f22d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6e4b5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707e5c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709dc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e4b5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b7f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d60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f3c0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7e5c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c52e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28ab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1d54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5ad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26c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746f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851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5b95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a44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43cd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4cb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b50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530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86b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509c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9ce8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4b2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65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8f2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de04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91d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6f6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b3f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f64c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f3ca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d1f9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101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fcb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fe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dea5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26c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464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69b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11a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155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361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437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3b2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298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813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cee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c1a2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92b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db0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d698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b48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3b4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531a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0f44a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1e8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22004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1a2c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c8f236" officeooo:paragraph-rsid="47e65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00f3f3" officeooo:paragraph-rsid="4800f3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c101f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c301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08c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d2f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e95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3d8d07" officeooo:paragraph-rsid="4541c6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a1af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d4a0b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cb3c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0da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ec4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619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cc1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82c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dc4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37c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a5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8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17f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3f4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ee80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e73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507b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b71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4ec6c6" officeooo:paragraph-rsid="445251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cdba8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4514" officeooo:paragraph-rsid="44644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9e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9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1b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c533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83f8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4f07a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00e1d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1c6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c48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855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cb8c7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cb8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601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fc8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27c8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2d7e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337b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36f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3b9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4bee17e" style:font-name-asian="標楷體1" style:font-name-complex="標楷體"/>
    </style:style>
    <style:style style:name="T16" style:family="text">
      <style:text-properties style:font-name="標楷體1" officeooo:rsid="46873b8f" style:font-name-asian="標楷體1" style:font-name-complex="標楷體"/>
    </style:style>
    <style:style style:name="T17" style:family="text">
      <style:text-properties style:font-name="標楷體1" officeooo:rsid="4687e4a6" style:font-name-asian="標楷體1" style:font-name-complex="標楷體"/>
    </style:style>
    <style:style style:name="T18" style:family="text">
      <style:text-properties style:font-name="標楷體1" officeooo:rsid="46e8ca1c" style:font-name-asian="標楷體1" style:font-name-complex="標楷體"/>
    </style:style>
    <style:style style:name="T19" style:family="text">
      <style:text-properties style:font-name="標楷體1" officeooo:rsid="46f4e2b5" style:font-name-asian="標楷體1" style:font-name-complex="標楷體"/>
    </style:style>
    <style:style style:name="T20" style:family="text">
      <style:text-properties style:font-name="標楷體1" officeooo:rsid="470b7f30" style:font-name-asian="標楷體1" style:font-name-complex="標楷體"/>
    </style:style>
    <style:style style:name="T21" style:family="text">
      <style:text-properties style:font-name="標楷體1" officeooo:rsid="41b141ca" style:font-name-asian="標楷體1"/>
    </style:style>
    <style:style style:name="T22" style:family="text">
      <style:text-properties style:font-name="標楷體1" officeooo:rsid="41afc36f" style:font-name-asian="標楷體1"/>
    </style:style>
    <style:style style:name="T23" style:family="text">
      <style:text-properties style:font-name="標楷體1" officeooo:rsid="41b63561" style:font-name-asian="標楷體1"/>
    </style:style>
    <style:style style:name="T24" style:family="text">
      <style:text-properties style:font-name="標楷體1" officeooo:rsid="41b9208e" style:font-name-asian="標楷體1"/>
    </style:style>
    <style:style style:name="T25" style:family="text">
      <style:text-properties style:font-name="標楷體1" officeooo:rsid="41b9ca21" style:font-name-asian="標楷體1"/>
    </style:style>
    <style:style style:name="T26" style:family="text">
      <style:text-properties style:font-name="標楷體1" officeooo:rsid="41bb1cc0" style:font-name-asian="標楷體1"/>
    </style:style>
    <style:style style:name="T27" style:family="text">
      <style:text-properties style:font-name="標楷體1" officeooo:rsid="41bbfb8e" style:font-name-asian="標楷體1"/>
    </style:style>
    <style:style style:name="T28" style:family="text">
      <style:text-properties style:font-name="標楷體1" officeooo:rsid="41bfd21a" style:font-name-asian="標楷體1"/>
    </style:style>
    <style:style style:name="T29" style:family="text">
      <style:text-properties style:font-name="標楷體1" officeooo:rsid="41c0cd42" style:font-name-asian="標楷體1"/>
    </style:style>
    <style:style style:name="T30" style:family="text">
      <style:text-properties style:font-name="標楷體1" officeooo:rsid="41c435a0" style:font-name-asian="標楷體1"/>
    </style:style>
    <style:style style:name="T31" style:family="text">
      <style:text-properties style:font-name="標楷體1" officeooo:rsid="41c540b2" style:font-name-asian="標楷體1"/>
    </style:style>
    <style:style style:name="T32" style:family="text">
      <style:text-properties style:font-name="標楷體1" officeooo:rsid="41c73f98" style:font-name-asian="標楷體1"/>
    </style:style>
    <style:style style:name="T33" style:family="text">
      <style:text-properties style:font-name="標楷體1" officeooo:rsid="41c9265b" style:font-name-asian="標楷體1" style:font-name-complex="Liberation Serif1"/>
    </style:style>
    <style:style style:name="T34" style:family="text">
      <style:text-properties style:font-name="標楷體1" officeooo:rsid="4566d8f8" style:font-name-asian="標楷體1" style:font-name-complex="Liberation Serif1"/>
    </style:style>
    <style:style style:name="T35" style:family="text">
      <style:text-properties style:font-name="標楷體1" officeooo:rsid="41cac6e2" style:font-name-asian="標楷體1"/>
    </style:style>
    <style:style style:name="T36" style:family="text">
      <style:text-properties style:font-name="標楷體1" officeooo:rsid="41caf14c" style:font-name-asian="標楷體1"/>
    </style:style>
    <style:style style:name="T37" style:family="text">
      <style:text-properties style:font-name="標楷體1" officeooo:rsid="41e44b28" style:font-name-asian="標楷體1"/>
    </style:style>
    <style:style style:name="T38" style:family="text">
      <style:text-properties style:font-name="標楷體1" officeooo:rsid="41e54cd2" style:font-name-asian="標楷體1"/>
    </style:style>
    <style:style style:name="T39" style:family="text">
      <style:text-properties style:font-name="標楷體1" officeooo:rsid="41ea36a0" style:font-name-asian="標楷體1"/>
    </style:style>
    <style:style style:name="T40" style:family="text">
      <style:text-properties style:font-name="標楷體1" officeooo:rsid="41e9988a" style:font-name-asian="標楷體1"/>
    </style:style>
    <style:style style:name="T41" style:family="text">
      <style:text-properties style:font-name="標楷體1" officeooo:rsid="41ed2463" style:font-name-asian="標楷體1"/>
    </style:style>
    <style:style style:name="T42" style:family="text">
      <style:text-properties style:font-name="標楷體1" officeooo:rsid="41faa405" style:font-name-asian="標楷體1"/>
    </style:style>
    <style:style style:name="T43" style:family="text">
      <style:text-properties style:font-name="標楷體1" officeooo:rsid="42058798" style:font-name-asian="標楷體1"/>
    </style:style>
    <style:style style:name="T44" style:family="text">
      <style:text-properties style:font-name="標楷體1" officeooo:rsid="420a6b6f" style:font-name-asian="標楷體1"/>
    </style:style>
    <style:style style:name="T45" style:family="text">
      <style:text-properties style:font-name="標楷體1" officeooo:rsid="4213ece1" style:font-name-asian="標楷體1"/>
    </style:style>
    <style:style style:name="T46" style:family="text">
      <style:text-properties style:font-name="標楷體1" officeooo:rsid="4228a6aa" style:font-name-asian="標楷體1"/>
    </style:style>
    <style:style style:name="T47" style:family="text">
      <style:text-properties style:font-name="標楷體1" officeooo:rsid="4235fbe0" style:font-name-asian="標楷體1"/>
    </style:style>
    <style:style style:name="T48" style:family="text">
      <style:text-properties style:font-name="標楷體1" officeooo:rsid="42460a91" style:font-name-asian="標楷體1"/>
    </style:style>
    <style:style style:name="T49" style:family="text">
      <style:text-properties style:font-name="標楷體1" officeooo:rsid="4224be38" style:font-name-asian="標楷體1"/>
    </style:style>
    <style:style style:name="T50" style:family="text">
      <style:text-properties style:font-name="標楷體1" officeooo:rsid="42262f10" style:font-name-asian="標楷體1"/>
    </style:style>
    <style:style style:name="T51" style:family="text">
      <style:text-properties style:font-name="標楷體1" officeooo:rsid="423369bb" style:font-name-asian="標楷體1"/>
    </style:style>
    <style:style style:name="T52" style:family="text">
      <style:text-properties style:font-name="標楷體1" officeooo:rsid="42237d0b" style:font-name-asian="標楷體1"/>
    </style:style>
    <style:style style:name="T53" style:family="text">
      <style:text-properties style:font-name="標楷體1" officeooo:rsid="3b2e013a" style:font-name-asian="標楷體1"/>
    </style:style>
    <style:style style:name="T54" style:family="text">
      <style:text-properties style:font-name="標楷體1" officeooo:rsid="42502993" style:font-name-asian="標楷體1"/>
    </style:style>
    <style:style style:name="T55" style:family="text">
      <style:text-properties style:font-name="標楷體1" officeooo:rsid="4268500f" style:font-name-asian="標楷體1"/>
    </style:style>
    <style:style style:name="T56" style:family="text">
      <style:text-properties style:font-name="標楷體1" officeooo:rsid="42347e32" style:font-name-asian="標楷體1"/>
    </style:style>
    <style:style style:name="T57" style:family="text">
      <style:text-properties style:font-name="標楷體1" officeooo:rsid="423dd118" style:font-name-asian="標楷體1"/>
    </style:style>
    <style:style style:name="T58" style:family="text">
      <style:text-properties style:font-name="標楷體1" officeooo:rsid="4245028a" style:font-name-asian="標楷體1"/>
    </style:style>
    <style:style style:name="T59" style:family="text">
      <style:text-properties style:font-name="標楷體1" officeooo:rsid="42641a59" style:font-name-asian="標楷體1"/>
    </style:style>
    <style:style style:name="T60" style:family="text">
      <style:text-properties style:font-name="標楷體1" officeooo:rsid="3b283ca3" style:font-name-asian="標楷體1"/>
    </style:style>
    <style:style style:name="T61" style:family="text">
      <style:text-properties style:font-name="標楷體1" officeooo:rsid="42acc8f1" style:font-name-asian="標楷體1"/>
    </style:style>
    <style:style style:name="T62" style:family="text">
      <style:text-properties style:font-name="標楷體1" officeooo:rsid="42c53ad9" style:font-name-asian="標楷體1"/>
    </style:style>
    <style:style style:name="T63" style:family="text">
      <style:text-properties style:font-name="標楷體1" officeooo:rsid="4239d6e5" style:font-name-asian="標楷體1"/>
    </style:style>
    <style:style style:name="T64" style:family="text">
      <style:text-properties style:font-name="標楷體1" officeooo:rsid="42ca1aff" style:font-name-asian="標楷體1"/>
    </style:style>
    <style:style style:name="T65" style:family="text">
      <style:text-properties style:font-name="標楷體1" officeooo:rsid="42d82c58" style:font-name-asian="標楷體1"/>
    </style:style>
    <style:style style:name="T66" style:family="text">
      <style:text-properties style:font-name="標楷體1" officeooo:rsid="42d90bb5" style:font-name-asian="標楷體1"/>
    </style:style>
    <style:style style:name="T67" style:family="text">
      <style:text-properties style:font-name="標楷體1" officeooo:rsid="42cb9534" style:font-name-asian="標楷體1"/>
    </style:style>
    <style:style style:name="T68" style:family="text">
      <style:text-properties style:font-name="標楷體1" officeooo:rsid="42e28668" style:font-name-asian="標楷體1"/>
    </style:style>
    <style:style style:name="T69" style:family="text">
      <style:text-properties style:font-name="標楷體1" officeooo:rsid="42e51bea" style:font-name-asian="標楷體1"/>
    </style:style>
    <style:style style:name="T70" style:family="text">
      <style:text-properties style:font-name="標楷體1" officeooo:rsid="42e8751d" style:font-name-asian="標楷體1"/>
    </style:style>
    <style:style style:name="T71" style:family="text">
      <style:text-properties style:font-name="標楷體1" officeooo:rsid="42e0b90c" style:font-name-asian="標楷體1"/>
    </style:style>
    <style:style style:name="T72" style:family="text">
      <style:text-properties style:font-name="標楷體1" officeooo:rsid="42f80d3c" style:font-name-asian="標楷體1"/>
    </style:style>
    <style:style style:name="T73" style:family="text">
      <style:text-properties style:font-name="標楷體1" officeooo:rsid="42fa5d5f" style:font-name-asian="標楷體1"/>
    </style:style>
    <style:style style:name="T74" style:family="text">
      <style:text-properties style:font-name="標楷體1" officeooo:rsid="42fafed9" style:font-name-asian="標楷體1"/>
    </style:style>
    <style:style style:name="T75" style:family="text">
      <style:text-properties style:font-name="標楷體1" officeooo:rsid="42fee80d" style:font-name-asian="標楷體1"/>
    </style:style>
    <style:style style:name="T76" style:family="text">
      <style:text-properties style:font-name="標楷體1" officeooo:rsid="4303f4b0" style:font-name-asian="標楷體1"/>
    </style:style>
    <style:style style:name="T77" style:family="text">
      <style:text-properties style:font-name="標楷體1" officeooo:rsid="430e7393" style:font-name-asian="標楷體1"/>
    </style:style>
    <style:style style:name="T78" style:family="text">
      <style:text-properties style:font-name="標楷體1" officeooo:rsid="43117ffc" style:font-name-asian="標楷體1"/>
    </style:style>
    <style:style style:name="T79" style:family="text">
      <style:text-properties style:font-name="標楷體1" officeooo:rsid="43135cd2" style:font-name-asian="標楷體1"/>
    </style:style>
    <style:style style:name="T80" style:family="text">
      <style:text-properties style:font-name="標楷體1" officeooo:rsid="431507be" style:font-name-asian="標楷體1"/>
    </style:style>
    <style:style style:name="T81" style:family="text">
      <style:text-properties style:font-name="標楷體1" officeooo:rsid="4300dc51" style:font-name-asian="標楷體1"/>
    </style:style>
    <style:style style:name="T82" style:family="text">
      <style:text-properties style:font-name="標楷體1" officeooo:rsid="43051ad4" style:font-name-asian="標楷體1"/>
    </style:style>
    <style:style style:name="T83" style:family="text">
      <style:text-properties style:font-name="標楷體1" officeooo:rsid="4319ed4c" style:font-name-asian="標楷體1"/>
    </style:style>
    <style:style style:name="T84" style:family="text">
      <style:text-properties style:font-name="標楷體1" officeooo:rsid="43242758" style:font-name-asian="標楷體1"/>
    </style:style>
    <style:style style:name="T85" style:family="text">
      <style:text-properties style:font-name="標楷體1" officeooo:rsid="43c18197" style:font-name-asian="標楷體1"/>
    </style:style>
    <style:style style:name="T86" style:family="text">
      <style:text-properties style:font-name="標楷體1" officeooo:rsid="4326962b" style:font-name-asian="標楷體1"/>
    </style:style>
    <style:style style:name="T87" style:family="text">
      <style:text-properties style:font-name="標楷體1" officeooo:rsid="434f66d2" style:font-name-asian="標楷體1"/>
    </style:style>
    <style:style style:name="T88" style:family="text">
      <style:text-properties style:font-name="標楷體1" officeooo:rsid="43bff9a6" style:font-name-asian="標楷體1"/>
    </style:style>
    <style:style style:name="T89" style:family="text">
      <style:text-properties style:font-name="標楷體1" officeooo:rsid="43c3c789" style:font-name-asian="標楷體1"/>
    </style:style>
    <style:style style:name="T90" style:family="text">
      <style:text-properties style:font-name="標楷體1" officeooo:rsid="43ddd5d4" style:font-name-asian="標楷體1"/>
    </style:style>
    <style:style style:name="T91" style:family="text">
      <style:text-properties style:font-name="標楷體1" officeooo:rsid="440ebb05" style:font-name-asian="標楷體1"/>
    </style:style>
    <style:style style:name="T92" style:family="text">
      <style:text-properties style:font-name="標楷體1" officeooo:rsid="441808b1" style:font-name-asian="標楷體1"/>
    </style:style>
    <style:style style:name="T93" style:family="text">
      <style:text-properties style:font-name="標楷體1" officeooo:rsid="43ce10ec" style:font-name-asian="標楷體1"/>
    </style:style>
    <style:style style:name="T94" style:family="text">
      <style:text-properties style:font-name="標楷體1" officeooo:rsid="442062a8" style:font-name-asian="標楷體1"/>
    </style:style>
    <style:style style:name="T95" style:family="text">
      <style:text-properties style:font-name="標楷體1" officeooo:rsid="43f7edea" style:font-name-asian="標楷體1"/>
    </style:style>
    <style:style style:name="T96" style:family="text">
      <style:text-properties style:font-name="標楷體1" officeooo:rsid="4331f2a5" style:font-name-asian="標楷體1"/>
    </style:style>
    <style:style style:name="T97" style:family="text">
      <style:text-properties style:font-name="標楷體1" officeooo:rsid="43331be4" style:font-name-asian="標楷體1"/>
    </style:style>
    <style:style style:name="T98" style:family="text">
      <style:text-properties style:font-name="標楷體1" officeooo:rsid="433951c0" style:font-name-asian="標楷體1"/>
    </style:style>
    <style:style style:name="T99" style:family="text">
      <style:text-properties style:font-name="標楷體1" officeooo:rsid="433d2f0e" style:font-name-asian="標楷體1"/>
    </style:style>
    <style:style style:name="T100" style:family="text">
      <style:text-properties style:font-name="標楷體1" officeooo:rsid="43e2cd72" style:font-name-asian="標楷體1"/>
    </style:style>
    <style:style style:name="T101" style:family="text">
      <style:text-properties style:font-name="標楷體1" officeooo:rsid="43e500dc" style:font-name-asian="標楷體1"/>
    </style:style>
    <style:style style:name="T102" style:family="text">
      <style:text-properties style:font-name="標楷體1" officeooo:rsid="43f5f2f3" style:font-name-asian="標楷體1"/>
    </style:style>
    <style:style style:name="T103" style:family="text">
      <style:text-properties style:font-name="標楷體1" officeooo:rsid="43f6c488" style:font-name-asian="標楷體1"/>
    </style:style>
    <style:style style:name="T104" style:family="text">
      <style:text-properties style:font-name="標楷體1" officeooo:rsid="43f6fc91" style:font-name-asian="標楷體1"/>
    </style:style>
    <style:style style:name="T105" style:family="text">
      <style:text-properties style:font-name="標楷體1" officeooo:rsid="43fd0e3b" style:font-name-asian="標楷體1"/>
    </style:style>
    <style:style style:name="T106" style:family="text">
      <style:text-properties style:font-name="標楷體1" officeooo:rsid="440568fa" style:font-name-asian="標楷體1"/>
    </style:style>
    <style:style style:name="T107" style:family="text">
      <style:text-properties style:font-name="標楷體1" officeooo:rsid="440d4167" style:font-name-asian="標楷體1"/>
    </style:style>
    <style:style style:name="T108" style:family="text">
      <style:text-properties style:font-name="標楷體1" officeooo:rsid="44525183" style:font-name-asian="標楷體1"/>
    </style:style>
    <style:style style:name="T109" style:family="text">
      <style:text-properties style:font-name="標楷體1" officeooo:rsid="444ec6c6" style:font-name-asian="標楷體1"/>
    </style:style>
    <style:style style:name="T110" style:family="text">
      <style:text-properties style:font-name="標楷體1" officeooo:rsid="4455b0fc" style:font-name-asian="標楷體1"/>
    </style:style>
    <style:style style:name="T111" style:family="text">
      <style:text-properties style:font-name="標楷體1" officeooo:rsid="447479e1" style:font-name-asian="標楷體1"/>
    </style:style>
    <style:style style:name="T112" style:family="text">
      <style:text-properties style:font-name="標楷體1" officeooo:rsid="4475d535" style:font-name-asian="標楷體1"/>
    </style:style>
    <style:style style:name="T113" style:family="text">
      <style:text-properties style:font-name="標楷體1" officeooo:rsid="4477a96d" style:font-name-asian="標楷體1"/>
    </style:style>
    <style:style style:name="T114" style:family="text">
      <style:text-properties style:font-name="標楷體1" officeooo:rsid="44794678" style:font-name-asian="標楷體1"/>
    </style:style>
    <style:style style:name="T115" style:family="text">
      <style:text-properties style:font-name="標楷體1" officeooo:rsid="447ad1e6" style:font-name-asian="標楷體1"/>
    </style:style>
    <style:style style:name="T116" style:family="text">
      <style:text-properties style:font-name="標楷體1" officeooo:rsid="447ca732" style:font-name-asian="標楷體1"/>
    </style:style>
    <style:style style:name="T117" style:family="text">
      <style:text-properties style:font-name="標楷體1" officeooo:rsid="447e9e12" style:font-name-asian="標楷體1"/>
    </style:style>
    <style:style style:name="T118" style:family="text">
      <style:text-properties style:font-name="標楷體1" officeooo:rsid="44805970" style:font-name-asian="標楷體1"/>
    </style:style>
    <style:style style:name="T119" style:family="text">
      <style:text-properties style:font-name="標楷體1" officeooo:rsid="4483f81e" style:font-name-asian="標楷體1"/>
    </style:style>
    <style:style style:name="T120" style:family="text">
      <style:text-properties style:font-name="標楷體1" officeooo:rsid="44876475" style:font-name-asian="標楷體1"/>
    </style:style>
    <style:style style:name="T121" style:family="text">
      <style:text-properties style:font-name="標楷體1" officeooo:rsid="44895d79" style:font-name-asian="標楷體1"/>
    </style:style>
    <style:style style:name="T122" style:family="text">
      <style:text-properties style:font-name="標楷體1" officeooo:rsid="4494f869" style:font-name-asian="標楷體1"/>
    </style:style>
    <style:style style:name="T123" style:family="text">
      <style:text-properties style:font-name="標楷體1" officeooo:rsid="42cb3cfa" style:font-name-asian="標楷體1"/>
    </style:style>
    <style:style style:name="T124" style:family="text">
      <style:text-properties style:font-name="標楷體1" officeooo:rsid="44a1d3ce" style:font-name-asian="標楷體1"/>
    </style:style>
    <style:style style:name="T125" style:family="text">
      <style:text-properties style:font-name="標楷體1" officeooo:rsid="449bb1c9" style:font-name-asian="標楷體1"/>
    </style:style>
    <style:style style:name="T126" style:family="text">
      <style:text-properties style:font-name="標楷體1" officeooo:rsid="44c801fa" style:font-name-asian="標楷體1"/>
    </style:style>
    <style:style style:name="T127" style:family="text">
      <style:text-properties style:font-name="標楷體1" officeooo:rsid="44da6bae" style:font-name-asian="標楷體1"/>
    </style:style>
    <style:style style:name="T128" style:family="text">
      <style:text-properties style:font-name="標楷體1" officeooo:rsid="44ee7c6e" style:font-name-asian="標楷體1"/>
    </style:style>
    <style:style style:name="T129" style:family="text">
      <style:text-properties style:font-name="標楷體1" officeooo:rsid="45025686" style:font-name-asian="標楷體1"/>
    </style:style>
    <style:style style:name="T130" style:family="text">
      <style:text-properties style:font-name="標楷體1" officeooo:rsid="452c3c6f" style:font-name-asian="標楷體1"/>
    </style:style>
    <style:style style:name="T131" style:family="text">
      <style:text-properties style:font-name="標楷體1" officeooo:rsid="453402f9" style:font-name-asian="標楷體1"/>
    </style:style>
    <style:style style:name="T132" style:family="text">
      <style:text-properties style:font-name="標楷體1" officeooo:rsid="45c56a8b" style:font-name-asian="標楷體1"/>
    </style:style>
    <style:style style:name="T133" style:family="text">
      <style:text-properties style:font-name="標楷體1" officeooo:rsid="4496e03e" style:font-name-asian="標楷體1"/>
    </style:style>
    <style:style style:name="T134" style:family="text">
      <style:text-properties style:font-name="標楷體1" officeooo:rsid="44a5e8a8" style:font-name-asian="標楷體1"/>
    </style:style>
    <style:style style:name="T135" style:family="text">
      <style:text-properties style:font-name="標楷體1" officeooo:rsid="44d4a9c9" style:font-name-asian="標楷體1"/>
    </style:style>
    <style:style style:name="T136" style:family="text">
      <style:text-properties style:font-name="標楷體1" officeooo:rsid="453d8d07" style:font-name-asian="標楷體1"/>
    </style:style>
    <style:style style:name="T137" style:family="text">
      <style:text-properties style:font-name="標楷體1" officeooo:rsid="453eeb82" style:font-name-asian="標楷體1"/>
    </style:style>
    <style:style style:name="T138" style:family="text">
      <style:text-properties style:font-name="標楷體1" officeooo:rsid="453f6932" style:font-name-asian="標楷體1"/>
    </style:style>
    <style:style style:name="T139" style:family="text">
      <style:text-properties style:font-name="標楷體1" officeooo:rsid="45498c1e" style:font-name-asian="標楷體1"/>
    </style:style>
    <style:style style:name="T140" style:family="text">
      <style:text-properties style:font-name="標楷體1" officeooo:rsid="454c686f" style:font-name-asian="標楷體1"/>
    </style:style>
    <style:style style:name="T141" style:family="text">
      <style:text-properties style:font-name="標楷體1" officeooo:rsid="454de1e5" style:font-name-asian="標楷體1"/>
    </style:style>
    <style:style style:name="T142" style:family="text">
      <style:text-properties style:font-name="標楷體1" officeooo:rsid="454ea1c8" style:font-name-asian="標楷體1"/>
    </style:style>
    <style:style style:name="T143" style:family="text">
      <style:text-properties style:font-name="標楷體1" officeooo:rsid="4550328a" style:font-name-asian="標楷體1"/>
    </style:style>
    <style:style style:name="T144" style:family="text">
      <style:text-properties style:font-name="標楷體1" officeooo:rsid="4550786d" style:font-name-asian="標楷體1"/>
    </style:style>
    <style:style style:name="T145" style:family="text">
      <style:text-properties style:font-name="標楷體1" officeooo:rsid="4554849a" style:font-name-asian="標楷體1"/>
    </style:style>
    <style:style style:name="T146" style:family="text">
      <style:text-properties style:font-name="標楷體1" officeooo:rsid="4555547e" style:font-name-asian="標楷體1"/>
    </style:style>
    <style:style style:name="T147" style:family="text">
      <style:text-properties style:font-name="標楷體1" officeooo:rsid="45662050" style:font-name-asian="標楷體1"/>
    </style:style>
    <style:style style:name="T148" style:family="text">
      <style:text-properties style:font-name="標楷體1" officeooo:rsid="456f6572" style:font-name-asian="標楷體1"/>
    </style:style>
    <style:style style:name="T149" style:family="text">
      <style:text-properties style:font-name="標楷體1" officeooo:rsid="45703702" style:font-name-asian="標楷體1"/>
    </style:style>
    <style:style style:name="T150" style:family="text">
      <style:text-properties style:font-name="標楷體1" officeooo:rsid="4570a361" style:font-name-asian="標楷體1"/>
    </style:style>
    <style:style style:name="T151" style:family="text">
      <style:text-properties style:font-name="標楷體1" officeooo:rsid="45744020" style:font-name-asian="標楷體1"/>
    </style:style>
    <style:style style:name="T152" style:family="text">
      <style:text-properties style:font-name="標楷體1" officeooo:rsid="45792518" style:font-name-asian="標楷體1"/>
    </style:style>
    <style:style style:name="T153" style:family="text">
      <style:text-properties style:font-name="標楷體1" officeooo:rsid="457c3114" style:font-name-asian="標楷體1"/>
    </style:style>
    <style:style style:name="T154" style:family="text">
      <style:text-properties style:font-name="標楷體1" officeooo:rsid="45a8941e" style:font-name-asian="標楷體1"/>
    </style:style>
    <style:style style:name="T155" style:family="text">
      <style:text-properties style:font-name="標楷體1" officeooo:rsid="45ccd2d8" style:font-name-asian="標楷體1"/>
    </style:style>
    <style:style style:name="T156" style:family="text">
      <style:text-properties style:font-name="標楷體1" officeooo:rsid="45cfaf61" style:font-name-asian="標楷體1"/>
    </style:style>
    <style:style style:name="T157" style:family="text">
      <style:text-properties style:font-name="標楷體1" officeooo:rsid="45cff9da" style:font-name-asian="標楷體1"/>
    </style:style>
    <style:style style:name="T158" style:family="text">
      <style:text-properties style:font-name="標楷體1" officeooo:rsid="4611e96b" style:font-name-asian="標楷體1"/>
    </style:style>
    <style:style style:name="T159" style:family="text">
      <style:text-properties style:font-name="標楷體1" officeooo:rsid="469fbb4d" style:font-name-asian="標楷體1"/>
    </style:style>
    <style:style style:name="T160" style:family="text">
      <style:text-properties style:font-name="標楷體1" officeooo:rsid="46ae8c99" style:font-name-asian="標楷體1"/>
    </style:style>
    <style:style style:name="T161" style:family="text">
      <style:text-properties style:font-name="標楷體1" officeooo:rsid="46b237d0" style:font-name-asian="標楷體1"/>
    </style:style>
    <style:style style:name="T162" style:family="text">
      <style:text-properties style:font-name="標楷體1" officeooo:rsid="47128c42" style:font-name-asian="標楷體1"/>
    </style:style>
    <style:style style:name="T163" style:family="text">
      <style:text-properties style:font-name="標楷體1" officeooo:rsid="44a39b7c" style:font-name-asian="標楷體1"/>
    </style:style>
    <style:style style:name="T164" style:family="text">
      <style:text-properties style:font-name="標楷體1" officeooo:rsid="44b4f2c9" style:font-name-asian="標楷體1"/>
    </style:style>
    <style:style style:name="T165" style:family="text">
      <style:text-properties style:font-name="標楷體1" officeooo:rsid="44bc1011" style:font-name-asian="標楷體1"/>
    </style:style>
    <style:style style:name="T166" style:family="text">
      <style:text-properties style:font-name="標楷體1" officeooo:rsid="44bee17e" style:font-name-asian="標楷體1"/>
    </style:style>
    <style:style style:name="T167" style:family="text">
      <style:text-properties style:font-name="標楷體1" officeooo:rsid="44c0d0d4" style:font-name-asian="標楷體1"/>
    </style:style>
    <style:style style:name="T168" style:family="text">
      <style:text-properties style:font-name="標楷體1" officeooo:rsid="44c13ce2" style:font-name-asian="標楷體1"/>
    </style:style>
    <style:style style:name="T169" style:family="text">
      <style:text-properties style:font-name="標楷體1" officeooo:rsid="44c1e08f" style:font-name-asian="標楷體1"/>
    </style:style>
    <style:style style:name="T170" style:family="text">
      <style:text-properties style:font-name="標楷體1" officeooo:rsid="44d0aad6" style:font-name-asian="標楷體1"/>
    </style:style>
    <style:style style:name="T171" style:family="text">
      <style:text-properties style:font-name="標楷體1" officeooo:rsid="450fe726" style:font-name-asian="標楷體1"/>
    </style:style>
    <style:style style:name="T172" style:family="text">
      <style:text-properties style:font-name="標楷體1" officeooo:rsid="4523a50f" style:font-name-asian="標楷體1"/>
    </style:style>
    <style:style style:name="T173" style:family="text">
      <style:text-properties style:font-name="標楷體1" officeooo:rsid="4541c668" style:font-name-asian="標楷體1"/>
    </style:style>
    <style:style style:name="T174" style:family="text">
      <style:text-properties style:font-name="標楷體1" officeooo:rsid="45437d2a" style:font-name-asian="標楷體1"/>
    </style:style>
    <style:style style:name="T175" style:family="text">
      <style:text-properties style:font-name="標楷體1" officeooo:rsid="45510aa2" style:font-name-asian="標楷體1"/>
    </style:style>
    <style:style style:name="T176" style:family="text">
      <style:text-properties style:font-name="標楷體1" officeooo:rsid="4568b1d7" style:font-name-asian="標楷體1"/>
    </style:style>
    <style:style style:name="T177" style:family="text">
      <style:text-properties style:font-name="標楷體1" officeooo:rsid="456a95f9" style:font-name-asian="標楷體1"/>
    </style:style>
    <style:style style:name="T178" style:family="text">
      <style:text-properties style:font-name="標楷體1" officeooo:rsid="4575ff4c" style:font-name-asian="標楷體1"/>
    </style:style>
    <style:style style:name="T179" style:family="text">
      <style:text-properties style:font-name="標楷體1" officeooo:rsid="45bcbff6" style:font-name-asian="標楷體1"/>
    </style:style>
    <style:style style:name="T180" style:family="text">
      <style:text-properties style:font-name="標楷體1" officeooo:rsid="45bf9aa6" style:font-name-asian="標楷體1"/>
    </style:style>
    <style:style style:name="T181" style:family="text">
      <style:text-properties style:font-name="標楷體1" officeooo:rsid="45c18344" style:font-name-asian="標楷體1"/>
    </style:style>
    <style:style style:name="T182" style:family="text">
      <style:text-properties style:font-name="標楷體1" officeooo:rsid="45ee1c23" style:font-name-asian="標楷體1"/>
    </style:style>
    <style:style style:name="T183" style:family="text">
      <style:text-properties style:font-name="標楷體1" officeooo:rsid="45f8f445" style:font-name-asian="標楷體1"/>
    </style:style>
    <style:style style:name="T184" style:family="text">
      <style:text-properties style:font-name="標楷體1" officeooo:rsid="46073d4f" style:font-name-asian="標楷體1"/>
    </style:style>
    <style:style style:name="T185" style:family="text">
      <style:text-properties style:font-name="標楷體1" officeooo:rsid="460e5b0b" style:font-name-asian="標楷體1"/>
    </style:style>
    <style:style style:name="T186" style:family="text">
      <style:text-properties style:font-name="標楷體1" officeooo:rsid="460ff8f4" style:font-name-asian="標楷體1"/>
    </style:style>
    <style:style style:name="T187" style:family="text">
      <style:text-properties style:font-name="標楷體1" officeooo:rsid="46317759" style:font-name-asian="標楷體1"/>
    </style:style>
    <style:style style:name="T188" style:family="text">
      <style:text-properties style:font-name="標楷體1" officeooo:rsid="465a8fae" style:font-name-asian="標楷體1"/>
    </style:style>
    <style:style style:name="T189" style:family="text">
      <style:text-properties style:font-name="標楷體1" officeooo:rsid="4663caf0" style:font-name-asian="標楷體1"/>
    </style:style>
    <style:style style:name="T190" style:family="text">
      <style:text-properties style:font-name="標楷體1" officeooo:rsid="46651652" style:font-name-asian="標楷體1"/>
    </style:style>
    <style:style style:name="T191" style:family="text">
      <style:text-properties style:font-name="標楷體1" officeooo:rsid="46667fd6" style:font-name-asian="標楷體1"/>
    </style:style>
    <style:style style:name="T192" style:family="text">
      <style:text-properties style:font-name="標楷體1" officeooo:rsid="466c1315" style:font-name-asian="標楷體1"/>
    </style:style>
    <style:style style:name="T193" style:family="text">
      <style:text-properties style:font-name="標楷體1" officeooo:rsid="466c2ae8" style:font-name-asian="標楷體1"/>
    </style:style>
    <style:style style:name="T194" style:family="text">
      <style:text-properties style:font-name="標楷體1" officeooo:rsid="466d90c3" style:font-name-asian="標楷體1"/>
    </style:style>
    <style:style style:name="T195" style:family="text">
      <style:text-properties style:font-name="標楷體1" officeooo:rsid="467072ca" style:font-name-asian="標楷體1"/>
    </style:style>
    <style:style style:name="T196" style:family="text">
      <style:text-properties style:font-name="標楷體1" officeooo:rsid="46741d3e" style:font-name-asian="標楷體1"/>
    </style:style>
    <style:style style:name="T197" style:family="text">
      <style:text-properties style:font-name="標楷體1" officeooo:rsid="46873b8f" style:font-name-asian="標楷體1"/>
    </style:style>
    <style:style style:name="T198" style:family="text">
      <style:text-properties style:font-name="標楷體1" officeooo:rsid="4687e4a6" style:font-name-asian="標楷體1"/>
    </style:style>
    <style:style style:name="T199" style:family="text">
      <style:text-properties style:font-name="標楷體1" officeooo:rsid="468a40da" style:font-name-asian="標楷體1"/>
    </style:style>
    <style:style style:name="T200" style:family="text">
      <style:text-properties style:font-name="標楷體1" officeooo:rsid="468d881c" style:font-name-asian="標楷體1"/>
    </style:style>
    <style:style style:name="T201" style:family="text">
      <style:text-properties style:font-name="標楷體1" officeooo:rsid="468df5f6" style:font-name-asian="標楷體1"/>
    </style:style>
    <style:style style:name="T202" style:family="text">
      <style:text-properties style:font-name="標楷體1" officeooo:rsid="46985659" style:font-name-asian="標楷體1"/>
    </style:style>
    <style:style style:name="T203" style:family="text">
      <style:text-properties style:font-name="標楷體1" officeooo:rsid="4699b421" style:font-name-asian="標楷體1"/>
    </style:style>
    <style:style style:name="T204" style:family="text">
      <style:text-properties style:font-name="標楷體1" officeooo:rsid="469dc6c9" style:font-name-asian="標楷體1"/>
    </style:style>
    <style:style style:name="T205" style:family="text">
      <style:text-properties style:font-name="標楷體1" officeooo:rsid="46a64fbe" style:font-name-asian="標楷體1"/>
    </style:style>
    <style:style style:name="T206" style:family="text">
      <style:text-properties style:font-name="標楷體1" officeooo:rsid="46bed878" style:font-name-asian="標楷體1"/>
    </style:style>
    <style:style style:name="T207" style:family="text">
      <style:text-properties style:font-name="標楷體1" officeooo:rsid="46c61906" style:font-name-asian="標楷體1"/>
    </style:style>
    <style:style style:name="T208" style:family="text">
      <style:text-properties style:font-name="標楷體1" officeooo:rsid="46c75240" style:font-name-asian="標楷體1"/>
    </style:style>
    <style:style style:name="T209" style:family="text">
      <style:text-properties style:font-name="標楷體1" officeooo:rsid="46e085f5" style:font-name-asian="標楷體1"/>
    </style:style>
    <style:style style:name="T210" style:family="text">
      <style:text-properties style:font-name="標楷體1" officeooo:rsid="46e20cb6" style:font-name-asian="標楷體1"/>
    </style:style>
    <style:style style:name="T211" style:family="text">
      <style:text-properties style:font-name="標楷體1" officeooo:rsid="46e28237" style:font-name-asian="標楷體1"/>
    </style:style>
    <style:style style:name="T212" style:family="text">
      <style:text-properties style:font-name="標楷體1" officeooo:rsid="46e42837" style:font-name-asian="標楷體1"/>
    </style:style>
    <style:style style:name="T213" style:family="text">
      <style:text-properties style:font-name="標楷體1" officeooo:rsid="46a2f580" style:font-name-asian="標楷體1"/>
    </style:style>
    <style:style style:name="T214" style:family="text">
      <style:text-properties style:font-name="標楷體1" officeooo:rsid="46e71409" style:font-name-asian="標楷體1"/>
    </style:style>
    <style:style style:name="T215" style:family="text">
      <style:text-properties style:font-name="標楷體1" officeooo:rsid="46e75e7c" style:font-name-asian="標楷體1"/>
    </style:style>
    <style:style style:name="T216" style:family="text">
      <style:text-properties style:font-name="標楷體1" officeooo:rsid="4568afd3" style:font-name-asian="標楷體1"/>
    </style:style>
    <style:style style:name="T217" style:family="text">
      <style:text-properties style:font-name="標楷體1" officeooo:rsid="46efe457" style:font-name-asian="標楷體1"/>
    </style:style>
    <style:style style:name="T218" style:family="text">
      <style:text-properties style:font-name="標楷體1" officeooo:rsid="46f0f47e" style:font-name-asian="標楷體1"/>
    </style:style>
    <style:style style:name="T219" style:family="text">
      <style:text-properties style:font-name="標楷體1" officeooo:rsid="470d603d" style:font-name-asian="標楷體1"/>
    </style:style>
    <style:style style:name="T220" style:family="text">
      <style:text-properties style:font-name="標楷體1" officeooo:rsid="470f3c0c" style:font-name-asian="標楷體1"/>
    </style:style>
    <style:style style:name="T221" style:family="text">
      <style:text-properties style:font-name="標楷體1" officeooo:rsid="4720fdd2" style:font-name-asian="標楷體1"/>
    </style:style>
    <style:style style:name="T222" style:family="text">
      <style:text-properties style:font-name="標楷體1" officeooo:rsid="47403411" style:font-name-asian="標楷體1"/>
    </style:style>
    <style:style style:name="T223" style:family="text">
      <style:text-properties style:font-name="標楷體1" officeooo:rsid="474ab681" style:font-name-asian="標楷體1"/>
    </style:style>
    <style:style style:name="T224" style:family="text">
      <style:text-properties style:font-name="標楷體1" officeooo:rsid="474de799" style:font-name-asian="標楷體1"/>
    </style:style>
    <style:style style:name="T225" style:family="text">
      <style:text-properties style:font-name="標楷體1" officeooo:rsid="47637b2e" style:font-name-asian="標楷體1"/>
    </style:style>
    <style:style style:name="T226" style:family="text">
      <style:text-properties style:font-name="標楷體1" officeooo:rsid="4763b6ab" style:font-name-asian="標楷體1"/>
    </style:style>
    <style:style style:name="T227" style:family="text">
      <style:text-properties style:font-name="標楷體1" officeooo:rsid="476d0f0e" style:font-name-asian="標楷體1"/>
    </style:style>
    <style:style style:name="T228" style:family="text">
      <style:text-properties style:font-name="標楷體1" officeooo:rsid="47718ced" style:font-name-asian="標楷體1"/>
    </style:style>
    <style:style style:name="T229" style:family="text">
      <style:text-properties style:font-name="標楷體1" officeooo:rsid="47c63201" style:font-name-asian="標楷體1"/>
    </style:style>
    <style:style style:name="T230" style:family="text">
      <style:text-properties style:font-name="標楷體1" officeooo:rsid="47c7559b" style:font-name-asian="標楷體1"/>
    </style:style>
    <style:style style:name="T231" style:family="text">
      <style:text-properties style:font-name="標楷體1" officeooo:rsid="47d253d8" style:font-name-asian="標楷體1"/>
    </style:style>
    <style:style style:name="T232" style:family="text">
      <style:text-properties style:font-name="標楷體1" officeooo:rsid="47d36654" style:font-name-asian="標楷體1"/>
    </style:style>
    <style:style style:name="T233" style:family="text">
      <style:text-properties style:font-name="標楷體1" officeooo:rsid="477d5645" style:font-name-asian="標楷體1"/>
    </style:style>
    <style:style style:name="T234" style:family="text">
      <style:text-properties style:font-name="標楷體1" officeooo:rsid="478afb3e" style:font-name-asian="標楷體1"/>
    </style:style>
    <style:style style:name="T235" style:family="text">
      <style:text-properties style:font-name="標楷體1" officeooo:rsid="47911a6b" style:font-name-asian="標楷體1"/>
    </style:style>
    <style:style style:name="T236" style:family="text">
      <style:text-properties style:font-name="標楷體1" officeooo:rsid="47915556" style:font-name-asian="標楷體1"/>
    </style:style>
    <style:style style:name="T237" style:family="text">
      <style:text-properties style:font-name="標楷體1" officeooo:rsid="47a1bdd7" style:font-name-asian="標楷體1"/>
    </style:style>
    <style:style style:name="T238" style:family="text">
      <style:text-properties style:font-name="標楷體1" officeooo:rsid="47a4e926" style:font-name-asian="標楷體1"/>
    </style:style>
    <style:style style:name="T239" style:family="text">
      <style:text-properties style:font-name="標楷體1" officeooo:rsid="47a9ff0e" style:font-name-asian="標楷體1"/>
    </style:style>
    <style:style style:name="T240" style:family="text">
      <style:text-properties style:font-name="標楷體1" officeooo:rsid="47ab57d4" style:font-name-asian="標楷體1"/>
    </style:style>
    <style:style style:name="T241" style:family="text">
      <style:text-properties style:font-name="標楷體1" officeooo:rsid="47adf1f7" style:font-name-asian="標楷體1"/>
    </style:style>
    <style:style style:name="T242" style:family="text">
      <style:text-properties style:font-name="標楷體1" officeooo:rsid="47b1697c" style:font-name-asian="標楷體1"/>
    </style:style>
    <style:style style:name="T243" style:family="text">
      <style:text-properties style:font-name="標楷體1" officeooo:rsid="47b509b3" style:font-name-asian="標楷體1"/>
    </style:style>
    <style:style style:name="T244" style:family="text">
      <style:text-properties style:font-name="標楷體1" officeooo:rsid="47b78776" style:font-name-asian="標楷體1"/>
    </style:style>
    <style:style style:name="T245" style:family="text">
      <style:text-properties style:font-name="標楷體1" officeooo:rsid="47be04ac" style:font-name-asian="標楷體1"/>
    </style:style>
    <style:style style:name="T246" style:family="text">
      <style:text-properties style:font-name="標楷體1" officeooo:rsid="47be6b6c" style:font-name-asian="標楷體1"/>
    </style:style>
    <style:style style:name="T247" style:family="text">
      <style:text-properties style:font-name="標楷體1" officeooo:rsid="47cf6ce8" style:font-name-asian="標楷體1"/>
    </style:style>
    <style:style style:name="T248" style:family="text">
      <style:text-properties style:font-name="標楷體1" officeooo:rsid="477dea5f" style:font-name-asian="標楷體1"/>
    </style:style>
    <style:style style:name="T249" style:family="text">
      <style:text-properties style:font-name="標楷體1" officeooo:rsid="4793b230" style:font-name-asian="標楷體1"/>
    </style:style>
    <style:style style:name="T250" style:family="text">
      <style:text-properties style:font-name="標楷體1" officeooo:rsid="479665e2" style:font-name-asian="標楷體1"/>
    </style:style>
    <style:style style:name="T251" style:family="text">
      <style:text-properties style:font-name="標楷體1" officeooo:rsid="47c8f236" style:font-name-asian="標楷體1"/>
    </style:style>
    <style:style style:name="T252" style:family="text">
      <style:text-properties style:font-name="標楷體1" officeooo:rsid="47e65462" style:font-name-asian="標楷體1"/>
    </style:style>
    <style:style style:name="T253" style:family="text">
      <style:text-properties style:font-name="標楷體1" officeooo:rsid="47eaf06e" style:font-name-asian="標楷體1"/>
    </style:style>
    <style:style style:name="T254" style:family="text">
      <style:text-properties style:font-name="標楷體1" officeooo:rsid="47eca146" style:font-name-asian="標楷體1"/>
    </style:style>
    <style:style style:name="T255" style:family="text">
      <style:text-properties style:font-name="標楷體1" officeooo:rsid="48192823" style:font-name-asian="標楷體1"/>
    </style:style>
    <style:style style:name="T256" style:family="text">
      <style:text-properties style:font-name="標楷體1" officeooo:rsid="48198300" style:font-name-asian="標楷體1"/>
    </style:style>
    <style:style style:name="T257" style:family="text">
      <style:text-properties style:font-name="標楷體1" officeooo:rsid="48203310" style:font-name-asian="標楷體1"/>
    </style:style>
    <style:style style:name="T258" style:family="text">
      <style:text-properties style:font-name="標楷體1" officeooo:rsid="4822004e" style:font-name-asian="標楷體1"/>
    </style:style>
    <style:style style:name="T259" style:family="text">
      <style:text-properties style:font-name="標楷體1" officeooo:rsid="48672552" style:font-name-asian="標楷體1"/>
    </style:style>
    <style:style style:name="T260" style:family="text">
      <style:text-properties style:font-name="標楷體1" officeooo:rsid="47ede047" style:font-name-asian="標楷體1"/>
    </style:style>
    <style:style style:name="T261" style:family="text">
      <style:text-properties style:font-name="標楷體1" officeooo:rsid="4831564f" style:font-name-asian="標楷體1"/>
    </style:style>
    <style:style style:name="T262" style:family="text">
      <style:text-properties style:font-name="標楷體1" officeooo:rsid="4866c284" style:font-name-asian="標楷體1"/>
    </style:style>
    <style:style style:name="T263" style:family="text">
      <style:text-properties style:font-name="標楷體1" officeooo:rsid="48688444" style:font-name-asian="標楷體1"/>
    </style:style>
    <style:style style:name="T264" style:family="text">
      <style:text-properties style:font-name="標楷體1" officeooo:rsid="48703279" style:font-name-asian="標楷體1"/>
    </style:style>
    <style:style style:name="T265" style:family="text">
      <style:text-properties style:font-name="標楷體1" officeooo:rsid="4888e5ea" style:font-name-asian="標楷體1"/>
    </style:style>
    <style:style style:name="T266" style:family="text">
      <style:text-properties style:font-name="標楷體1" officeooo:rsid="4894eb8b" style:font-name-asian="標楷體1"/>
    </style:style>
    <style:style style:name="T267" style:family="text">
      <style:text-properties style:font-name="標楷體1" officeooo:rsid="4896e3fc" style:font-name-asian="標楷體1"/>
    </style:style>
    <style:style style:name="T268" style:family="text">
      <style:text-properties style:font-name="標楷體1" officeooo:rsid="48ab21ee" style:font-name-asian="標楷體1"/>
    </style:style>
    <style:style style:name="T269" style:family="text">
      <style:text-properties style:font-name="標楷體1" officeooo:rsid="48ad6c2b" style:font-name-asian="標楷體1"/>
    </style:style>
    <style:style style:name="T270" style:family="text">
      <style:text-properties style:font-name="標楷體1" officeooo:rsid="4800f3f3" style:font-name-asian="標楷體1"/>
    </style:style>
    <style:style style:name="T271" style:family="text">
      <style:text-properties style:font-name="標楷體1" officeooo:rsid="482379fb" style:font-name-asian="標楷體1"/>
    </style:style>
    <style:style style:name="T272" style:family="text">
      <style:text-properties style:font-name="標楷體1" officeooo:rsid="482618f3" style:font-name-asian="標楷體1"/>
    </style:style>
    <style:style style:name="T273" style:family="text">
      <style:text-properties style:font-name="標楷體1" officeooo:rsid="48320f33" style:font-name-asian="標楷體1"/>
    </style:style>
    <style:style style:name="T274" style:family="text">
      <style:text-properties style:font-name="標楷體1" officeooo:rsid="48380cb4" style:font-name-asian="標楷體1"/>
    </style:style>
    <style:style style:name="T275" style:family="text">
      <style:text-properties style:font-name="標楷體1" officeooo:rsid="48581fc8" style:font-name-asian="標楷體1"/>
    </style:style>
    <style:style style:name="T276" style:family="text">
      <style:text-properties style:font-name="標楷體1" officeooo:rsid="4858cfde" style:font-name-asian="標楷體1"/>
    </style:style>
    <style:style style:name="T277" style:family="text">
      <style:text-properties style:font-name="標楷體1" officeooo:rsid="48590150" style:font-name-asian="標楷體1"/>
    </style:style>
    <style:style style:name="T278" style:family="text">
      <style:text-properties style:font-name="標楷體1" officeooo:rsid="48620899" style:font-name-asian="標楷體1"/>
    </style:style>
    <style:style style:name="T279" style:family="text">
      <style:text-properties style:font-name="標楷體1" officeooo:rsid="48637bf9" style:font-name-asian="標楷體1"/>
    </style:style>
    <style:style style:name="T280" style:family="text">
      <style:text-properties style:font-name="標楷體1" officeooo:rsid="487a05df" style:font-name-asian="標楷體1"/>
    </style:style>
    <style:style style:name="T281" style:family="text">
      <style:text-properties style:font-name="標楷體1" officeooo:rsid="487b39fd" style:font-name-asian="標楷體1"/>
    </style:style>
    <style:style style:name="T282" style:family="text">
      <style:text-properties style:font-name="標楷體1" officeooo:rsid="4881c074" style:font-name-asian="標楷體1"/>
    </style:style>
    <style:style style:name="T283" style:family="text">
      <style:text-properties style:font-name="標楷體1" officeooo:rsid="489e6dfa" style:font-name-asian="標楷體1"/>
    </style:style>
    <style:style style:name="T284" style:family="text">
      <style:text-properties style:font-name="標楷體1" officeooo:rsid="489fdc08" style:font-name-asian="標楷體1"/>
    </style:style>
    <style:style style:name="T285" style:family="text">
      <style:text-properties style:font-name="標楷體1" officeooo:rsid="48a10789" style:font-name-asian="標楷體1"/>
    </style:style>
    <style:style style:name="T286" style:family="text">
      <style:text-properties style:font-name="標楷體1" officeooo:rsid="48ae4798" style:font-name-asian="標楷體1"/>
    </style:style>
    <style:style style:name="T287" style:family="text">
      <style:text-properties style:font-name="標楷體1" officeooo:rsid="48c4f961" style:font-name-asian="標楷體1"/>
    </style:style>
    <style:style style:name="T288" style:family="text">
      <style:text-properties style:font-name="標楷體1" officeooo:rsid="48d08ce0" style:font-name-asian="標楷體1"/>
    </style:style>
    <style:style style:name="T289" style:family="text">
      <style:text-properties style:font-name="標楷體1" officeooo:rsid="48d9eb1b" style:font-name-asian="標楷體1"/>
    </style:style>
    <style:style style:name="T290" style:family="text">
      <style:text-properties style:font-name="標楷體1" officeooo:rsid="48dbfebb" style:font-name-asian="標楷體1"/>
    </style:style>
    <style:style style:name="T291" style:family="text">
      <style:text-properties style:font-name="標楷體1" officeooo:rsid="48dccc52" style:font-name-asian="標楷體1"/>
    </style:style>
    <style:style style:name="T292" style:family="text">
      <style:text-properties style:font-name="標楷體1" officeooo:rsid="41ade180"/>
    </style:style>
    <style:style style:name="T293" style:family="text">
      <style:text-properties style:font-name="標楷體1" officeooo:rsid="41c0cd42"/>
    </style:style>
    <style:style style:name="T294" style:family="text">
      <style:text-properties style:font-name="標楷體1" officeooo:rsid="42237d0b"/>
    </style:style>
    <style:style style:name="T295" style:family="text">
      <style:text-properties style:font-name="標楷體1" officeooo:rsid="423369bb"/>
    </style:style>
    <style:style style:name="T296" style:family="text">
      <style:text-properties style:font-name="標楷體1" officeooo:rsid="423dd118"/>
    </style:style>
    <style:style style:name="T297" style:family="text">
      <style:text-properties style:font-name="標楷體1" officeooo:rsid="4245028a"/>
    </style:style>
    <style:style style:name="T298" style:family="text">
      <style:text-properties style:font-name="標楷體1" officeooo:rsid="42460a91"/>
    </style:style>
    <style:style style:name="T299" style:family="text">
      <style:text-properties style:font-name="標楷體1" officeooo:rsid="424a1ac0"/>
    </style:style>
    <style:style style:name="T300" style:family="text">
      <style:text-properties style:font-name="標楷體1" officeooo:rsid="424d6b5b"/>
    </style:style>
    <style:style style:name="T301" style:family="text">
      <style:text-properties style:font-name="標楷體1" style:text-underline-style="solid" style:text-underline-width="auto" style:text-underline-color="font-color" officeooo:rsid="41cac6e2"/>
    </style:style>
    <style:style style:name="T302" style:family="text">
      <style:text-properties style:font-name="標楷體1" officeooo:rsid="41cac6e2"/>
    </style:style>
    <style:style style:name="T303" style:family="text">
      <style:text-properties style:font-name="標楷體1" officeooo:rsid="41faa405"/>
    </style:style>
    <style:style style:name="T304" style:family="text">
      <style:text-properties style:font-name="標楷體1" officeooo:rsid="42835716"/>
    </style:style>
    <style:style style:name="T305" style:family="text">
      <style:text-properties style:font-name="標楷體1" officeooo:rsid="3b2e013a"/>
    </style:style>
    <style:style style:name="T306" style:family="text">
      <style:text-properties style:font-name="標楷體1" officeooo:rsid="424dc5d3"/>
    </style:style>
    <style:style style:name="T307" style:family="text">
      <style:text-properties style:font-name="標楷體1" officeooo:rsid="42502993"/>
    </style:style>
    <style:style style:name="T308" style:family="text">
      <style:text-properties style:font-name="標楷體1" officeooo:rsid="428bb48f"/>
    </style:style>
    <style:style style:name="T309" style:family="text">
      <style:text-properties style:font-name="標楷體1" officeooo:rsid="4268500f"/>
    </style:style>
    <style:style style:name="T310" style:family="text">
      <style:text-properties style:font-name="標楷體1" officeooo:rsid="428c903e"/>
    </style:style>
    <style:style style:name="T311" style:family="text">
      <style:text-properties style:font-name="標楷體1" officeooo:rsid="41c435a0"/>
    </style:style>
    <style:style style:name="T312" style:family="text">
      <style:text-properties style:font-name="標楷體1" officeooo:rsid="428e27a7"/>
    </style:style>
    <style:style style:name="T313" style:family="text">
      <style:text-properties style:font-name="標楷體1" officeooo:rsid="428ea8f9"/>
    </style:style>
    <style:style style:name="T314" style:family="text">
      <style:text-properties style:font-name="標楷體1" officeooo:rsid="4291618a"/>
    </style:style>
    <style:style style:name="T315" style:family="text">
      <style:text-properties style:font-name="標楷體1" officeooo:rsid="429f6d12"/>
    </style:style>
    <style:style style:name="T316" style:family="text">
      <style:text-properties style:font-name="標楷體1" officeooo:rsid="42a016a2"/>
    </style:style>
    <style:style style:name="T317" style:family="text">
      <style:text-properties style:font-name="標楷體1" officeooo:rsid="42a1cc18"/>
    </style:style>
    <style:style style:name="T318" style:family="text">
      <style:text-properties style:font-name="標楷體1" officeooo:rsid="42a81e08"/>
    </style:style>
    <style:style style:name="T319" style:family="text">
      <style:text-properties style:font-name="標楷體1" officeooo:rsid="42acc8f1"/>
    </style:style>
    <style:style style:name="T320" style:family="text">
      <style:text-properties style:font-name="標楷體1" officeooo:rsid="42ad9813"/>
    </style:style>
    <style:style style:name="T321" style:family="text">
      <style:text-properties style:font-name="標楷體1" officeooo:rsid="42bdd6e8"/>
    </style:style>
    <style:style style:name="T322" style:family="text">
      <style:text-properties style:font-name="標楷體1" officeooo:rsid="4239d6e5"/>
    </style:style>
    <style:style style:name="T323" style:family="text">
      <style:text-properties style:font-name="標楷體1" officeooo:rsid="4319ed4c"/>
    </style:style>
    <style:style style:name="T324" style:family="text">
      <style:text-properties style:font-name="標楷體1" officeooo:rsid="4326962b" style:font-name-asian="標楷體" style:font-name-complex="標楷體"/>
    </style:style>
    <style:style style:name="T325" style:family="text">
      <style:text-properties style:font-name="標楷體1" officeooo:rsid="453d8d07" style:font-name-asian="標楷體" style:font-name-complex="標楷體"/>
    </style:style>
    <style:style style:name="T326" style:family="text">
      <style:text-properties style:font-name="標楷體1" officeooo:rsid="453d8d07" style:font-name-asian="標楷體"/>
    </style:style>
    <style:style style:name="T327" style:family="text">
      <style:text-properties style:font-name="標楷體1" officeooo:rsid="43f6fc91"/>
    </style:style>
    <style:style style:name="T328" style:family="text">
      <style:text-properties style:font-name="標楷體1" officeooo:rsid="43f7edea"/>
    </style:style>
    <style:style style:name="T329" style:family="text">
      <style:text-properties style:font-name="標楷體1" officeooo:rsid="4429a8f9"/>
    </style:style>
    <style:style style:name="T330" style:family="text">
      <style:text-properties style:font-name="標楷體1" officeooo:rsid="43331be4"/>
    </style:style>
    <style:style style:name="T331" style:family="text">
      <style:text-properties style:font-name="標楷體1" officeooo:rsid="43f94849"/>
    </style:style>
    <style:style style:name="T332" style:family="text">
      <style:text-properties style:font-name="標楷體1" officeooo:rsid="4331f2a5"/>
    </style:style>
    <style:style style:name="T333" style:family="text">
      <style:text-properties style:font-name="標楷體1" officeooo:rsid="43fd0e3b"/>
    </style:style>
    <style:style style:name="T334" style:family="text">
      <style:text-properties style:font-name="標楷體1" officeooo:rsid="44268130"/>
    </style:style>
    <style:style style:name="T335" style:family="text">
      <style:text-properties style:font-name="標楷體1" officeooo:rsid="4532761d" style:font-name-asian="Liberation Serif1" style:font-name-complex="Liberation Serif1"/>
    </style:style>
    <style:style style:name="T336" style:family="text">
      <style:text-properties style:font-name="標楷體1" officeooo:rsid="47c8f236" style:font-name-asian="Liberation Serif1" style:font-name-complex="Liberation Serif1"/>
    </style:style>
    <style:style style:name="T337" style:family="text">
      <style:text-properties style:text-position="super 58%" style:font-name="標楷體1" style:font-name-asian="標楷體1"/>
    </style:style>
    <style:style style:name="T338" style:family="text">
      <style:text-properties style:text-position="super 58%" style:font-name="標楷體1" officeooo:rsid="41b0df4e" style:font-name-asian="標楷體1"/>
    </style:style>
    <style:style style:name="T339" style:family="text">
      <style:text-properties style:text-position="super 58%" style:font-name="標楷體1" officeooo:rsid="41bfd21a" style:font-name-asian="標楷體1"/>
    </style:style>
    <style:style style:name="T340" style:family="text">
      <style:text-properties style:text-position="super 58%" style:font-name="標楷體1" officeooo:rsid="41e54cd2" style:font-name-asian="標楷體1"/>
    </style:style>
    <style:style style:name="T341" style:family="text">
      <style:text-properties style:text-position="super 58%" style:font-name="標楷體1" officeooo:rsid="41e9988a" style:font-name-asian="標楷體1"/>
    </style:style>
    <style:style style:name="T342" style:family="text">
      <style:text-properties style:text-position="super 58%" style:font-name="標楷體1" officeooo:rsid="41ed2463" style:font-name-asian="標楷體1"/>
    </style:style>
    <style:style style:name="T343" style:family="text">
      <style:text-properties style:text-position="super 58%" style:font-name="標楷體1" officeooo:rsid="41faa897" style:font-name-asian="標楷體1"/>
    </style:style>
    <style:style style:name="T344" style:family="text">
      <style:text-properties style:text-position="super 58%" style:font-name="標楷體1" officeooo:rsid="41fc0a8d" style:font-name-asian="標楷體1"/>
    </style:style>
    <style:style style:name="T345" style:family="text">
      <style:text-properties style:text-position="super 58%" style:font-name="標楷體1" officeooo:rsid="41fe5a10" style:font-name-asian="標楷體1"/>
    </style:style>
    <style:style style:name="T346" style:family="text">
      <style:text-properties style:text-position="super 58%" style:font-name="標楷體1" officeooo:rsid="41ff5f53" style:font-name-asian="標楷體1"/>
    </style:style>
    <style:style style:name="T347" style:family="text">
      <style:text-properties style:text-position="super 58%" style:font-name="標楷體1" officeooo:rsid="4201ef81" style:font-name-asian="標楷體1"/>
    </style:style>
    <style:style style:name="T348" style:family="text">
      <style:text-properties style:text-position="super 58%" style:font-name="標楷體1" officeooo:rsid="4203448e" style:font-name-asian="標楷體1"/>
    </style:style>
    <style:style style:name="T349" style:family="text">
      <style:text-properties style:text-position="super 58%" style:font-name="標楷體1" officeooo:rsid="4213ece1" style:font-name-asian="標楷體1"/>
    </style:style>
    <style:style style:name="T350" style:family="text">
      <style:text-properties style:text-position="super 58%" style:font-name="標楷體1" officeooo:rsid="4215f6c6" style:font-name-asian="標楷體1"/>
    </style:style>
    <style:style style:name="T351" style:family="text">
      <style:text-properties style:text-position="super 58%" style:font-name="標楷體1" officeooo:rsid="4216bfe4" style:font-name-asian="標楷體1"/>
    </style:style>
    <style:style style:name="T352" style:family="text">
      <style:text-properties style:text-position="super 58%" style:font-name="標楷體1" officeooo:rsid="42186735" style:font-name-asian="標楷體1"/>
    </style:style>
    <style:style style:name="T353" style:family="text">
      <style:text-properties style:text-position="super 58%" style:font-name="標楷體1" officeooo:rsid="42197695" style:font-name-asian="標楷體1"/>
    </style:style>
    <style:style style:name="T354" style:family="text">
      <style:text-properties style:text-position="super 58%" style:font-name="標楷體1" officeooo:rsid="42263263" style:font-name-asian="標楷體1"/>
    </style:style>
    <style:style style:name="T355" style:family="text">
      <style:text-properties style:text-position="super 58%" style:font-name="標楷體1" officeooo:rsid="423dd118" style:font-name-asian="標楷體1"/>
    </style:style>
    <style:style style:name="T356" style:family="text">
      <style:text-properties style:text-position="super 58%" style:font-name="標楷體1" officeooo:rsid="42460a91" style:font-name-asian="標楷體1"/>
    </style:style>
    <style:style style:name="T357" style:family="text">
      <style:text-properties style:text-position="super 58%" style:font-name="標楷體1" officeooo:rsid="42ca1aff" style:font-name-asian="標楷體1" style:font-name-complex="標楷體"/>
    </style:style>
    <style:style style:name="T358" style:family="text">
      <style:text-properties style:text-position="super 58%" style:font-name="標楷體1" officeooo:rsid="4687e4a6" style:font-name-asian="標楷體1" style:font-name-complex="標楷體"/>
    </style:style>
    <style:style style:name="T359" style:family="text">
      <style:text-properties style:text-position="super 58%" style:font-name="標楷體1" officeooo:rsid="469fbb4d" style:font-name-asian="標楷體1" style:font-name-complex="標楷體"/>
    </style:style>
    <style:style style:name="T360" style:family="text">
      <style:text-properties style:text-position="super 58%" style:font-name="標楷體1" officeooo:rsid="46a198eb" style:font-name-asian="標楷體1" style:font-name-complex="標楷體"/>
    </style:style>
    <style:style style:name="T361" style:family="text">
      <style:text-properties style:text-position="super 58%" style:font-name="標楷體1" officeooo:rsid="46e3fd70" style:font-name-asian="標楷體1" style:font-name-complex="標楷體"/>
    </style:style>
    <style:style style:name="T362" style:family="text">
      <style:text-properties style:text-position="super 58%" style:font-name="標楷體1" officeooo:rsid="46f4e2b5" style:font-name-asian="標楷體1" style:font-name-complex="標楷體"/>
    </style:style>
    <style:style style:name="T363" style:family="text">
      <style:text-properties style:text-position="super 58%" style:font-name="標楷體1" officeooo:rsid="47026c49" style:font-name-asian="標楷體1" style:font-name-complex="標楷體"/>
    </style:style>
    <style:style style:name="T364" style:family="text">
      <style:text-properties style:text-position="super 58%" style:font-name="標楷體1" officeooo:rsid="4705ad10" style:font-name-asian="標楷體1" style:font-name-complex="標楷體"/>
    </style:style>
    <style:style style:name="T365" style:family="text">
      <style:text-properties style:text-position="super 58%" style:font-name="標楷體1" officeooo:rsid="4707e5c1" style:font-name-asian="標楷體1" style:font-name-complex="標楷體"/>
    </style:style>
    <style:style style:name="T366" style:family="text">
      <style:text-properties style:text-position="super 58%" style:font-name="標楷體1" officeooo:rsid="454c686f" style:font-name-asian="標楷體1" style:font-name-complex="標楷體"/>
    </style:style>
    <style:style style:name="T367" style:family="text">
      <style:text-properties style:text-position="super 58%" style:font-name="標楷體1" officeooo:rsid="42d90bb5" style:font-name-asian="標楷體1"/>
    </style:style>
    <style:style style:name="T368" style:family="text">
      <style:text-properties style:text-position="super 58%" style:font-name="標楷體1" officeooo:rsid="434f66d2" style:font-name-asian="標楷體1"/>
    </style:style>
    <style:style style:name="T369" style:family="text">
      <style:text-properties style:text-position="super 58%" style:font-name="標楷體1" officeooo:rsid="4475d535" style:font-name-asian="標楷體1"/>
    </style:style>
    <style:style style:name="T370" style:family="text">
      <style:text-properties style:text-position="super 58%" style:font-name="標楷體1" officeooo:rsid="447ad1e6" style:font-name-asian="標楷體1"/>
    </style:style>
    <style:style style:name="T371" style:family="text">
      <style:text-properties style:text-position="super 58%" style:font-name="標楷體1" officeooo:rsid="447e9e12" style:font-name-asian="標楷體1"/>
    </style:style>
    <style:style style:name="T372" style:family="text">
      <style:text-properties style:text-position="super 58%" style:font-name="標楷體1" officeooo:rsid="449bcc68" style:font-name-asian="標楷體1"/>
    </style:style>
    <style:style style:name="T373" style:family="text">
      <style:text-properties style:text-position="super 58%" style:font-name="標楷體1" officeooo:rsid="45510aa2" style:font-name-asian="標楷體1"/>
    </style:style>
    <style:style style:name="T374" style:family="text">
      <style:text-properties style:text-position="super 58%" style:font-name="標楷體1" officeooo:rsid="4562d934" style:font-name-asian="標楷體1"/>
    </style:style>
    <style:style style:name="T375" style:family="text">
      <style:text-properties style:text-position="super 58%" style:font-name="標楷體1" officeooo:rsid="45bcbff6" style:font-name-asian="標楷體1"/>
    </style:style>
    <style:style style:name="T376" style:family="text">
      <style:text-properties style:text-position="super 58%" style:font-name="標楷體1" officeooo:rsid="45bce468" style:font-name-asian="標楷體1"/>
    </style:style>
    <style:style style:name="T377" style:family="text">
      <style:text-properties style:text-position="super 58%" style:font-name="標楷體1" officeooo:rsid="45d8ab01" style:font-name-asian="標楷體1"/>
    </style:style>
    <style:style style:name="T378" style:family="text">
      <style:text-properties style:text-position="super 58%" style:font-name="標楷體1" officeooo:rsid="46873b8f" style:font-name-asian="標楷體1"/>
    </style:style>
    <style:style style:name="T379" style:family="text">
      <style:text-properties style:text-position="super 58%" style:font-name="標楷體1" officeooo:rsid="4688abb5" style:font-name-asian="標楷體1"/>
    </style:style>
    <style:style style:name="T380" style:family="text">
      <style:text-properties style:text-position="super 58%" style:font-name="標楷體1" officeooo:rsid="468a40da" style:font-name-asian="標楷體1"/>
    </style:style>
    <style:style style:name="T381" style:family="text">
      <style:text-properties style:text-position="super 58%" style:font-name="標楷體1" officeooo:rsid="468c117b" style:font-name-asian="標楷體1"/>
    </style:style>
    <style:style style:name="T382" style:family="text">
      <style:text-properties style:text-position="super 58%" style:font-name="標楷體1" officeooo:rsid="46925b29" style:font-name-asian="標楷體1"/>
    </style:style>
    <style:style style:name="T383" style:family="text">
      <style:text-properties style:text-position="super 58%" style:font-name="標楷體1" officeooo:rsid="469fbb4d" style:font-name-asian="標楷體1"/>
    </style:style>
    <style:style style:name="T384" style:family="text">
      <style:text-properties style:text-position="super 58%" style:font-name="標楷體1" officeooo:rsid="46a5d052" style:font-name-asian="標楷體1"/>
    </style:style>
    <style:style style:name="T385" style:family="text">
      <style:text-properties style:text-position="super 58%" style:font-name="標楷體1" officeooo:rsid="46a60ce3" style:font-name-asian="標楷體1"/>
    </style:style>
    <style:style style:name="T386" style:family="text">
      <style:text-properties style:text-position="super 58%" style:font-name="標楷體1" officeooo:rsid="46b13fcb" style:font-name-asian="標楷體1"/>
    </style:style>
    <style:style style:name="T387" style:family="text">
      <style:text-properties style:text-position="super 58%" style:font-name="標楷體1" officeooo:rsid="46b237d0" style:font-name-asian="標楷體1"/>
    </style:style>
    <style:style style:name="T388" style:family="text">
      <style:text-properties style:text-position="super 58%" style:font-name="標楷體1" officeooo:rsid="46c61906" style:font-name-asian="標楷體1"/>
    </style:style>
    <style:style style:name="T389" style:family="text">
      <style:text-properties style:text-position="super 58%" style:font-name="標楷體1" officeooo:rsid="46c75240" style:font-name-asian="標楷體1"/>
    </style:style>
    <style:style style:name="T390" style:family="text">
      <style:text-properties style:text-position="super 58%" style:font-name="標楷體1" officeooo:rsid="46c90904" style:font-name-asian="標楷體1"/>
    </style:style>
    <style:style style:name="T391" style:family="text">
      <style:text-properties style:text-position="super 58%" style:font-name="標楷體1" officeooo:rsid="46ca8d2e" style:font-name-asian="標楷體1"/>
    </style:style>
    <style:style style:name="T392" style:family="text">
      <style:text-properties style:text-position="super 58%" style:font-name="標楷體1" officeooo:rsid="46d0079b" style:font-name-asian="標楷體1"/>
    </style:style>
    <style:style style:name="T393" style:family="text">
      <style:text-properties style:text-position="super 58%" style:font-name="標楷體1" officeooo:rsid="46e3fd70" style:font-name-asian="標楷體1"/>
    </style:style>
    <style:style style:name="T394" style:family="text">
      <style:text-properties style:text-position="super 58%" style:font-name="標楷體1" officeooo:rsid="4707e5c1" style:font-name-asian="標楷體1"/>
    </style:style>
    <style:style style:name="T395" style:family="text">
      <style:text-properties style:text-position="super 58%" style:font-name="標楷體1" officeooo:rsid="4709dc4d" style:font-name-asian="標楷體1"/>
    </style:style>
    <style:style style:name="T396" style:family="text">
      <style:text-properties style:text-position="super 58%" style:font-name="標楷體1" officeooo:rsid="471176e0" style:font-name-asian="標楷體1"/>
    </style:style>
    <style:style style:name="T397" style:family="text">
      <style:text-properties style:text-position="super 58%" style:font-name="標楷體1" officeooo:rsid="471a6a15" style:font-name-asian="標楷體1"/>
    </style:style>
    <style:style style:name="T398" style:family="text">
      <style:text-properties style:text-position="super 58%" style:font-name="標楷體1" officeooo:rsid="453d8d07" style:font-name-asian="標楷體1"/>
    </style:style>
    <style:style style:name="T399" style:family="text">
      <style:text-properties style:text-position="super 58%" style:font-name="標楷體1" officeooo:rsid="453eeb82" style:font-name-asian="標楷體1"/>
    </style:style>
    <style:style style:name="T400" style:family="text">
      <style:text-properties style:text-position="super 58%" style:font-name="標楷體1" officeooo:rsid="4550328a" style:font-name-asian="標楷體1"/>
    </style:style>
    <style:style style:name="T401" style:family="text">
      <style:text-properties style:text-position="super 58%" style:font-name="標楷體1" officeooo:rsid="4555547e" style:font-name-asian="標楷體1"/>
    </style:style>
    <style:style style:name="T402" style:family="text">
      <style:text-properties style:text-position="super 58%" style:font-name="標楷體1" officeooo:rsid="46f4e2b5" style:font-name-asian="標楷體1"/>
    </style:style>
    <style:style style:name="T403" style:family="text">
      <style:text-properties style:text-position="super 58%" style:font-name="標楷體1" officeooo:rsid="4705ad10" style:font-name-asian="標楷體1"/>
    </style:style>
    <style:style style:name="T404" style:family="text">
      <style:text-properties style:text-position="super 58%" style:font-name="標楷體1" officeooo:rsid="47e65462" style:font-name-asian="標楷體1"/>
    </style:style>
    <style:style style:name="T405" style:family="text">
      <style:text-properties style:text-position="super 58%" style:font-name="標楷體1" officeooo:rsid="47e8b5bf" style:font-name-asian="標楷體1"/>
    </style:style>
    <style:style style:name="T406" style:family="text">
      <style:text-properties style:text-position="super 58%" style:font-name="標楷體1" officeooo:rsid="47e91d12" style:font-name-asian="標楷體1"/>
    </style:style>
    <style:style style:name="T407" style:family="text">
      <style:text-properties style:text-position="super 58%" style:font-name="標楷體1" officeooo:rsid="47eaf06e" style:font-name-asian="標楷體1"/>
    </style:style>
    <style:style style:name="T408" style:family="text">
      <style:text-properties style:text-position="super 58%" style:font-name="標楷體1" officeooo:rsid="482379fb" style:font-name-asian="標楷體1"/>
    </style:style>
    <style:style style:name="T409" style:family="text">
      <style:text-properties style:text-position="super 58%" style:font-name="標楷體1" officeooo:rsid="48a93a66" style:font-name-asian="標楷體1"/>
    </style:style>
    <style:style style:name="T410" style:family="text">
      <style:text-properties style:text-position="super 58%" style:font-name="標楷體1" officeooo:rsid="48a9eeca" style:font-name-asian="標楷體1"/>
    </style:style>
    <style:style style:name="T411" style:family="text">
      <style:text-properties style:text-position="super 58%" style:font-name="標楷體1" officeooo:rsid="48ad6c2b" style:font-name-asian="標楷體1"/>
    </style:style>
    <style:style style:name="T412" style:family="text">
      <style:text-properties style:text-position="super 58%" style:font-name="標楷體1" officeooo:rsid="423dd118"/>
    </style:style>
    <style:style style:name="T413" style:family="text">
      <style:text-properties style:text-position="super 58%" style:font-name="標楷體1" officeooo:rsid="4245028a"/>
    </style:style>
    <style:style style:name="T414" style:family="text">
      <style:text-properties style:text-position="super 58%" style:font-name="標楷體1" officeooo:rsid="42460a91"/>
    </style:style>
    <style:style style:name="T415" style:family="text">
      <style:text-properties style:text-position="super 58%" style:font-name="標楷體1" officeooo:rsid="42502993"/>
    </style:style>
    <style:style style:name="T416" style:family="text">
      <style:text-properties style:text-position="super 58%" style:font-name="標楷體1" officeooo:rsid="428e27a7"/>
    </style:style>
    <style:style style:name="T417" style:family="text">
      <style:text-properties style:text-position="super 58%" style:font-name="標楷體" officeooo:rsid="41b0df4e" style:font-name-asian="標楷體" style:font-name-complex="標楷體"/>
    </style:style>
    <style:style style:name="T418" style:family="text">
      <style:text-properties style:text-position="sub 58%" style:font-name="標楷體1" style:font-name-asian="標楷體1"/>
    </style:style>
    <style:style style:name="T419" style:family="text">
      <style:text-properties style:text-position="sub 58%" style:font-name="標楷體1" officeooo:rsid="41b141ca" style:font-name-asian="標楷體1"/>
    </style:style>
    <style:style style:name="T420" style:family="text">
      <style:text-properties style:text-position="sub 58%" style:font-name="標楷體1" officeooo:rsid="41c89da9" style:font-name-asian="標楷體1"/>
    </style:style>
    <style:style style:name="T421" style:family="text">
      <style:text-properties style:text-position="sub 58%" style:font-name="標楷體1" officeooo:rsid="41caf14c" style:font-name-asian="標楷體1"/>
    </style:style>
    <style:style style:name="T422" style:family="text">
      <style:text-properties style:text-position="sub 58%" style:font-name="標楷體1" officeooo:rsid="41faa405" style:font-name-asian="標楷體1"/>
    </style:style>
    <style:style style:name="T423" style:family="text">
      <style:text-properties style:text-position="sub 58%" style:font-name="標楷體1" officeooo:rsid="4245028a" style:font-name-asian="標楷體1"/>
    </style:style>
    <style:style style:name="T424" style:family="text">
      <style:text-properties style:text-position="sub 58%" style:font-name="標楷體1" officeooo:rsid="42cb9534" style:font-name-asian="標楷體1" style:font-name-complex="標楷體"/>
    </style:style>
    <style:style style:name="T425" style:family="text">
      <style:text-properties style:text-position="sub 58%" style:font-name="標楷體1" officeooo:rsid="42d63037" style:font-name-asian="標楷體1" style:font-name-complex="標楷體"/>
    </style:style>
    <style:style style:name="T426" style:family="text">
      <style:text-properties style:text-position="sub 58%" style:font-name="標楷體1" officeooo:rsid="42d82c58" style:font-name-asian="標楷體1"/>
    </style:style>
    <style:style style:name="T427" style:family="text">
      <style:text-properties style:text-position="sub 58%" style:font-name="標楷體1" officeooo:rsid="42e37ca5" style:font-name-asian="標楷體1"/>
    </style:style>
    <style:style style:name="T428" style:family="text">
      <style:text-properties style:text-position="sub 58%" style:font-name="標楷體1" officeooo:rsid="42cb9534" style:font-name-asian="標楷體1"/>
    </style:style>
    <style:style style:name="T429" style:family="text">
      <style:text-properties style:text-position="sub 58%" style:font-name="標楷體1" officeooo:rsid="42e4b794" style:font-name-asian="標楷體1"/>
    </style:style>
    <style:style style:name="T430" style:family="text">
      <style:text-properties style:text-position="sub 58%" style:font-name="標楷體1" officeooo:rsid="4331f2a5" style:font-name-asian="標楷體1"/>
    </style:style>
    <style:style style:name="T431" style:family="text">
      <style:text-properties style:text-position="sub 58%" style:font-name="標楷體1" officeooo:rsid="433e05d5" style:font-name-asian="標楷體1"/>
    </style:style>
    <style:style style:name="T432" style:family="text">
      <style:text-properties style:text-position="sub 58%" style:font-name="標楷體1" officeooo:rsid="43fc6968" style:font-name-asian="標楷體1"/>
    </style:style>
    <style:style style:name="T433" style:family="text">
      <style:text-properties style:text-position="sub 58%" style:font-name="標楷體1" officeooo:rsid="440568fa" style:font-name-asian="標楷體1"/>
    </style:style>
    <style:style style:name="T434" style:family="text">
      <style:text-properties style:text-position="sub 58%" style:font-name="標楷體1" officeooo:rsid="45bcbff6" style:font-name-asian="標楷體1"/>
    </style:style>
    <style:style style:name="T435" style:family="text">
      <style:text-properties style:text-position="sub 58%" style:font-name="標楷體1" officeooo:rsid="47cd7dd6" style:font-name-asian="標楷體1"/>
    </style:style>
    <style:style style:name="T436" style:family="text">
      <style:text-properties style:text-position="sub 58%" style:font-name="標楷體1" officeooo:rsid="47e65462" style:font-name-asian="標楷體1"/>
    </style:style>
    <style:style style:name="T437" style:family="text">
      <style:text-properties style:text-position="sub 58%" style:font-name="標楷體1" officeooo:rsid="48110789" style:font-name-asian="標楷體1"/>
    </style:style>
    <style:style style:name="T438" style:family="text">
      <style:text-properties style:text-position="sub 58%" style:font-name="標楷體1" officeooo:rsid="4817d291" style:font-name-asian="標楷體1"/>
    </style:style>
    <style:style style:name="T439" style:family="text">
      <style:text-properties style:text-position="sub 58%" style:font-name="標楷體1" officeooo:rsid="482618f3" style:font-name-asian="標楷體1"/>
    </style:style>
    <style:style style:name="T440" style:family="text">
      <style:text-properties style:text-position="sub 58%" style:font-name="標楷體1" officeooo:rsid="48590150" style:font-name-asian="標楷體1"/>
    </style:style>
    <style:style style:name="T441" style:family="text">
      <style:text-properties style:text-position="sub 58%" style:font-name="標楷體1" officeooo:rsid="4245028a"/>
    </style:style>
    <style:style style:name="T442" style:family="text">
      <style:text-properties style:text-position="sub 58%" style:font-name="標楷體1" officeooo:rsid="428c903e"/>
    </style:style>
    <style:style style:name="T443" style:family="text">
      <style:text-properties style:text-position="sub 58%" style:font-name="標楷體1" officeooo:rsid="428e27a7"/>
    </style:style>
    <style:style style:name="T444" style:family="text">
      <style:text-properties style:text-position="sub 58%" style:font-name="標楷體1" officeooo:rsid="43fc6968"/>
    </style:style>
    <style:style style:name="T445" style:family="text">
      <style:text-properties style:text-position="sub 58%" style:font-name="標楷體1" officeooo:rsid="4331f2a5"/>
    </style:style>
    <style:style style:name="T446" style:family="text">
      <style:text-properties style:text-position="sub 58%" style:font-name="標楷體1" officeooo:rsid="433e05d5"/>
    </style:style>
    <style:style style:name="T447" style:family="text">
      <style:text-properties style:text-position="sub 58%" style:font-name="標楷體" officeooo:rsid="41b0df4e" style:font-name-asian="標楷體" style:font-name-complex="標楷體"/>
    </style:style>
    <style:style style:name="T448" style:family="text">
      <style:text-properties style:font-name="標楷體" style:font-name-asian="標楷體" style:font-name-complex="標楷體"/>
    </style:style>
    <style:style style:name="T449" style:family="text">
      <style:text-properties style:font-name="標楷體" officeooo:rsid="4294b18a" style:font-name-asian="標楷體" style:font-name-complex="標楷體"/>
    </style:style>
    <style:style style:name="T450" style:family="text">
      <style:text-properties style:font-name="標楷體" officeooo:rsid="42fafed9" style:font-name-asian="標楷體" style:font-name-complex="標楷體"/>
    </style:style>
    <style:style style:name="T451" style:family="text">
      <style:text-properties style:font-name="標楷體" officeooo:rsid="4486725c" style:font-name-asian="標楷體" style:font-name-complex="標楷體"/>
    </style:style>
    <style:style style:name="T452" style:family="text">
      <style:text-properties style:font-name="標楷體" officeooo:rsid="4521dea5" style:font-name-asian="標楷體" style:font-name-complex="標楷體"/>
    </style:style>
    <style:style style:name="T453" style:family="text">
      <style:text-properties style:font-name="標楷體" officeooo:rsid="45d8ab01" style:font-name-asian="標楷體" style:font-name-complex="標楷體"/>
    </style:style>
    <style:style style:name="T454" style:family="text">
      <style:text-properties style:font-name="標楷體" officeooo:rsid="45e96cff" style:font-name-asian="標楷體" style:font-name-complex="標楷體"/>
    </style:style>
    <style:style style:name="T455" style:family="text">
      <style:text-properties style:font-name="標楷體" officeooo:rsid="468d881c" style:font-name-asian="標楷體" style:font-name-complex="標楷體"/>
    </style:style>
    <style:style style:name="T456" style:family="text">
      <style:text-properties style:font-name="標楷體" officeooo:rsid="4486725c" style:font-name-asian="標楷體"/>
    </style:style>
    <style:style style:name="T457" style:family="text">
      <style:text-properties style:font-name="標楷體" officeooo:rsid="449bcc68" style:font-name-asian="標楷體"/>
    </style:style>
    <style:style style:name="T458" style:family="text">
      <style:text-properties style:font-name="標楷體" officeooo:rsid="45faa80e" style:font-name-asian="標楷體"/>
    </style:style>
    <style:style style:name="T459" style:family="text">
      <style:text-properties style:font-name="標楷體" officeooo:rsid="45fcd419" style:font-name-asian="標楷體"/>
    </style:style>
    <style:style style:name="T460" style:family="text">
      <style:text-properties style:font-name="標楷體" officeooo:rsid="469d553b" style:font-name-asian="標楷體"/>
    </style:style>
    <style:style style:name="T461" style:family="text">
      <style:text-properties style:font-name="標楷體" officeooo:rsid="4493c8f8" style:font-name-asian="標楷體1"/>
    </style:style>
    <style:style style:name="T462" style:family="text">
      <style:text-properties style:font-name="標楷體" officeooo:rsid="44fba235" style:font-name-asian="標楷體1"/>
    </style:style>
    <style:style style:name="T463" style:family="text">
      <style:text-properties style:font-name="標楷體" officeooo:rsid="453197aa" style:font-name-asian="標楷體1"/>
    </style:style>
    <style:style style:name="T464" style:family="text">
      <style:text-properties style:font-name="標楷體" officeooo:rsid="46027f16" style:font-name-asian="標楷體1"/>
    </style:style>
    <style:style style:name="T465" style:family="text">
      <style:text-properties style:font-name="標楷體" officeooo:rsid="451b0e21" style:font-name-asian="標楷體1"/>
    </style:style>
    <style:style style:name="T466" style:family="text">
      <style:text-properties style:font-name="標楷體" officeooo:rsid="4521dea5" style:font-name-asian="標楷體1" style:font-name-complex="標楷體"/>
    </style:style>
    <style:style style:name="T467" style:family="text">
      <style:text-properties style:font-name="標楷體" officeooo:rsid="45faa80e" style:font-name-asian="標楷體1"/>
    </style:style>
    <style:style style:name="T468" style:family="text">
      <style:text-properties style:font-name="標楷體" officeooo:rsid="469d553b" style:font-name-asian="標楷體1"/>
    </style:style>
    <style:style style:name="T469" style:family="text">
      <style:text-properties style:font-name="標楷體" officeooo:rsid="474cdcfa" style:font-name-asian="標楷體1"/>
    </style:style>
    <style:style style:name="T470" style:family="text">
      <style:text-properties style:font-name="標楷體" officeooo:rsid="47c7559b" style:font-name-asian="標楷體1"/>
    </style:style>
    <style:style style:name="T471" style:family="text">
      <style:text-properties style:font-name="標楷體" officeooo:rsid="47d253d8" style:font-name-asian="標楷體1"/>
    </style:style>
    <style:style style:name="T472" style:family="text">
      <style:text-properties style:font-name="Liberation Serif1" style:font-name-asian="標楷體1"/>
    </style:style>
    <style:style style:name="T473" style:family="text">
      <style:text-properties style:font-name="Liberation Serif1" officeooo:rsid="452ceebb" style:font-name-asian="Liberation Serif1" style:font-name-complex="Liberation Serif1"/>
    </style:style>
    <style:style style:name="T474" style:family="text">
      <style:text-properties style:font-name="Liberation Serif1" officeooo:rsid="47936100" style:font-name-asian="Liberation Serif1" style:font-name-complex="Liberation Serif1"/>
    </style:style>
    <style:style style:name="T475" style:family="text">
      <style:text-properties style:font-name="Liberation Serif1" officeooo:rsid="47eca146" style:font-name-asian="Liberation Serif1" style:font-name-complex="Liberation Serif1"/>
    </style:style>
    <style:style style:name="T476" style:family="text">
      <style:text-properties style:font-name-asian="標楷體1"/>
    </style:style>
    <style:style style:name="T477" style:family="text">
      <style:text-properties officeooo:rsid="41b58e03" style:font-name-asian="標楷體1"/>
    </style:style>
    <style:style style:name="T478" style:family="text">
      <style:text-properties officeooo:rsid="41b63561" style:font-name-asian="標楷體1"/>
    </style:style>
    <style:style style:name="T479" style:family="text">
      <style:text-properties officeooo:rsid="41b9ca21" style:font-name-asian="標楷體1"/>
    </style:style>
    <style:style style:name="T480" style:family="text">
      <style:text-properties officeooo:rsid="41bbfb8e" style:font-name-asian="標楷體1"/>
    </style:style>
    <style:style style:name="T481" style:family="text">
      <style:text-properties officeooo:rsid="41bfd21a" style:font-name-asian="標楷體1"/>
    </style:style>
    <style:style style:name="T482" style:family="text">
      <style:text-properties officeooo:rsid="41c0cd42" style:font-name-asian="標楷體1"/>
    </style:style>
    <style:style style:name="T483" style:family="text">
      <style:text-properties officeooo:rsid="41c23d42" style:font-name-asian="標楷體1"/>
    </style:style>
    <style:style style:name="T484" style:family="text">
      <style:text-properties officeooo:rsid="41c435a0" style:font-name-asian="標楷體1"/>
    </style:style>
    <style:style style:name="T485" style:family="text">
      <style:text-properties officeooo:rsid="41db1b04" style:font-name-asian="標楷體1"/>
    </style:style>
    <style:style style:name="T486" style:family="text">
      <style:text-properties officeooo:rsid="41e44b28" style:font-name-asian="標楷體1"/>
    </style:style>
    <style:style style:name="T487" style:family="text">
      <style:text-properties officeooo:rsid="41f0bd9a" style:font-name-asian="標楷體1"/>
    </style:style>
    <style:style style:name="T488" style:family="text">
      <style:text-properties officeooo:rsid="41f980f7" style:font-name-asian="標楷體1"/>
    </style:style>
    <style:style style:name="T489" style:family="text">
      <style:text-properties officeooo:rsid="4239d6e5" style:font-name-asian="標楷體1"/>
    </style:style>
    <style:style style:name="T490" style:family="text">
      <style:text-properties officeooo:rsid="41cac6e2" style:font-name-asian="標楷體1"/>
    </style:style>
    <style:style style:name="T491" style:family="text">
      <style:text-properties officeooo:rsid="3b283ca3" style:font-name-asian="標楷體1"/>
    </style:style>
    <style:style style:name="T492" style:family="text">
      <style:text-properties officeooo:rsid="254b39c8" style:font-name-asian="標楷體1"/>
    </style:style>
    <style:style style:name="T493" style:family="text">
      <style:text-properties officeooo:rsid="3b2e013a" style:font-name-asian="標楷體1"/>
    </style:style>
    <style:style style:name="T494" style:family="text">
      <style:text-properties officeooo:rsid="42e0b90c" style:font-name-asian="標楷體1"/>
    </style:style>
    <style:style style:name="T495" style:family="text">
      <style:text-properties officeooo:rsid="434f66d2" style:font-name-asian="標楷體1"/>
    </style:style>
    <style:style style:name="T496" style:family="text">
      <style:text-properties officeooo:rsid="4365e1e3" style:font-name-asian="標楷體1"/>
    </style:style>
    <style:style style:name="T497" style:family="text">
      <style:text-properties officeooo:rsid="43e2cd72" style:font-name-asian="標楷體1"/>
    </style:style>
    <style:style style:name="T498" style:family="text">
      <style:text-properties officeooo:rsid="42cb3cfa" style:font-name-asian="標楷體1"/>
    </style:style>
    <style:style style:name="T499" style:family="text">
      <style:text-properties officeooo:rsid="43e500dc" style:font-name-asian="標楷體1"/>
    </style:style>
    <style:style style:name="T500" style:family="text">
      <style:text-properties officeooo:rsid="44501bc2" style:font-name-asian="標楷體1"/>
    </style:style>
    <style:style style:name="T501" style:family="text">
      <style:text-properties officeooo:rsid="444ec6c6" style:font-name-asian="標楷體1"/>
    </style:style>
    <style:style style:name="T502" style:family="text">
      <style:text-properties officeooo:rsid="4477a96d" style:font-name-asian="標楷體1"/>
    </style:style>
    <style:style style:name="T503" style:family="text">
      <style:text-properties officeooo:rsid="4496e03e" style:font-name-asian="標楷體1"/>
    </style:style>
    <style:style style:name="T504" style:family="text">
      <style:text-properties officeooo:rsid="449bb1c9" style:font-name-asian="標楷體1"/>
    </style:style>
    <style:style style:name="T505" style:family="text">
      <style:text-properties officeooo:rsid="44a39b7c" style:font-name-asian="標楷體1"/>
    </style:style>
    <style:style style:name="T506" style:family="text">
      <style:text-properties officeooo:rsid="44accdfd" style:font-name-asian="標楷體1"/>
    </style:style>
    <style:style style:name="T507" style:family="text">
      <style:text-properties officeooo:rsid="44c1e08f" style:font-name-asian="標楷體1"/>
    </style:style>
    <style:style style:name="T508" style:family="text">
      <style:text-properties officeooo:rsid="4541c668" style:font-name-asian="標楷體1"/>
    </style:style>
    <style:style style:name="T509" style:family="text">
      <style:text-properties officeooo:rsid="45437d2a" style:font-name-asian="標楷體1"/>
    </style:style>
    <style:style style:name="T510" style:family="text">
      <style:text-properties officeooo:rsid="45662050" style:font-name-asian="標楷體1"/>
    </style:style>
    <style:style style:name="T511" style:family="text">
      <style:text-properties officeooo:rsid="4570a361" style:font-name-asian="標楷體1"/>
    </style:style>
    <style:style style:name="T512" style:family="text">
      <style:text-properties officeooo:rsid="459662f0" style:font-name-asian="標楷體1"/>
    </style:style>
    <style:style style:name="T513" style:family="text">
      <style:text-properties officeooo:rsid="45bf9aa6" style:font-name-asian="標楷體1"/>
    </style:style>
    <style:style style:name="T514" style:family="text">
      <style:text-properties officeooo:rsid="45f6d6f5" style:font-name-asian="標楷體1"/>
    </style:style>
    <style:style style:name="T515" style:family="text">
      <style:text-properties officeooo:rsid="46873b8f" style:font-name-asian="標楷體1"/>
    </style:style>
    <style:style style:name="T516" style:family="text">
      <style:text-properties officeooo:rsid="469fbb4d" style:font-name-asian="標楷體1"/>
    </style:style>
    <style:style style:name="T517" style:family="text">
      <style:text-properties officeooo:rsid="453d8d07" style:font-name-asian="標楷體1"/>
    </style:style>
    <style:style style:name="T518" style:family="text">
      <style:text-properties officeooo:rsid="474de799" style:font-name-asian="標楷體1"/>
    </style:style>
    <style:style style:name="T519" style:family="text">
      <style:text-properties officeooo:rsid="477d5645" style:font-name-asian="標楷體1"/>
    </style:style>
    <style:style style:name="T520" style:family="text">
      <style:text-properties officeooo:rsid="478afb3e" style:font-name-asian="標楷體1"/>
    </style:style>
    <style:style style:name="T521" style:family="text">
      <style:text-properties officeooo:rsid="47be04ac" style:font-name-asian="標楷體1"/>
    </style:style>
    <style:style style:name="T522" style:family="text">
      <style:text-properties officeooo:rsid="47cf6ce8" style:font-name-asian="標楷體1"/>
    </style:style>
    <style:style style:name="T523" style:family="text">
      <style:text-properties officeooo:rsid="47e531a9" style:font-name-asian="標楷體1"/>
    </style:style>
    <style:style style:name="T524" style:family="text">
      <style:text-properties officeooo:rsid="4831564f" style:font-name-asian="標楷體1"/>
    </style:style>
    <style:style style:name="T525" style:family="text">
      <style:text-properties officeooo:rsid="48320f33" style:font-name-asian="標楷體1"/>
    </style:style>
    <style:style style:name="T526" style:family="text">
      <style:text-properties officeooo:rsid="48637bf9" style:font-name-asian="標楷體1"/>
    </style:style>
    <style:style style:name="T527" style:family="text">
      <style:text-properties officeooo:rsid="48672552" style:font-name-asian="標楷體1"/>
    </style:style>
    <style:style style:name="T528" style:family="text">
      <style:text-properties officeooo:rsid="4881c074" style:font-name-asian="標楷體1"/>
    </style:style>
    <style:style style:name="T529" style:family="text">
      <style:text-properties officeooo:rsid="4888e5ea" style:font-name-asian="標楷體1"/>
    </style:style>
    <style:style style:name="T530" style:family="text">
      <style:text-properties officeooo:rsid="489fdc08" style:font-name-asian="標楷體1"/>
    </style:style>
    <style:style style:name="T531" style:family="text">
      <style:text-properties officeooo:rsid="48c101ff" style:font-name-asian="標楷體1"/>
    </style:style>
    <style:style style:name="T532" style:family="text">
      <style:text-properties officeooo:rsid="44dbfd8b" style:font-name-asian="標楷體1"/>
    </style:style>
    <style:style style:name="T533" style:family="text">
      <style:text-properties officeooo:rsid="48de955c" style:font-name-asian="標楷體1"/>
    </style:style>
    <style:style style:name="T534" style:family="text">
      <style:text-properties fo:color="#333333"/>
    </style:style>
    <style:style style:name="T535" style:family="text">
      <style:text-properties fo:color="#333333" style:font-name="標楷體1" style:font-name-asian="標楷體1"/>
    </style:style>
    <style:style style:name="T536" style:family="text">
      <style:text-properties fo:color="#333333" style:font-name="標楷體1" officeooo:rsid="41bfd21a" style:font-name-asian="標楷體1"/>
    </style:style>
    <style:style style:name="T537" style:family="text">
      <style:text-properties fo:color="#333333" style:font-name="標楷體1" officeooo:rsid="41bb1cc0" style:font-name-asian="標楷體1"/>
    </style:style>
    <style:style style:name="T538" style:family="text">
      <style:text-properties fo:color="#333333" style:font-name="標楷體1" officeooo:rsid="43e500dc" style:font-name-asian="標楷體1"/>
    </style:style>
    <style:style style:name="T539" style:family="text">
      <style:text-properties fo:color="#333333" style:font-name="標楷體1" officeooo:rsid="44525183" style:font-name-asian="標楷體1"/>
    </style:style>
    <style:style style:name="T540" style:family="text">
      <style:text-properties fo:color="#333333" style:font-name="標楷體1" officeooo:rsid="433951c0" style:font-name-asian="標楷體1"/>
    </style:style>
    <style:style style:name="T541" style:family="text">
      <style:text-properties fo:color="#333333" style:font-name="標楷體1" officeooo:rsid="43f5f2f3" style:font-name-asian="標楷體1"/>
    </style:style>
    <style:style style:name="T542" style:family="text">
      <style:text-properties fo:color="#333333" style:font-name="標楷體1" officeooo:rsid="433d2f0e" style:font-name-asian="標楷體1"/>
    </style:style>
    <style:style style:name="T543" style:family="text">
      <style:text-properties fo:color="#333333" style:font-name="標楷體1" officeooo:rsid="44805970" style:font-name-asian="標楷體1"/>
    </style:style>
    <style:style style:name="T544" style:family="text">
      <style:text-properties fo:color="#333333" style:font-name="標楷體1" officeooo:rsid="44da6bae" style:font-name-asian="標楷體1"/>
    </style:style>
    <style:style style:name="T545" style:family="text">
      <style:text-properties fo:color="#333333" style:font-name="標楷體1" officeooo:rsid="4500d731" style:font-name-asian="標楷體1"/>
    </style:style>
    <style:style style:name="T546" style:family="text">
      <style:text-properties fo:color="#333333" style:font-name="標楷體1" officeooo:rsid="4496e03e" style:font-name-asian="標楷體1"/>
    </style:style>
    <style:style style:name="T547" style:family="text">
      <style:text-properties fo:color="#333333" style:font-name="標楷體1" officeooo:rsid="44d0aad6" style:font-name-asian="標楷體1"/>
    </style:style>
    <style:style style:name="T548" style:family="text">
      <style:text-properties fo:color="#333333" style:font-name="標楷體1" officeooo:rsid="449bb1c9" style:font-name-asian="標楷體1"/>
    </style:style>
    <style:style style:name="T549" style:family="text">
      <style:text-properties fo:color="#333333" style:font-name="標楷體1" officeooo:rsid="42cb3cfa" style:font-name-asian="標楷體1"/>
    </style:style>
    <style:style style:name="T550" style:family="text">
      <style:text-properties fo:color="#333333" style:font-name="標楷體1" officeooo:rsid="447479e1" style:font-name-asian="標楷體1"/>
    </style:style>
    <style:style style:name="T551" style:family="text">
      <style:text-properties fo:color="#333333" style:font-name="標楷體1" officeooo:rsid="44fba235" style:font-name-asian="標楷體1"/>
    </style:style>
    <style:style style:name="T552" style:family="text">
      <style:text-properties fo:color="#333333" style:font-name="標楷體1" officeooo:rsid="45c18344" style:font-name-asian="標楷體1"/>
    </style:style>
    <style:style style:name="T553" style:family="text">
      <style:text-properties fo:color="#333333" style:font-name="標楷體1" officeooo:rsid="45bf9aa6" style:font-name-asian="標楷體1"/>
    </style:style>
    <style:style style:name="T554" style:family="text">
      <style:text-properties fo:color="#333333" style:font-name="標楷體1" officeooo:rsid="46073d4f" style:font-name-asian="標楷體1"/>
    </style:style>
    <style:style style:name="T555" style:family="text">
      <style:text-properties fo:color="#333333" style:font-name="標楷體1" officeooo:rsid="46873b8f" style:font-name-asian="標楷體1"/>
    </style:style>
    <style:style style:name="T556" style:family="text">
      <style:text-properties fo:color="#333333" style:font-name="標楷體1" officeooo:rsid="469c1862" style:font-name-asian="標楷體1"/>
    </style:style>
    <style:style style:name="T557" style:family="text">
      <style:text-properties fo:color="#333333" style:font-name="標楷體1" officeooo:rsid="45510aa2" style:font-name-asian="標楷體1"/>
    </style:style>
    <style:style style:name="T558" style:family="text">
      <style:text-properties fo:color="#333333" style:font-name="標楷體1" officeooo:rsid="4687e4a6" style:font-name-asian="標楷體1"/>
    </style:style>
    <style:style style:name="T559" style:family="text">
      <style:text-properties fo:color="#333333" style:font-name="標楷體1" officeooo:rsid="453d8d07" style:font-name-asian="標楷體1"/>
    </style:style>
    <style:style style:name="T560" style:family="text">
      <style:text-properties fo:color="#333333" style:font-name="標楷體1" officeooo:rsid="4554849a" style:font-name-asian="標楷體1"/>
    </style:style>
    <style:style style:name="T561" style:family="text">
      <style:text-properties fo:color="#333333" style:font-name="標楷體1" officeooo:rsid="4568b1d7" style:font-name-asian="標楷體1"/>
    </style:style>
    <style:style style:name="T562" style:family="text">
      <style:text-properties fo:color="#333333" style:font-name="標楷體1" officeooo:rsid="4720fdd2" style:font-name-asian="標楷體1"/>
    </style:style>
    <style:style style:name="T563" style:family="text">
      <style:text-properties fo:color="#333333" style:font-name="標楷體1" officeooo:rsid="47128c42" style:font-name-asian="標楷體1"/>
    </style:style>
    <style:style style:name="T564" style:family="text">
      <style:text-properties fo:color="#333333" style:font-name="標楷體1" officeooo:rsid="43f7edea"/>
    </style:style>
    <style:style style:name="T565" style:family="text">
      <style:text-properties fo:color="#333333" style:font-name="標楷體1" officeooo:rsid="453d8d07" style:font-name-asian="標楷體"/>
    </style:style>
    <style:style style:name="T56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672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67" style:family="text">
      <style:text-properties fo:color="#333333" officeooo:rsid="43e500dc"/>
    </style:style>
    <style:style style:name="T568" style:family="text">
      <style:text-properties fo:color="#333333" officeooo:rsid="43f94849"/>
    </style:style>
    <style:style style:name="T569" style:family="text">
      <style:text-properties fo:color="#333333" style:font-name-asian="標楷體1"/>
    </style:style>
    <style:style style:name="T570" style:family="text">
      <style:text-properties fo:color="#333333" officeooo:rsid="42cb3cfa" style:font-name-asian="標楷體1"/>
    </style:style>
    <style:style style:name="T571" style:family="text">
      <style:text-properties fo:color="#333333" officeooo:rsid="45bf9aa6" style:font-name-asian="標楷體1"/>
    </style:style>
    <style:style style:name="T572" style:family="text">
      <style:text-properties fo:color="#333333" officeooo:rsid="4496e03e" style:font-name-asian="標楷體1"/>
    </style:style>
    <style:style style:name="T573" style:family="text">
      <style:text-properties fo:color="#333333" officeooo:rsid="45ff595e" style:font-name-asian="標楷體1"/>
    </style:style>
    <style:style style:name="T574" style:family="text">
      <style:text-properties fo:color="#333333" officeooo:rsid="453d8d07" style:font-name-asian="標楷體1"/>
    </style:style>
    <style:style style:name="T575" style:family="text">
      <style:text-properties fo:color="#333333" style:text-position="super 58%" style:font-name="標楷體1" officeooo:rsid="46c75240" style:font-name-asian="標楷體1"/>
    </style:style>
    <style:style style:name="T576" style:family="text">
      <style:text-properties fo:color="#333333" style:text-position="super 58%" style:font-name="標楷體1" officeooo:rsid="471176e0" style:font-name-asian="標楷體1"/>
    </style:style>
    <style:style style:name="T577" style:family="text">
      <style:text-properties fo:color="#333333" style:text-position="super 58%" style:font-name="標楷體1" officeooo:rsid="46f4e2b5" style:font-name-asian="標楷體1"/>
    </style:style>
    <style:style style:name="T578" style:family="text">
      <style:text-properties fo:color="#333333" style:text-position="super 58%" style:font-name="標楷體1" officeooo:rsid="47026c49" style:font-name-asian="標楷體1"/>
    </style:style>
    <style:style style:name="T579" style:family="text">
      <style:text-properties fo:color="#333333" style:text-position="super 58%" style:font-name="標楷體1" officeooo:rsid="4729920e" style:font-name-asian="標楷體1"/>
    </style:style>
    <style:style style:name="T580" style:family="text">
      <style:text-properties style:font-name="Liberation Serif" style:font-name-asian="標楷體1"/>
    </style:style>
    <style:style style:name="T581" style:family="text">
      <style:text-properties style:font-name="Liberation Serif" officeooo:rsid="41b63561" style:font-name-asian="標楷體1"/>
    </style:style>
    <style:style style:name="T582" style:family="text">
      <style:text-properties style:font-name="Liberation Serif" officeooo:rsid="4239d6e5" style:font-name-asian="標楷體1"/>
    </style:style>
    <style:style style:name="T583" style:family="text">
      <style:text-properties style:font-name="Liberation Serif" officeooo:rsid="41c435a0" style:font-name-asian="標楷體1"/>
    </style:style>
    <style:style style:name="T584" style:family="text">
      <style:text-properties style:font-name="Liberation Serif" officeooo:rsid="41c9265b" style:font-name-asian="Liberation Serif" style:font-name-complex="Liberation Serif1"/>
    </style:style>
    <style:style style:name="T585" style:family="text">
      <style:text-properties style:font-name="Liberation Serif" officeooo:rsid="452ceebb" style:font-name-asian="Liberation Serif" style:font-name-complex="Liberation Serif1"/>
    </style:style>
    <style:style style:name="T586" style:family="text">
      <style:text-properties style:font-name="Liberation Serif" officeooo:rsid="452e8e3f" style:font-name-asian="Liberation Serif" style:font-name-complex="Liberation Serif1"/>
    </style:style>
    <style:style style:name="T587" style:family="text">
      <style:text-properties style:font-name="Liberation Serif" officeooo:rsid="4566d8f8" style:font-name-asian="Liberation Serif" style:font-name-complex="Liberation Serif1"/>
    </style:style>
    <style:style style:name="T588" style:family="text">
      <style:text-properties style:font-name="Liberation Serif" officeooo:rsid="45ee1c23" style:font-name-asian="Liberation Serif" style:font-name-complex="Liberation Serif1"/>
    </style:style>
    <style:style style:name="T589" style:family="text">
      <style:text-properties style:font-name="Liberation Serif" officeooo:rsid="46651652" style:font-name-asian="Liberation Serif" style:font-name-complex="Liberation Serif1"/>
    </style:style>
    <style:style style:name="T590" style:family="text">
      <style:text-properties officeooo:rsid="4239d6e5"/>
    </style:style>
    <style:style style:name="T591" style:family="text">
      <style:text-properties officeooo:rsid="41c0cd42"/>
    </style:style>
    <style:style style:name="T592" style:family="text">
      <style:text-properties officeooo:rsid="4245028a"/>
    </style:style>
    <style:style style:name="T593" style:family="text">
      <style:text-properties fo:color="#1c1c1c" style:font-name="標楷體1" officeooo:rsid="424d6b5b"/>
    </style:style>
    <style:style style:name="T594" style:family="text">
      <style:text-properties fo:color="#1c1c1c" style:font-name="標楷體1" officeooo:rsid="425ec466"/>
    </style:style>
    <style:style style:name="T595" style:family="text">
      <style:text-properties fo:color="#1c1c1c" style:font-name="標楷體1" officeooo:rsid="424a1ac0"/>
    </style:style>
    <style:style style:name="T596" style:family="text">
      <style:text-properties fo:color="#1c1c1c" style:font-name="標楷體1" officeooo:rsid="425ff85e"/>
    </style:style>
    <style:style style:name="T597" style:family="text">
      <style:text-properties fo:color="#1c1c1c" style:font-name="標楷體1" style:font-name-asian="標楷體1"/>
    </style:style>
    <style:style style:name="T598" style:family="text">
      <style:text-properties fo:color="#1c1c1c" style:font-name="標楷體1" officeooo:rsid="43331be4" style:font-name-asian="標楷體1"/>
    </style:style>
    <style:style style:name="T599" style:family="text">
      <style:text-properties fo:color="#1c1c1c" style:font-name="標楷體1" officeooo:rsid="4331f2a5" style:font-name-asian="標楷體1"/>
    </style:style>
    <style:style style:name="T600" style:family="text">
      <style:text-properties fo:color="#1c1c1c" style:font-name="標楷體1" officeooo:rsid="43fd0e3b" style:font-name-asian="標楷體1"/>
    </style:style>
    <style:style style:name="T601" style:family="text">
      <style:text-properties fo:color="#1c1c1c" style:font-name="標楷體1" officeooo:rsid="43e500dc" style:font-name-asian="標楷體1"/>
    </style:style>
    <style:style style:name="T602" style:family="text">
      <style:text-properties fo:color="#1c1c1c" style:font-name="標楷體1" officeooo:rsid="43f6fc91" style:font-name-asian="標楷體1"/>
    </style:style>
    <style:style style:name="T603" style:family="text">
      <style:text-properties fo:color="#1c1c1c" style:font-name="標楷體1" officeooo:rsid="47d36654" style:font-name-asian="標楷體1"/>
    </style:style>
    <style:style style:name="T604" style:family="text">
      <style:text-properties fo:color="#1c1c1c" style:font-name="標楷體1" officeooo:rsid="47e65462" style:font-name-asian="標楷體1"/>
    </style:style>
    <style:style style:name="T605" style:family="text">
      <style:text-properties fo:color="#1c1c1c" style:font-name-asian="標楷體1"/>
    </style:style>
    <style:style style:name="T606" style:family="text">
      <style:text-properties fo:color="#1c1c1c" officeooo:rsid="43e500dc" style:font-name-asian="標楷體1"/>
    </style:style>
    <style:style style:name="T607" style:family="text">
      <style:text-properties fo:color="#1c1c1c" officeooo:rsid="44501bc2" style:font-name-asian="標楷體1"/>
    </style:style>
    <style:style style:name="T608" style:family="text">
      <style:text-properties fo:color="#1c1c1c" style:text-position="sub 58%" style:font-name="標楷體1" officeooo:rsid="4331f2a5" style:font-name-asian="標楷體1"/>
    </style:style>
    <style:style style:name="T609" style:family="text">
      <style:text-properties fo:color="#1c1c1c" style:text-position="sub 58%" style:font-name="標楷體1" officeooo:rsid="433e05d5" style:font-name-asian="標楷體1"/>
    </style:style>
    <style:style style:name="T610" style:family="text">
      <style:text-properties officeooo:rsid="4264d913"/>
    </style:style>
    <style:style style:name="T611" style:family="text">
      <style:text-properties officeooo:rsid="3b2e013a"/>
    </style:style>
    <style:style style:name="T612" style:family="text">
      <style:text-properties officeooo:rsid="4c43b58b"/>
    </style:style>
    <style:style style:name="T613" style:family="text">
      <style:text-properties officeooo:rsid="3afd9d17"/>
    </style:style>
    <style:style style:name="T614" style:family="text">
      <style:text-properties officeooo:rsid="41c435a0"/>
    </style:style>
    <style:style style:name="T615" style:family="text">
      <style:text-properties officeooo:rsid="41b63561"/>
    </style:style>
    <style:style style:name="T616" style:family="text">
      <style:text-properties style:text-underline-style="solid" style:text-underline-width="auto" style:text-underline-color="font-color" style:font-name-asian="標楷體1"/>
    </style:style>
    <style:style style:name="T617" style:family="text">
      <style:text-properties style:text-underline-style="solid" style:text-underline-width="auto" style:text-underline-color="font-color" officeooo:rsid="4221992b" style:font-name-asian="標楷體1"/>
    </style:style>
    <style:style style:name="T618" style:family="text">
      <style:text-properties style:text-underline-style="solid" style:text-underline-width="auto" style:text-underline-color="font-color" officeooo:rsid="4496e03e" style:font-name-asian="標楷體1"/>
    </style:style>
    <style:style style:name="T619" style:family="text">
      <style:text-properties officeooo:rsid="433951c0"/>
    </style:style>
    <style:style style:name="T620" style:family="text">
      <style:text-properties fo:color="#010101" style:text-position="super 58%" style:font-name="標楷體1" fo:font-size="14pt" officeooo:rsid="453d8d07" style:font-name-asian="標楷體1" style:font-size-asian="14pt" style:font-size-complex="14pt"/>
    </style:style>
    <style:style style:name="T621" style:family="text">
      <style:text-properties fo:color="#010101" style:font-name="標楷體1" fo:font-size="14pt" officeooo:rsid="455728d6" style:font-name-asian="標楷體1" style:font-size-asian="14pt" style:font-size-complex="14pt"/>
    </style:style>
    <style:style style:name="T622" style:family="text">
      <style:text-properties fo:color="#010101" style:font-name="標楷體1" fo:font-size="14pt" officeooo:rsid="453d8d07" style:font-name-asian="標楷體1" style:font-size-asian="14pt" style:font-size-complex="14pt"/>
    </style:style>
    <style:style style:name="T623" style:family="text">
      <style:text-properties fo:color="#010101" style:font-name="標楷體1" fo:font-size="14pt" officeooo:rsid="453dde13" style:font-name-asian="標楷體1" style:font-size-asian="14pt" style:font-size-complex="14pt"/>
    </style:style>
    <style:style style:name="T624" style:family="text">
      <style:text-properties fo:color="#010101" style:font-name="標楷體1" fo:font-size="14pt" officeooo:rsid="453d8d07" style:font-name-asian="標楷體1" style:font-size-asian="14pt" style:font-name-complex="標楷體" style:font-size-complex="14pt"/>
    </style:style>
    <style:style style:name="T625" style:family="text">
      <style:text-properties fo:color="#010101" style:font-name="標楷體1" style:font-name-asian="標楷體1"/>
    </style:style>
    <style:style style:name="T626" style:family="text">
      <style:text-properties fo:color="#010101" style:font-name="標楷體1" officeooo:rsid="44c1e08f" style:font-name-asian="標楷體1"/>
    </style:style>
    <style:style style:name="T627" style:family="text">
      <style:text-properties fo:color="#010101" style:font-name="標楷體1" officeooo:rsid="45cff9da" style:font-name-asian="標楷體1"/>
    </style:style>
    <style:style style:name="T628" style:family="text">
      <style:text-properties fo:color="#010101" style:font-name="標楷體1" officeooo:rsid="45d235a0" style:font-name-asian="標楷體1"/>
    </style:style>
    <style:style style:name="T629" style:family="text">
      <style:text-properties fo:color="#010101" style:font-name="標楷體1" officeooo:rsid="4496e03e" style:font-name-asian="標楷體1"/>
    </style:style>
    <style:style style:name="T630" style:family="text">
      <style:text-properties fo:color="#010101" style:font-name="標楷體1" fo:font-size="13pt" officeooo:rsid="48de955c" style:font-name-asian="標楷體1" style:font-size-asian="13pt" style:font-size-complex="13pt"/>
    </style:style>
    <style:style style:name="T631" style:family="text">
      <style:text-properties fo:color="#010101" style:font-name="標楷體1" fo:font-size="13pt" officeooo:rsid="4496e03e" style:font-name-asian="標楷體1" style:font-size-asian="13pt" style:font-size-complex="13pt"/>
    </style:style>
    <style:style style:name="T632" style:family="text">
      <style:text-properties fo:color="#010101" style:font-name="標楷體1" fo:font-size="13pt" officeooo:rsid="44dbfd8b" style:font-name-asian="標楷體1" style:font-size-asian="13pt" style:font-size-complex="13pt"/>
    </style:style>
    <style:style style:name="T633" style:family="text">
      <style:text-properties fo:color="#010101" style:font-name="標楷體1" fo:font-size="13pt" officeooo:rsid="48d9eb1b" style:font-name-asian="標楷體1" style:font-size-asian="13pt" style:font-size-complex="13pt"/>
    </style:style>
    <style:style style:name="T634" style:family="text">
      <style:text-properties fo:color="#010101" style:font-name="標楷體1" fo:font-size="12pt" officeooo:rsid="4496e03e" style:font-name-asian="標楷體1" style:font-size-asian="12pt" style:font-size-complex="12pt"/>
    </style:style>
    <style:style style:name="T635" style:family="text">
      <style:text-properties fo:color="#010101" style:font-name="標楷體1" fo:font-size="12pt" officeooo:rsid="48c101ff" style:font-name-asian="標楷體1" style:font-size-asian="12pt" style:font-size-complex="12pt"/>
    </style:style>
    <style:style style:name="T636" style:family="text">
      <style:text-properties fo:color="#010101" style:font-name="標楷體1" fo:font-size="12pt" officeooo:rsid="48de955c" style:font-name-asian="標楷體1" style:font-size-asian="12pt" style:font-size-complex="12pt"/>
    </style:style>
    <style:style style:name="T637" style:family="text">
      <style:text-properties fo:color="#010101" style:font-name="標楷體1" fo:font-size="12pt" officeooo:rsid="44dbfd8b" style:font-name-asian="標楷體1" style:font-size-asian="12pt" style:font-size-complex="12pt"/>
    </style:style>
    <style:style style:name="T638" style:family="text">
      <style:text-properties fo:color="#010101" style:font-name="標楷體1" fo:font-size="12pt" officeooo:rsid="48d9eb1b" style:font-name-asian="標楷體1" style:font-size-asian="12pt" style:font-size-complex="12pt"/>
    </style:style>
    <style:style style:name="T639" style:family="text">
      <style:text-properties fo:color="#010101" style:font-name="標楷體1" fo:font-size="11pt" officeooo:rsid="4496e03e" style:font-name-asian="標楷體1" style:font-size-asian="11pt" style:font-size-complex="11pt"/>
    </style:style>
    <style:style style:name="T640" style:family="text">
      <style:text-properties fo:color="#010101" style:font-name="標楷體1" fo:font-size="11pt" officeooo:rsid="48c101ff" style:font-name-asian="標楷體1" style:font-size-asian="11pt" style:font-size-complex="11pt"/>
    </style:style>
    <style:style style:name="T641" style:family="text">
      <style:text-properties officeooo:rsid="43e500dc"/>
    </style:style>
    <style:style style:name="T642" style:family="text">
      <style:text-properties officeooo:rsid="43f6fc91"/>
    </style:style>
    <style:style style:name="T643" style:family="text">
      <style:text-properties officeooo:rsid="43f94849"/>
    </style:style>
    <style:style style:name="T644" style:family="text">
      <style:text-properties officeooo:rsid="46873b8f" style:font-name-asian="Arial1"/>
    </style:style>
    <style:style style:name="T645" style:family="text">
      <style:text-properties officeooo:rsid="47e531a9" style:font-name-asian="Arial1"/>
    </style:style>
    <style:style style:name="T646" style:family="text">
      <style:text-properties style:font-name="Arial1" officeooo:rsid="41bbfb8e" style:font-name-asian="Arial1"/>
    </style:style>
    <style:style style:name="T647" style:family="text">
      <style:text-properties style:font-name="Arial1" officeooo:rsid="4264d913" style:font-name-asian="Arial1"/>
    </style:style>
    <style:style style:name="T648" style:family="text">
      <style:text-properties style:font-name="Arial1" officeooo:rsid="43051ad4" style:font-name-asian="Arial1"/>
    </style:style>
    <style:style style:name="T649" style:family="text">
      <style:text-properties style:font-name="Arial1" officeooo:rsid="4365e1e3" style:font-name-asian="Arial1"/>
    </style:style>
    <style:style style:name="T650" style:family="text">
      <style:text-properties style:font-name="Arial1" officeooo:rsid="43242758" style:font-name-asian="Arial1"/>
    </style:style>
    <style:style style:name="T651" style:family="text">
      <style:text-properties style:font-name="Arial1" officeooo:rsid="44accdfd" style:font-name-asian="Arial1"/>
    </style:style>
    <style:style style:name="T652" style:family="text">
      <style:text-properties officeooo:rsid="4566d8f8" style:font-name-complex="Liberation Serif1"/>
    </style:style>
    <style:style style:name="T653" style:family="text">
      <style:text-properties style:font-name="標楷體1" style:font-name-asian="標楷體1"/>
    </style:style>
    <style:style style:name="T654" style:family="text">
      <style:text-properties style:font-name="標楷體1" officeooo:rsid="4496e03e" style:font-name-asian="標楷體1"/>
    </style:style>
    <style:style style:name="T655" style:family="text">
      <style:text-properties style:font-name="標楷體1" officeooo:rsid="48d08ce0" style:font-name-asian="標楷體1"/>
    </style:style>
    <style:style style:name="T656" style:family="text">
      <style:text-properties style:font-name="標楷體1" officeooo:rsid="48d9eb1b" style:font-name-asian="標楷體1"/>
    </style:style>
    <style:style style:name="T657" style:family="text">
      <style:text-properties style:font-name="標楷體1" officeooo:rsid="48daf70f" style:font-name-asian="標楷體1"/>
    </style:style>
    <style:style style:name="T658" style:family="text">
      <style:text-properties style:font-name="標楷體1" officeooo:rsid="48672552" style:font-name-asian="標楷體1"/>
    </style:style>
    <style:style style:name="T659" style:family="text">
      <style:text-properties style:font-name="標楷體1" officeooo:rsid="44dbfd8b" style:font-name-asian="標楷體1"/>
    </style:style>
    <style:style style:name="T660" style:family="text">
      <style:text-properties style:font-name="標楷體1" officeooo:rsid="48de955c" style:font-name-asian="標楷體1"/>
    </style:style>
    <style:style style:name="T661" style:family="text">
      <style:text-properties style:font-name="標楷體1" officeooo:rsid="48c101ff" style:font-name-asian="標楷體1"/>
    </style:style>
    <style:style style:name="T662" style:family="text">
      <style:text-properties style:font-name="標楷體1" officeooo:rsid="48de955c" style:font-name-asian="標楷體1"/>
    </style:style>
    <style:style style:name="T663" style:family="text">
      <style:text-properties style:font-name="標楷體1" fo:font-size="14pt" officeooo:rsid="48de955c" style:font-name-asian="標楷體1" style:font-size-asian="14pt" style:font-size-complex="14pt"/>
    </style:style>
    <style:style style:name="T664" style:family="text">
      <style:text-properties style:font-name="標楷體1" fo:font-size="14pt" officeooo:rsid="4496e03e" style:font-name-asian="標楷體1" style:font-size-asian="14pt" style:font-size-complex="14pt"/>
    </style:style>
    <style:style style:name="T665" style:family="text">
      <style:text-properties style:font-name="標楷體1" fo:font-size="14pt" officeooo:rsid="44dbfd8b" style:font-name-asian="標楷體1" style:font-size-asian="14pt" style:font-size-complex="14pt"/>
    </style:style>
    <style:style style:name="T666" style:family="text">
      <style:text-properties style:font-name="標楷體1" fo:font-size="14pt" officeooo:rsid="48d9eb1b" style:font-name-asian="標楷體1" style:font-size-asian="14pt" style:font-size-complex="14pt"/>
    </style:style>
    <style:style style:name="T667" style:family="text">
      <style:text-properties style:font-name="標楷體1" fo:font-size="13pt" officeooo:rsid="48de955c" style:font-name-asian="標楷體1" style:font-size-asian="13pt" style:font-size-complex="13pt"/>
    </style:style>
    <style:style style:name="T668" style:family="text">
      <style:text-properties style:font-name="標楷體1" fo:font-size="13pt" officeooo:rsid="4496e03e" style:font-name-asian="標楷體1" style:font-size-asian="13pt" style:font-size-complex="13pt"/>
    </style:style>
    <style:style style:name="T669" style:family="text">
      <style:text-properties style:font-name="標楷體1" fo:font-size="13pt" officeooo:rsid="44dbfd8b" style:font-name-asian="標楷體1" style:font-size-asian="13pt" style:font-size-complex="13pt"/>
    </style:style>
    <style:style style:name="T670" style:family="text">
      <style:text-properties style:font-name="標楷體1" fo:font-size="13pt" officeooo:rsid="48d9eb1b" style:font-name-asian="標楷體1" style:font-size-asian="13pt" style:font-size-complex="13pt"/>
    </style:style>
    <style:style style:name="T671" style:family="text">
      <style:text-properties style:font-name="標楷體1" fo:font-size="13pt" officeooo:rsid="48c101ff" style:font-name-asian="標楷體1" style:font-size-asian="13pt" style:font-size-complex="13pt"/>
    </style:style>
    <style:style style:name="T672" style:family="text">
      <style:text-properties style:font-name="標楷體1" fo:font-size="12pt" officeooo:rsid="4496e03e" style:font-name-asian="標楷體1" style:font-size-asian="12pt" style:font-size-complex="12pt"/>
    </style:style>
    <style:style style:name="T673" style:family="text">
      <style:text-properties style:font-name="標楷體1" fo:font-size="12pt" officeooo:rsid="48c101ff" style:font-name-asian="標楷體1" style:font-size-asian="12pt" style:font-size-complex="12pt"/>
    </style:style>
    <style:style style:name="T674" style:family="text">
      <style:text-properties style:font-name="標楷體1" fo:font-size="12pt" officeooo:rsid="48de955c" style:font-name-asian="標楷體1" style:font-size-asian="12pt" style:font-size-complex="12pt"/>
    </style:style>
    <style:style style:name="T675" style:family="text">
      <style:text-properties style:font-name="標楷體1" fo:font-size="12pt" officeooo:rsid="44dbfd8b" style:font-name-asian="標楷體1" style:font-size-asian="12pt" style:font-size-complex="12pt"/>
    </style:style>
    <style:style style:name="T676" style:family="text">
      <style:text-properties style:font-name="標楷體1" fo:font-size="12pt" officeooo:rsid="48d9eb1b" style:font-name-asian="標楷體1" style:font-size-asian="12pt" style:font-size-complex="12pt"/>
    </style:style>
    <style:style style:name="T677" style:family="text">
      <style:text-properties style:font-name="標楷體1" fo:font-size="11pt" officeooo:rsid="4496e03e" style:font-name-asian="標楷體1" style:font-size-asian="11pt" style:font-size-complex="11pt"/>
    </style:style>
    <style:style style:name="T678" style:family="text">
      <style:text-properties style:font-name="標楷體1" fo:font-size="11pt" officeooo:rsid="48c101ff" style:font-name-asian="標楷體1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6606411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。</text:p>
              <text:list>
                <text:list-item>
                  <text:p text:style-name="P1">明顯例子，哲學 基於、根基是 筆劃、字母、符號。</text:p>
                  <text:list>
                    <text:list-item>
                      <text:p text:style-name="P345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346">積分。</text:p>
              <text:list>
                <text:list-item>
                  <text:p text:style-name="P353"><text:span text:style-name="T2">S =</text:span><text:span text:style-name="T448">∫</text:span><text:span text:style-name="T447">0</text:span><text:span text:style-name="T417">T</text:span><text:span text:style-name="T4">(</text:span><text:span text:style-name="T2">v(t)</text:span><text:span text:style-name="T22">)</text:span><text:span text:style-name="T2">dt。</text:span></text:p>
                  <text:list>
                    <text:list-item>
                      <text:p text:style-name="P353"><text:span text:style-name="T2">S = Σ</text:span><text:span text:style-name="T419">t</text:span><text:span text:style-name="T418">=0</text:span><text:span text:style-name="T338">T</text:span><text:span text:style-name="T472">（</text:span><text:span text:style-name="T2">v(</text:span><text:span text:style-name="T21">t</text:span><text:span text:style-name="T2">)</text:span><text:span text:style-name="T472">）</text:span><text:span text:style-name="T2">。</text:span></text:p>
                    </text:list-item>
                    <text:list-item>
                      <text:p text:style-name="P354"><text:span text:style-name="T1">S = </text:span><text:span text:style-name="T292">v * T</text:span><text:span text:style-name="T476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7"><text:bookmark-start text:name="次方坐標系"/>次方<text:bookmark-end text:name="次方坐標系"/>座標系</text:p>
          <text:list>
            <text:list-item>
              <text:p text:style-name="P382"><text:span text:style-name="T28">n</text:span><text:span text:style-name="T23">元</text:span><text:span text:style-name="T536">m</text:span><text:span text:style-name="T537">次</text:span><text:span text:style-name="T23">方程</text:span><text:span text:style-name="T478">式 </text:span><text:span text:style-name="T646">↔</text:span><text:span text:style-name="T480">（</text:span><text:span text:style-name="T28">n</text:span><text:span text:style-name="T27">+1</text:span><text:span text:style-name="T26">）</text:span><text:span text:style-name="T478">維</text:span><text:span text:style-name="T476">次方座標系</text:span><text:span text:style-name="T477">。</text:span></text:p>
            </text:list-item>
            <text:list-item>
              <text:p text:style-name="P80"><text:span text:style-name="T476">明顯例子，</text:span><text:span text:style-name="T25">1元</text:span><text:span text:style-name="T479">方程式、</text:span><text:span text:style-name="T25">1元</text:span><text:span text:style-name="T28">2次</text:span><text:span text:style-name="T481">方程式</text:span><text:span text:style-name="T476">。</text:span></text:p>
              <text:list>
                <text:list-item>
                  <text:p text:style-name="P81"><text:span text:style-name="T24">假定，使用 2</text:span><text:span text:style-name="T478">維</text:span><text:span text:style-name="T476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82"><text:span text:style-name="T476">明顯例子，假定</text:span><text:span text:style-name="T2">，</text:span><text:span text:style-name="T28">y = </text:span><text:span text:style-name="T35">f(x)</text:span><text:span text:style-name="T28"> = a * x</text:span><text:span text:style-name="T339">2</text:span><text:span text:style-name="T28"> + b * x + c</text:span><text:span text:style-name="T476">。</text:span></text:p>
                  <text:list>
                    <text:list-item>
                      <text:p text:style-name="P83"><text:span text:style-name="T29">xy座</text:span><text:span text:style-name="T482">標系 出現（</text:span><text:span text:style-name="T29">1元2次</text:span><text:span text:style-name="T482">方程式 的）曲線</text:span><text:span text:style-name="T476">。</text:span></text:p>
                    </text:list-item>
                    <text:list-item>
                      <text:p text:style-name="P84"><text:span text:style-name="T24">假定，使用 2</text:span><text:span text:style-name="T478">維</text:span><text:span text:style-name="T476">次方座標系。</text:span></text:p>
                      <text:list>
                        <text:list-item>
                          <text:p text:style-name="P85"><text:span text:style-name="T24">2</text:span><text:span text:style-name="T478">維</text:span><text:span text:style-name="T476">次方座標系 出現 </text:span><text:span text:style-name="T483">三</text:span><text:span text:style-name="T476">個點。</text:span></text:p>
                          <text:list>
                            <text:list-item>
                              <text:p text:style-name="P86"><text:span text:style-name="T2">在 水平軸</text:span><text:span text:style-name="T30">=2、垂直軸=a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7"><text:span text:style-name="T2">在 水平軸</text:span><text:span text:style-name="T30">=1、垂直軸=b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0"><text:span text:style-name="T2">在 水平軸</text:span><text:span text:style-name="T30">=0、垂直軸=c 的 座標位置，有 </text:span><text:span text:style-name="T484">一個點</text:span><text:span text:style-name="T47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476">明顯例子，假定</text:span><text:span text:style-name="T2">，</text:span><text:span text:style-name="T28">y = </text:span><text:span text:style-name="T35">f(x)</text:span><text:span text:style-name="T28"> = a * x</text:span><text:span text:style-name="T339">2</text:span><text:span text:style-name="T28"> + b * x + c</text:span><text:span text:style-name="T38"> + d * x</text:span><text:span text:style-name="T340">-0.</text:span><text:span text:style-name="T342">1</text:span><text:span text:style-name="T38"> + e * x</text:span><text:span text:style-name="T340">-</text:span><text:span text:style-name="T341">π</text:span><text:span text:style-name="T476">。</text:span></text:p>
                  <text:list>
                    <text:list-item>
                      <text:p text:style-name="P80"><text:span text:style-name="T29">xy座</text:span><text:span text:style-name="T482">標系 出現（</text:span><text:span text:style-name="T29">1元</text:span><text:span text:style-name="T482">方程式 的）曲線</text:span><text:span text:style-name="T476">。</text:span></text:p>
                    </text:list-item>
                    <text:list-item>
                      <text:p text:style-name="P80"><text:span text:style-name="T24">假定，使用 2</text:span><text:span text:style-name="T478">維</text:span><text:span text:style-name="T476">次方座標系。</text:span></text:p>
                      <text:list>
                        <text:list-item>
                          <text:p text:style-name="P80"><text:span text:style-name="T24">2</text:span><text:span text:style-name="T478">維</text:span><text:span text:style-name="T476">次方座標系 出現 </text:span><text:span text:style-name="T488">五</text:span><text:span text:style-name="T476">個點。</text:span></text:p>
                          <text:list>
                            <text:list-item>
                              <text:p text:style-name="P80"><text:span text:style-name="T2">在 水平軸</text:span><text:span text:style-name="T30">=2、垂直軸=a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0"><text:span text:style-name="T2">在 水平軸</text:span><text:span text:style-name="T30">=1、垂直軸=b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0"><text:span text:style-name="T2">在 水平軸</text:span><text:span text:style-name="T30">=0、垂直軸=c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8"><text:span text:style-name="T2">在 水平軸</text:span><text:span text:style-name="T30">=</text:span><text:span text:style-name="T39">(</text:span><text:span text:style-name="T30">-0.</text:span><text:span text:style-name="T41">1</text:span><text:span text:style-name="T39">)</text:span><text:span text:style-name="T30">、垂直軸=</text:span><text:span text:style-name="T39">d</text:span><text:span text:style-name="T30"> 的 座標位置，有 </text:span><text:span text:style-name="T484">一個點</text:span><text:span text:style-name="T476">。</text:span></text:p>
                            </text:list-item>
                            <text:list-item>
                              <text:p text:style-name="P88"><text:span text:style-name="T2">在 水平軸</text:span><text:span text:style-name="T30">=</text:span><text:span text:style-name="T39">(</text:span><text:span text:style-name="T30">-</text:span><text:span text:style-name="T40">π</text:span><text:span text:style-name="T39">)</text:span><text:span text:style-name="T30">、垂直軸=</text:span><text:span text:style-name="T39">e</text:span><text:span text:style-name="T30"> 的 座標位置，有 </text:span><text:span text:style-name="T484">一個點</text:span><text:span text:style-name="T47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T476">明顯例子，</text:span><text:span text:style-name="T31">n</text:span><text:span text:style-name="T25">元</text:span><text:span text:style-name="T479">方程式</text:span><text:span text:style-name="T476">、</text:span><text:span text:style-name="T31">n</text:span><text:span text:style-name="T25">元</text:span><text:span text:style-name="T28">m</text:span><text:span text:style-name="T25">次</text:span><text:span text:style-name="T479">方程式</text:span><text:span text:style-name="T476">。</text:span></text:p>
              <text:list>
                <text:list-item>
                  <text:p text:style-name="P90"><text:span text:style-name="T35">假定，</text:span><text:span text:style-name="T31">n</text:span><text:span text:style-name="T25">元</text:span><text:span text:style-name="T28">m</text:span><text:span text:style-name="T25">次</text:span><text:span text:style-name="T479">方程式</text:span><text:span text:style-name="T25"> = </text:span><text:span text:style-name="T35">f(x</text:span><text:span text:style-name="T421">1</text:span><text:span text:style-name="T36">, x</text:span><text:span text:style-name="T421">2</text:span><text:span text:style-name="T36">, …, x</text:span><text:span text:style-name="T421">n</text:span><text:span text:style-name="T35">)</text:span><text:span text:style-name="T476">。</text:span></text:p>
                </text:list-item>
                <text:list-item>
                  <text:p text:style-name="P90"><text:span text:style-name="T31">假定，使用（n+1）</text:span><text:span text:style-name="T478">維</text:span><text:span text:style-name="T476">次方座標系。</text:span></text:p>
                  <text:list>
                    <text:list-item>
                      <text:p text:style-name="P91"><text:span text:style-name="T476">假定，第</text:span><text:span text:style-name="T37">i</text:span><text:span text:style-name="T486">維、</text:span><text:span text:style-name="T476">第</text:span><text:span text:style-name="T32">i</text:span><text:span text:style-name="T476">軸 是 </text:span><text:span text:style-name="T28">x</text:span><text:span text:style-name="T420">i</text:span><text:span text:style-name="T476">次方維、</text:span><text:span text:style-name="T28">x</text:span><text:span text:style-name="T420">i</text:span><text:span text:style-name="T476">次方軸。</text:span></text:p>
                      <text:list>
                        <text:list-item>
                          <text:p text:style-name="P92"><text:span text:style-name="T33">n </text:span><text:span text:style-name="T584">≥</text:span><text:span text:style-name="T33"> </text:span><text:span text:style-name="T32">i</text:span><text:span text:style-name="T33"> </text:span><text:span text:style-name="T584">≥</text:span><text:span text:style-name="T33"> 1</text:span><text:span text:style-name="T476">。</text:span></text:p>
                        </text:list-item>
                        <text:list-item>
                          <text:p text:style-name="P93"><text:span text:style-name="T28">x</text:span><text:span text:style-name="T420">i</text:span><text:span text:style-name="T476">次方軸的 數值 是 </text:span><text:span text:style-name="T28">x</text:span><text:span text:style-name="T420">i</text:span><text:span text:style-name="T476">的 次方數。</text:span></text:p>
                        </text:list-item>
                      </text:list>
                    </text:list-item>
                    <text:list-item>
                      <text:p text:style-name="P94"><text:span text:style-name="T476">假定，第</text:span><text:span text:style-name="T31">（n+1）</text:span><text:span text:style-name="T486">維</text:span><text:span text:style-name="T476">、第</text:span><text:span text:style-name="T31">（n+1）</text:span><text:span text:style-name="T476">軸 是 係數</text:span><text:span text:style-name="T487">維</text:span><text:span text:style-name="T476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<text:span text:style-name="T476">次方座標系 </text:span><text:span text:style-name="T485">有機率出現 點、線、面、體、直線、曲線、</text:span><text:span text:style-name="T29">1元2次</text:span><text:span text:style-name="T482">方程式</text:span><text:span text:style-name="T485">、圓、正方形、正方體</text:span><text:span text:style-name="T476">。</text:span></text:p>
            </text:list-item>
            <text:list-item>
              <text:p text:style-name="P5">次方座標系的 分形。</text:p>
              <text:list>
                <text:list-item>
                  <text:p text:style-name="P96"><text:span text:style-name="T35">明顯例子，F(</text:span><text:span text:style-name="T42">f</text:span><text:span text:style-name="T422">1</text:span><text:span text:style-name="T35">(</text:span><text:span text:style-name="T42">a</text:span><text:span text:style-name="T421">1</text:span><text:span text:style-name="T36">, </text:span><text:span text:style-name="T42">a</text:span><text:span text:style-name="T421">2</text:span><text:span text:style-name="T36">, …, </text:span><text:span text:style-name="T42">a</text:span><text:span text:style-name="T422">i</text:span><text:span text:style-name="T35">)</text:span><text:span text:style-name="T36">, </text:span><text:span text:style-name="T42">f</text:span><text:span text:style-name="T422">2</text:span><text:span text:style-name="T35">(</text:span><text:span text:style-name="T43">b</text:span><text:span text:style-name="T421">1</text:span><text:span text:style-name="T36">, </text:span><text:span text:style-name="T43">b</text:span><text:span text:style-name="T421">2</text:span><text:span text:style-name="T36">, …, </text:span><text:span text:style-name="T43">b</text:span><text:span text:style-name="T422">j</text:span><text:span text:style-name="T35">)</text:span><text:span text:style-name="T36">, …, </text:span><text:span text:style-name="T42">f</text:span><text:span text:style-name="T422">n</text:span><text:span text:style-name="T35">(</text:span><text:span text:style-name="T43">c</text:span><text:span text:style-name="T421">1</text:span><text:span text:style-name="T36">, </text:span><text:span text:style-name="T43">c</text:span><text:span text:style-name="T421">2</text:span><text:span text:style-name="T36">, …, </text:span><text:span text:style-name="T43">c</text:span><text:span text:style-name="T422">k</text:span><text:span text:style-name="T35">))</text:span><text:span text:style-name="T476">。</text:span></text:p>
                  <text:list>
                    <text:list-item>
                      <text:p text:style-name="P97"><text:span text:style-name="T476">明顯例子，假定</text:span><text:span text:style-name="T2">，</text:span><text:span text:style-name="T44">F</text:span><text:span text:style-name="T35">(</text:span><text:span text:style-name="T42">f</text:span><text:span text:style-name="T422">1</text:span><text:span text:style-name="T35">(…))</text:span><text:span text:style-name="T28"> = a * </text:span><text:span text:style-name="T42">f</text:span><text:span text:style-name="T422">1</text:span><text:span text:style-name="T35">(…)</text:span><text:span text:style-name="T339">2</text:span><text:span text:style-name="T28"> + b * </text:span><text:span text:style-name="T42">f</text:span><text:span text:style-name="T422">1</text:span><text:span text:style-name="T35">(…)</text:span><text:span text:style-name="T28"> + c</text:span><text:span text:style-name="T476">。</text:span></text:p>
                    </text:list-item>
                  </text:list>
                </text:list-item>
                <text:list-item>
                  <text:p text:style-name="P98"><text:span text:style-name="T476">明顯例子，假定，次方座標系 出現</text:span><text:span text:style-name="T482">（</text:span><text:span text:style-name="T29">1元2次</text:span><text:span text:style-name="T482">方程式 的）曲線</text:span><text:span text:style-name="T476">。</text:span></text:p>
                  <text:list>
                    <text:list-item>
                      <text:p text:style-name="P98"><text:span text:style-name="T2">(次方座標系)</text:span><text:span text:style-name="T355">2</text:span><text:span text:style-name="T57"> 出現 三個點</text:span><text:span text:style-name="T476">。</text:span></text:p>
                      <text:list>
                        <text:list-item>
                          <text:p text:style-name="P98"><text:span text:style-name="T2">(次方座標系)</text:span><text:span text:style-name="T355">2</text:span><text:span text:style-name="T476"> 是 </text:span><text:span text:style-name="T2">次方座標系的 次方座標系</text:span><text:span text:style-name="T47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9"><text:span text:style-name="T35">抽象例子，F(？？？) = 某一特定函數</text:span><text:span text:style-name="T476">。</text:span></text:p>
                  <text:list>
                    <text:list-item>
                      <text:p text:style-name="P100"><text:span text:style-name="T476">明顯例子，假定</text:span><text:span text:style-name="T2">，</text:span><text:span text:style-name="T35">F(？？？)</text:span><text:span text:style-name="T28"> = a * x</text:span><text:span text:style-name="T350">2*</text:span><text:span text:style-name="T349">y</text:span><text:span text:style-name="T28"> + b * x</text:span><text:span text:style-name="T349">y</text:span><text:span text:style-name="T28"> + c</text:span><text:span text:style-name="T476">。</text:span></text:p>
                    </text:list-item>
                    <text:list-item>
                      <text:p text:style-name="P99"><text:span text:style-name="T476">明顯例子，假定</text:span><text:span text:style-name="T2">，</text:span><text:span text:style-name="T35">F(？？？)</text:span><text:span text:style-name="T28"> = a * x</text:span><text:span text:style-name="T349">y</text:span><text:span text:style-name="T343">^2+</text:span><text:span text:style-name="T351">2*</text:span><text:span text:style-name="T349">y</text:span><text:span text:style-name="T343">+1</text:span><text:span text:style-name="T28"> + b * x</text:span><text:span text:style-name="T349">y</text:span><text:span text:style-name="T343">^3+</text:span><text:span text:style-name="T349">y</text:span><text:span text:style-name="T343">+</text:span><text:span text:style-name="T344">1</text:span><text:span text:style-name="T28"> + c</text:span><text:span text:style-name="T349">y</text:span><text:span text:style-name="T343">^2+</text:span><text:span text:style-name="T349">y</text:span><text:span text:style-name="T343">+</text:span><text:span text:style-name="T344">3</text:span><text:span text:style-name="T28"> * x</text:span><text:span text:style-name="T348">x</text:span><text:span text:style-name="T343">^3+</text:span><text:span text:style-name="T348">x</text:span><text:span text:style-name="T343">+</text:span><text:span text:style-name="T347">3</text:span><text:span text:style-name="T35">。</text:span></text:p>
                    </text:list-item>
                    <text:list-item>
                      <text:p text:style-name="P99"><text:span text:style-name="T476">明顯例子，假定</text:span><text:span text:style-name="T2">，</text:span><text:span text:style-name="T35">F(？？？)</text:span><text:span text:style-name="T28"> = a * x</text:span><text:span text:style-name="T352">x</text:span><text:span text:style-name="T343">^2+</text:span><text:span text:style-name="T351">2*</text:span><text:span text:style-name="T352">y</text:span><text:span text:style-name="T343">+1</text:span><text:span text:style-name="T28"> + b * </text:span><text:span text:style-name="T45">y</text:span><text:span text:style-name="T349">y</text:span><text:span text:style-name="T343">^3+</text:span><text:span text:style-name="T349">y</text:span><text:span text:style-name="T353">+</text:span><text:span text:style-name="T346">x</text:span><text:span text:style-name="T28"> + c</text:span><text:span text:style-name="T345">x</text:span><text:span text:style-name="T343">^2+</text:span><text:span text:style-name="T349">y</text:span><text:span text:style-name="T343">+</text:span><text:span text:style-name="T344">3</text:span><text:span text:style-name="T28"> * x</text:span><text:span text:style-name="T348">x</text:span><text:span text:style-name="T343">^3+</text:span><text:span text:style-name="T348">x</text:span><text:span text:style-name="T343">+</text:span><text:span text:style-name="T347">3</text:span><text:span text:style-name="T35">。</text:span></text:p>
                    </text:list-item>
                  </text:list>
                </text:list-item>
              </text:list>
            </text:list-item>
            <text:list-item>
              <text:p text:style-name="P343">次方座標系的 拓展。</text:p>
              <text:list>
                <text:list-item>
                  <text:p text:style-name="P101"><text:span text:style-name="T35">明顯例子，直角座標系 →</text:span><text:span text:style-name="T47"> </text:span><text:span text:style-name="T35">次方座標系、直角型次方座標系。</text:span></text:p>
                </text:list-item>
                <text:list-item>
                  <text:p text:style-name="P102"><text:span text:style-name="T35">明顯例子，極座標系 →</text:span><text:span text:style-name="T47"> </text:span><text:span text:style-name="T35">極型次方座標系。</text:span></text:p>
                </text:list-item>
                <text:list-item>
                  <text:p text:style-name="P103"><text:span text:style-name="T35">明顯例子，圓柱座標系 →</text:span><text:span text:style-name="T47"> </text:span><text:span text:style-name="T35">圓柱型次方座標系。</text:span></text:p>
                </text:list-item>
                <text:list-item>
                  <text:p text:style-name="P104"><text:span text:style-name="T35">明顯例子，</text:span><text:span text:style-name="T491">重心</text:span><text:span text:style-name="T60">座標系</text:span><text:span text:style-name="T35"> →</text:span><text:span text:style-name="T47"> </text:span><text:span text:style-name="T491">重心</text:span><text:span text:style-name="T35">型次方座標系。</text:span></text:p>
                  <text:list>
                    <text:list-item>
                      <text:p text:style-name="P347"><text:span text:style-name="T35">（重心座標系 的 相關描述在 </text:span><text:span text:style-name="T301">新生之書</text:span><text:span text:style-name="T302">的 </text:span><text:span text:style-name="T301">數學</text:span><text:span text:style-name="T35"> 文件群的 </text:span><text:span text:style-name="T301">重心坐標系</text:span><text:span text:style-name="T35">）</text:span></text:p>
                    </text:list-item>
                  </text:list>
                </text:list-item>
                <text:list-item>
                  <text:p text:style-name="P105"><text:span text:style-name="T35">明顯例子，</text:span><text:span text:style-name="T60"> </text:span><text:span text:style-name="T492">放射狀型</text:span><text:span text:style-name="T35">座標系 →</text:span><text:span text:style-name="T47"> </text:span><text:span text:style-name="T492">放射狀</text:span><text:span text:style-name="T35">型次方座標系。</text:span></text:p>
                  <text:list>
                    <text:list-item>
                      <text:p text:style-name="P348"><text:span text:style-name="T302">（放射狀型座標系 的 相關描述在 </text:span><text:span text:style-name="T301">新生之書</text:span><text:span text:style-name="T302">的 </text:span><text:span text:style-name="T301">_</text:span><text:span text:style-name="T302"> 文件群的 </text:span><text:span text:style-name="T301">n維</text:span><text:span text:style-name="T302">）</text:span></text:p>
                    </text:list-item>
                  </text:list>
                </text:list-item>
              </text:list>
            </text:list-item>
            <text:list-item>
              <text:p text:style-name="P106"><text:span text:style-name="T35">抽象例子，</text:span><text:span text:style-name="T476">次方座標系、其他座標系 的 變形、混和、混搭</text:span><text:span text:style-name="T490">。</text:span></text:p>
              <text:list>
                <text:list-item>
                  <text:p text:style-name="P107"><text:span text:style-name="T35">明顯例子</text:span><text:span text:style-name="T2">，假定，</text:span><text:span text:style-name="T28">f(x) = a * x</text:span><text:span text:style-name="T339">2</text:span><text:span text:style-name="T28"> + b * x + c</text:span><text:span text:style-name="T481">。</text:span></text:p>
                  <text:list>
                    <text:list-item>
                      <text:p text:style-name="P108"><text:span text:style-name="T24">假定，使用 </text:span><text:span text:style-name="T46">3</text:span><text:span text:style-name="T478">維</text:span><text:span text:style-name="T581">（</text:span><text:span text:style-name="T476">次方座標系、</text:span><text:span text:style-name="T52">x</text:span><text:span text:style-name="T580">座標系）混搭型座標系</text:span><text:span text:style-name="T476">。</text:span></text:p>
                      <text:list>
                        <text:list-item>
                          <text:p text:style-name="P6"><text:span text:style-name="T476">假定，</text:span><text:span text:style-name="T2">水平</text:span><text:span text:style-name="T476">軸 是 </text:span><text:span text:style-name="T294">x</text:span><text:span text:style-name="T476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476">高度</text:span><text:span text:style-name="T2">軸 是 </text:span><text:span text:style-name="T52">x軸</text:span><text:span text:style-name="T58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9"><text:span text:style-name="T35">明顯例子</text:span><text:span text:style-name="T2">，假定，</text:span><text:span text:style-name="T28">f(x, </text:span><text:span text:style-name="T49">y</text:span><text:span text:style-name="T28">) = a * x</text:span><text:span text:style-name="T339">2</text:span><text:span text:style-name="T28"> + b * </text:span><text:span text:style-name="T50">x</text:span><text:span text:style-name="T28"> + c + </text:span><text:span text:style-name="T50">d * y</text:span><text:span text:style-name="T354">2</text:span><text:span text:style-name="T481">。</text:span></text:p>
                  <text:list>
                    <text:list-item>
                      <text:p text:style-name="P110"><text:span text:style-name="T24">假定，使用 </text:span><text:span text:style-name="T46">3</text:span><text:span text:style-name="T478">維</text:span><text:span text:style-name="T581">（</text:span><text:span text:style-name="T476">次方座標系、</text:span><text:span text:style-name="T56">y</text:span><text:span text:style-name="T580">座標系）混搭型座標系</text:span><text:span text:style-name="T476">。</text:span></text:p>
                      <text:list>
                        <text:list-item>
                          <text:p text:style-name="P6"><text:span text:style-name="T476">假定，</text:span>水平<text:span text:style-name="T476">軸 是</text:span><text:span text:style-name="T2"> </text:span><text:span text:style-name="T51">x</text:span>次方<text:span text:style-name="T476">軸。</text:span></text:p>
                        </text:list-item>
                        <text:list-item>
                          <text:p text:style-name="P6"><text:span text:style-name="T476">假定，垂直軸 </text:span><text:span text:style-name="T2">是 </text:span><text:span text:style-name="T476">係數軸。</text:span></text:p>
                        </text:list-item>
                        <text:list-item>
                          <text:p text:style-name="P6">假定，<text:span text:style-name="T476">高度</text:span>軸 是 <text:span text:style-name="T295">y軸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412">2</text:span>。</text:p>
                  <text:list>
                    <text:list-item>
                      <text:p text:style-name="P8">明顯例子，假定，次方座標系 出現<text:span text:style-name="T591">（</text:span><text:span text:style-name="T293">1元2次</text:span><text:span text:style-name="T591">方程式 的）曲線。</text:span></text:p>
                      <text:list>
                        <text:list-item>
                          <text:p text:style-name="P8"><text:span text:style-name="T2">(次方座標系)</text:span><text:span text:style-name="T412">2</text:span><text:span text:style-name="T296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296"> 出現（第二種）</text:span><text:span text:style-name="T591">（</text:span><text:span text:style-name="T293">1元2次</text:span><text:span text:style-name="T591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297">v = v</text:span><text:span text:style-name="T441">0</text:span><text:span text:style-name="T297"> + a * t</text:span><text:span text:style-name="T592">。</text:span></text:p>
                  <text:list>
                    <text:list-item>
                      <text:p text:style-name="P11">已知，<text:span text:style-name="T297">v = S / t = S * </text:span><text:span text:style-name="T298">t</text:span><text:span text:style-name="T414">-1</text:span>。</text:p>
                    </text:list-item>
                    <text:list-item>
                      <text:p text:style-name="P11">已知，<text:span text:style-name="T297">a = S / t</text:span><text:span text:style-name="T413">2</text:span><text:span text:style-name="T297"> = S * </text:span><text:span text:style-name="T298">t</text:span><text:span text:style-name="T414">-2</text:span><text:span text:style-name="T592">。</text:span></text:p>
                    </text:list-item>
                    <text:list-item>
                      <text:p text:style-name="P11"><text:span text:style-name="T53">次方座標系</text:span>。</text:p>
                      <text:list>
                        <text:list-item>
                          <text:p text:style-name="P111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23">0</text:span><text:span text:style-name="T30"> 的 座標位置，有 </text:span><text:span text:style-name="T484">一個點</text:span><text:span text:style-name="T2">。</text:span></text:p>
                        </text:list-item>
                        <text:list-item>
                          <text:p text:style-name="P111"><text:span text:style-name="T2">在 水平軸</text:span><text:span text:style-name="T30">=-</text:span><text:span text:style-name="T48">1</text:span><text:span text:style-name="T30">、垂直軸=S 的 座標位置，有 </text:span><text:span text:style-name="T484">一個點</text:span><text:span text:style-name="T476">。</text:span></text:p>
                        </text:list-item>
                        <text:list-item>
                          <text:p text:style-name="P112"><text:span text:style-name="T2">在 水平軸</text:span><text:span text:style-name="T30">=-</text:span><text:span text:style-name="T48">2</text:span><text:span text:style-name="T30">、垂直軸=S*</text:span><text:span text:style-name="T48">t</text:span><text:span text:style-name="T30"> 的 座標位置，有 </text:span><text:span text:style-name="T484">一個點</text:span><text:span text:style-name="T476">。</text:span></text:p>
                        </text:list-item>
                      </text:list>
                    </text:list-item>
                    <text:list-item>
                      <text:p text:style-name="P12"><text:span text:style-name="T53">次方座標系</text:span>。</text:p>
                      <text:list>
                        <text:list-item>
                          <text:p text:style-name="P112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23">0</text:span><text:span text:style-name="T30"> 的 座標位置，有 </text:span><text:span text:style-name="T484">一個點</text:span><text:span text:style-name="T2">。</text:span></text:p>
                          <text:list>
                            <text:list-item>
                              <text:p text:style-name="P355"><text:span text:style-name="T489">已知，</text:span><text:span text:style-name="T58">v = v</text:span><text:span text:style-name="T423">0</text:span><text:span text:style-name="T58"> + a * t</text:span><text:span text:style-name="T2">。</text:span></text:p>
                              <text:list>
                                <text:list-item>
                                  <text:p text:style-name="P355"><text:span text:style-name="T58">v = v</text:span><text:span text:style-name="T423">0</text:span><text:span text:style-name="T58"> + S * </text:span><text:span text:style-name="T48">t</text:span><text:span text:style-name="T356">-2</text:span><text:span text:style-name="T58"> * t</text:span><text:span text:style-name="T2">。</text:span></text:p>
                                </text:list-item>
                                <text:list-item>
                                  <text:p text:style-name="P355"><text:span text:style-name="T58">v = v</text:span><text:span text:style-name="T423">0</text:span><text:span text:style-name="T58"> + v</text:span><text:span text:style-name="T2">。</text:span></text:p>
                                </text:list-item>
                                <text:list-item>
                                  <text:p text:style-name="P113"><text:span text:style-name="T59">0</text:span><text:span text:style-name="T58"> = v</text:span><text:span text:style-name="T423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297">v = v</text:span><text:span text:style-name="T441">0</text:span><text:span text:style-name="T297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300">f(t)</text:span><text:span text:style-name="T299"> = </text:span><text:span text:style-name="T593">f(</text:span><text:span text:style-name="T594">S,</text:span><text:span text:style-name="T593">t,</text:span><text:span text:style-name="T596">dx,</text:span><text:span text:style-name="T594">n</text:span><text:span text:style-name="T593">)</text:span><text:span text:style-name="T595"> =</text:span><text:span text:style-name="T299"> (</text:span><text:span text:style-name="T300">S / t</text:span><text:span text:style-name="T415">1*dx</text:span><text:span text:style-name="T300">) + </text:span><text:span text:style-name="T299">(</text:span><text:span text:style-name="T300">S / t</text:span><text:span text:style-name="T415">2*dx</text:span><text:span text:style-name="T300">) + … + </text:span><text:span text:style-name="T299">(</text:span><text:span text:style-name="T300">S / t</text:span><text:span text:style-name="T415">n*dx</text:span><text:span text:style-name="T300">)</text:span>。</text:p>
                  <text:list>
                    <text:list-item>
                      <text:p text:style-name="P15"><text:span text:style-name="T2">d</text:span><text:span text:style-name="T54">x</text:span><text:span text:style-name="T2"> 是（</text:span><text:span text:style-name="T55">x）</text:span><text:span text:style-name="T2">無限趨近於零的 數值</text:span>。</text:p>
                    </text:list-item>
                    <text:list-item>
                      <text:p text:style-name="P16"><text:span text:style-name="T300">f(t)，</text:span><text:span text:style-name="T590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647">↔</text:span><text:span text:style-name="T610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590">次方座標系</text:span><text:span text:style-name="T63">(和 其他座標系 一樣也)</text:span><text:span text:style-name="T590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612">第</text:span><text:span text:style-name="T303">a</text:span><text:span text:style-name="T612">層級</text:span>座標系<text:bookmark-end text:name="第a層級座標系"/></text:p>
          <text:list>
            <text:list-item>
              <text:p text:style-name="P20">座標系<text:span text:style-name="T613">層級</text:span><text:span text:style-name="T1"> </text:span><text:span text:style-name="T647">↔</text:span> <text:span text:style-name="T613">符號層級</text:span>。</text:p>
              <text:list>
                <text:list-item>
                  <text:p text:style-name="P349"><text:span text:style-name="T302">（符號層級 的 相關描述在 </text:span><text:span text:style-name="T301">新生之書</text:span><text:span text:style-name="T302">的 </text:span><text:span text:style-name="T301">數學</text:span><text:span text:style-name="T302"> 文件群的 </text:span><text:span text:style-name="T301">符號層級</text:span><text:span text:style-name="T302">）</text:span></text:p>
                </text:list-item>
              </text:list>
            </text:list-item>
            <text:list-item>
              <text:p text:style-name="P19"><text:span text:style-name="T612">第</text:span><text:span text:style-name="T303">a</text:span><text:span text:style-name="T612">層級</text:span>座標系。</text:p>
              <text:list>
                <text:list-item>
                  <text:p text:style-name="P21"><text:span text:style-name="T590">明顯例子，第</text:span><text:span text:style-name="T304">1</text:span><text:span text:style-name="T590">層級</text:span>座標系<text:span text:style-name="T1"> </text:span><text:span text:style-name="T647">↔</text:span> <text:span text:style-name="T590">加法</text:span>座標系<text:span text:style-name="T590">、減法</text:span>座標系、<text:span text:style-name="T306">數值</text:span>座標系。</text:p>
                  <text:list>
                    <text:list-item>
                      <text:p text:style-name="P22"><text:span text:style-name="T306">數值</text:span>座標系 <text:span text:style-name="T305">的 </text:span><text:span text:style-name="T590">明顯例子，</text:span><text:span text:style-name="T302">直角座標系、極座標系、圓柱座標系</text:span>。</text:p>
                    </text:list-item>
                  </text:list>
                </text:list-item>
                <text:list-item>
                  <text:p text:style-name="P23"><text:span text:style-name="T590">明顯例子，第</text:span><text:span text:style-name="T304">2</text:span><text:span text:style-name="T590">層級</text:span>座標系<text:span text:style-name="T1"> </text:span><text:span text:style-name="T647">↔</text:span> <text:span text:style-name="T590">乘法</text:span>座標系<text:span text:style-name="T590">、除法</text:span>座標系。</text:p>
                </text:list-item>
                <text:list-item>
                  <text:p text:style-name="P24"><text:span text:style-name="T590">明顯例子，第</text:span><text:span text:style-name="T304">3</text:span><text:span text:style-name="T590">層級</text:span>座標系<text:span text:style-name="T1"> </text:span><text:span text:style-name="T647">↔</text:span> <text:span text:style-name="T611">次方</text:span>座標系<text:span text:style-name="T590">、</text:span><text:span text:style-name="T322">log</text:span>座標系。</text:p>
                </text:list-item>
              </text:list>
            </text:list-item>
            <text:list-item>
              <text:p text:style-name="P25"><text:span text:style-name="T590">乘法</text:span>座標系。</text:p>
              <text:list>
                <text:list-item>
                  <text:p text:style-name="P26"><text:span text:style-name="T590">明顯例子，假定，</text:span><text:span text:style-name="T300">f(t)</text:span><text:span text:style-name="T299"> = (</text:span><text:span text:style-name="T310">a</text:span><text:span text:style-name="T442">1</text:span><text:span text:style-name="T300"> * </text:span><text:span text:style-name="T314">1</text:span><text:span text:style-name="T300"> * t) + </text:span><text:span text:style-name="T299">(</text:span><text:span text:style-name="T310">a</text:span><text:span text:style-name="T442">2</text:span><text:span text:style-name="T300"> * </text:span><text:span text:style-name="T308">2</text:span><text:span text:style-name="T307"> * </text:span><text:span text:style-name="T300">t) + … + </text:span><text:span text:style-name="T299">(</text:span><text:span text:style-name="T310">a</text:span><text:span text:style-name="T442">n</text:span><text:span text:style-name="T300"> * </text:span><text:span text:style-name="T308">n</text:span><text:span text:style-name="T307"> * </text:span><text:span text:style-name="T300">t)</text:span>。</text:p>
                  <text:list>
                    <text:list-item>
                      <text:p text:style-name="P27"><text:span text:style-name="T300">f(t)</text:span><text:span text:style-name="T299"> = </text:span><text:span text:style-name="T312">Σ</text:span><text:span text:style-name="T443">i=0</text:span><text:span text:style-name="T416">n</text:span><text:span text:style-name="T299">(</text:span><text:span text:style-name="T310">a</text:span><text:span text:style-name="T443">i</text:span><text:span text:style-name="T300"> * </text:span><text:span text:style-name="T312">i</text:span><text:span text:style-name="T307"> * </text:span><text:span text:style-name="T300">t)</text:span><text:span text:style-name="T305">。</text:span></text:p>
                      <text:list>
                        <text:list-item>
                          <text:p text:style-name="P28"><text:span text:style-name="T305">在 水平軸</text:span><text:span text:style-name="T311">=</text:span><text:span text:style-name="T313">i</text:span><text:span text:style-name="T311">、垂直軸=</text:span><text:span text:style-name="T310">a</text:span><text:span text:style-name="T443">i</text:span><text:span text:style-name="T311"> 的 座標位置，有 </text:span><text:span text:style-name="T614">一個點</text:span><text:span text:style-name="T300">。</text:span></text:p>
                        </text:list-item>
                      </text:list>
                    </text:list-item>
                    <text:list-item>
                      <text:p text:style-name="P25"><text:span text:style-name="T300">f(t)，</text:span><text:span text:style-name="T590">在 乘法座標系</text:span><text:span text:style-name="T1"> 是</text:span> <text:span text:style-name="T590">離散化、</text:span><text:span text:style-name="T322">n</text:span><text:span text:style-name="T590">個點</text:span>。</text:p>
                    </text:list-item>
                  </text:list>
                </text:list-item>
                <text:list-item>
                  <text:p text:style-name="P26"><text:span text:style-name="T590">明顯例子，假定，</text:span><text:span text:style-name="T300">f(t)</text:span><text:span text:style-name="T299"> = (</text:span><text:span text:style-name="T310">a</text:span><text:span text:style-name="T442">1</text:span><text:span text:style-name="T300"> * </text:span><text:span text:style-name="T316">1*d</text:span><text:span text:style-name="T307">x</text:span><text:span text:style-name="T300"> * t) + </text:span><text:span text:style-name="T299">(</text:span><text:span text:style-name="T310">a</text:span><text:span text:style-name="T442">2</text:span><text:span text:style-name="T300"> * </text:span><text:span text:style-name="T308">2</text:span><text:span text:style-name="T300">*</text:span><text:span text:style-name="T316">d</text:span><text:span text:style-name="T307">x * </text:span><text:span text:style-name="T300">t) + … + </text:span><text:span text:style-name="T299">(</text:span><text:span text:style-name="T310">a</text:span><text:span text:style-name="T442">n</text:span><text:span text:style-name="T300"> * </text:span><text:span text:style-name="T308">n</text:span><text:span text:style-name="T300">*</text:span><text:span text:style-name="T316">d</text:span><text:span text:style-name="T307">x * </text:span><text:span text:style-name="T300">t)</text:span>。</text:p>
                  <text:list>
                    <text:list-item>
                      <text:p text:style-name="P29"><text:span text:style-name="T322">d</text:span><text:span text:style-name="T307">x</text:span><text:span text:style-name="T306"> 是（</text:span><text:span text:style-name="T309">x）</text:span><text:span text:style-name="T306">無限趨近於零的 數值</text:span><text:span text:style-name="T300">。</text:span></text:p>
                    </text:list-item>
                    <text:list-item>
                      <text:p text:style-name="P30"><text:span text:style-name="T300">f(t)</text:span><text:span text:style-name="T299"> =</text:span><text:span text:style-name="T449">∫</text:span><text:span text:style-name="T443">0</text:span><text:span text:style-name="T416">n</text:span><text:span text:style-name="T299">(</text:span><text:span text:style-name="T310">a</text:span><text:span text:style-name="T443">i</text:span><text:span text:style-name="T300"> * </text:span><text:span text:style-name="T312">i </text:span><text:span text:style-name="T300">* </text:span><text:span text:style-name="T317">d</text:span><text:span text:style-name="T307">x * </text:span><text:span text:style-name="T300">t)</text:span><text:span text:style-name="T306">d</text:span><text:span text:style-name="T315">i</text:span><text:span text:style-name="T305">。</text:span></text:p>
                      <text:list>
                        <text:list-item>
                          <text:p text:style-name="P31"><text:span text:style-name="T305">在 水平軸</text:span><text:span text:style-name="T311">=(</text:span><text:span text:style-name="T313">i </text:span><text:span text:style-name="T300">* </text:span><text:span text:style-name="T318">d</text:span><text:span text:style-name="T307">x)</text:span><text:span text:style-name="T311">、垂直軸=</text:span><text:span text:style-name="T310">a</text:span><text:span text:style-name="T443">i</text:span><text:span text:style-name="T311"> 的 座標位置，有 </text:span><text:span text:style-name="T614">一個點</text:span><text:span text:style-name="T300">。</text:span></text:p>
                        </text:list-item>
                      </text:list>
                    </text:list-item>
                    <text:list-item>
                      <text:p text:style-name="P32"><text:span text:style-name="T300">f(t)，</text:span><text:span text:style-name="T590">在 乘法座標系</text:span><text:span text:style-name="T1"> 是</text:span> 連續化、連續線、連續時間線<text:span text:style-name="T590">。</text:span></text:p>
                    </text:list-item>
                  </text:list>
                </text:list-item>
                <text:list-item>
                  <text:p text:style-name="P33"><text:span text:style-name="T590">明顯例子，假定，</text:span><text:span text:style-name="T300">f(t)</text:span><text:span text:style-name="T299"> = </text:span><text:span text:style-name="T63">a * x</text:span><text:span text:style-name="T339">2</text:span><text:span text:style-name="T28"> + b * x + c</text:span>。</text:p>
                  <text:list>
                    <text:list-item>
                      <text:p text:style-name="P33"><text:span text:style-name="T319">2</text:span><text:span text:style-name="T615">維乘法</text:span>座標系<text:span text:style-name="T319">。</text:span></text:p>
                      <text:list>
                        <text:list-item>
                          <text:p text:style-name="P33"><text:span text:style-name="T319">2</text:span><text:span text:style-name="T615">維乘法</text:span>座標系<text:span text:style-name="T305">。</text:span></text:p>
                          <text:list>
                            <text:list-item>
                              <text:p text:style-name="P33"><text:span text:style-name="T305">第</text:span><text:span text:style-name="T319">1</text:span><text:span text:style-name="T615">維、</text:span><text:span text:style-name="T305">第</text:span><text:span text:style-name="T319">1</text:span><text:span text:style-name="T305">軸 是 </text:span><text:span text:style-name="T63">x</text:span><text:span text:style-name="T615">乘法軸</text:span><text:span text:style-name="T305">。</text:span></text:p>
                            </text:list-item>
                            <text:list-item>
                              <text:p text:style-name="P33"><text:span text:style-name="T305">第</text:span><text:span text:style-name="T319">2</text:span><text:span text:style-name="T615">維、</text:span><text:span text:style-name="T305">第</text:span><text:span text:style-name="T319">2</text:span><text:span text:style-name="T305">軸 是 </text:span><text:span text:style-name="T611">係數軸</text:span><text:span text:style-name="T305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19">2</text:span><text:span text:style-name="T615">維乘法</text:span>座標系<text:span text:style-name="T305">。</text:span></text:p>
                          <text:list>
                            <text:list-item>
                              <text:p text:style-name="P33"><text:span text:style-name="T305">在 第</text:span><text:span text:style-name="T319">1</text:span><text:span text:style-name="T305">軸</text:span><text:span text:style-name="T311">=</text:span><text:span text:style-name="T63">x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310">a</text:span><text:span text:style-name="T311"> 的 座標位置，有 </text:span><text:span text:style-name="T614">一條直線</text:span><text:span text:style-name="T305">。</text:span></text:p>
                            </text:list-item>
                            <text:list-item>
                              <text:p text:style-name="P33"><text:span text:style-name="T305">在 第</text:span><text:span text:style-name="T319">1</text:span><text:span text:style-name="T305">軸</text:span><text:span text:style-name="T311">=</text:span><text:span text:style-name="T319">1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28">b</text:span><text:span text:style-name="T311"> 的 座標位置，有 </text:span><text:span text:style-name="T614">一個點</text:span><text:span text:style-name="T305">。</text:span></text:p>
                            </text:list-item>
                            <text:list-item>
                              <text:p text:style-name="P33"><text:span text:style-name="T305">在 第</text:span><text:span text:style-name="T319">1</text:span><text:span text:style-name="T305">軸</text:span><text:span text:style-name="T311">=</text:span><text:span text:style-name="T321">0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28">c</text:span><text:span text:style-name="T311"> 的 座標位置，有 </text:span><text:span text:style-name="T614">一個點</text:span><text:span text:style-name="T305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300">f(t)，</text:span><text:span text:style-name="T590">在 </text:span><text:span text:style-name="T319">2</text:span><text:span text:style-name="T590">維乘法座標系</text:span><text:span text:style-name="T1"> 是</text:span> 連續化和<text:span text:style-name="T590">離散化、</text:span><text:span text:style-name="T319">1</text:span><text:span text:style-name="T614">條直線和</text:span><text:span text:style-name="T319">2</text:span><text:span text:style-name="T614">個點</text:span><text:span text:style-name="T305">。</text:span></text:p>
                        </text:list-item>
                      </text:list>
                    </text:list-item>
                    <text:list-item>
                      <text:p text:style-name="P33"><text:span text:style-name="T319">3</text:span><text:span text:style-name="T615">維乘法</text:span>座標系<text:span text:style-name="T319">。</text:span></text:p>
                      <text:list>
                        <text:list-item>
                          <text:p text:style-name="P32"><text:span text:style-name="T319">3</text:span><text:span text:style-name="T615">維乘法</text:span>座標系<text:span text:style-name="T305">。</text:span></text:p>
                          <text:list>
                            <text:list-item>
                              <text:p text:style-name="P32"><text:span text:style-name="T305">第</text:span><text:span text:style-name="T319">1</text:span><text:span text:style-name="T615">維、</text:span><text:span text:style-name="T305">第</text:span><text:span text:style-name="T319">1</text:span><text:span text:style-name="T305">軸 是 </text:span><text:span text:style-name="T63">x</text:span><text:span text:style-name="T615">乘法軸</text:span><text:span text:style-name="T305">。</text:span></text:p>
                            </text:list-item>
                            <text:list-item>
                              <text:p text:style-name="P32"><text:span text:style-name="T305">第</text:span><text:span text:style-name="T319">2</text:span><text:span text:style-name="T615">維、</text:span><text:span text:style-name="T305">第</text:span><text:span text:style-name="T319">2</text:span><text:span text:style-name="T305">軸 是 </text:span><text:span text:style-name="T63">x</text:span><text:span text:style-name="T615">乘法軸</text:span><text:span text:style-name="T305">。</text:span></text:p>
                            </text:list-item>
                            <text:list-item>
                              <text:p text:style-name="P32"><text:span text:style-name="T305">第</text:span><text:span text:style-name="T319">3</text:span><text:span text:style-name="T615">維、</text:span><text:span text:style-name="T305">第</text:span><text:span text:style-name="T319">3</text:span><text:span text:style-name="T305">軸 是 </text:span><text:span text:style-name="T611">係數軸</text:span><text:span text:style-name="T305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319">3</text:span><text:span text:style-name="T615">維乘法</text:span>座標系<text:span text:style-name="T305">。</text:span></text:p>
                          <text:list>
                            <text:list-item>
                              <text:p text:style-name="P36"><text:span text:style-name="T305">在 第</text:span><text:span text:style-name="T319">1</text:span><text:span text:style-name="T305">軸</text:span><text:span text:style-name="T311">=</text:span><text:span text:style-name="T319">1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319">1</text:span><text:span text:style-name="T311">、</text:span><text:span text:style-name="T305">第</text:span><text:span text:style-name="T319">3</text:span><text:span text:style-name="T305">軸</text:span><text:span text:style-name="T311">=</text:span><text:span text:style-name="T310">a</text:span><text:span text:style-name="T311"> 的 座標位置，有 </text:span><text:span text:style-name="T614">一個點</text:span><text:span text:style-name="T300">。</text:span></text:p>
                            </text:list-item>
                            <text:list-item>
                              <text:p text:style-name="P37"><text:span text:style-name="T305">在 第</text:span><text:span text:style-name="T319">1</text:span><text:span text:style-name="T305">軸</text:span><text:span text:style-name="T311">=</text:span><text:span text:style-name="T319">1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320">0</text:span><text:span text:style-name="T311">、</text:span><text:span text:style-name="T305">第</text:span><text:span text:style-name="T319">3</text:span><text:span text:style-name="T305">軸</text:span><text:span text:style-name="T311">=</text:span><text:span text:style-name="T28">b</text:span><text:span text:style-name="T311"> 的 座標位置，有 </text:span><text:span text:style-name="T614">一個點</text:span><text:span text:style-name="T300">。</text:span></text:p>
                            </text:list-item>
                            <text:list-item>
                              <text:p text:style-name="P37"><text:span text:style-name="T305">在 第</text:span><text:span text:style-name="T319">1</text:span><text:span text:style-name="T305">軸</text:span><text:span text:style-name="T311">=</text:span><text:span text:style-name="T320">0</text:span><text:span text:style-name="T311">、</text:span><text:span text:style-name="T305">第</text:span><text:span text:style-name="T319">2</text:span><text:span text:style-name="T305">軸</text:span><text:span text:style-name="T311">=</text:span><text:span text:style-name="T320">0</text:span><text:span text:style-name="T311">、</text:span><text:span text:style-name="T305">第</text:span><text:span text:style-name="T319">3</text:span><text:span text:style-name="T305">軸</text:span><text:span text:style-name="T311">=</text:span><text:span text:style-name="T28">c</text:span><text:span text:style-name="T311"> 的 座標位置，有 </text:span><text:span text:style-name="T614">一個點</text:span><text:span text:style-name="T300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00">f(t)，</text:span><text:span text:style-name="T590">在 </text:span><text:span text:style-name="T319">3</text:span><text:span text:style-name="T615">維乘法座標系</text:span><text:span text:style-name="T1"> 是</text:span> <text:span text:style-name="T590">離散化、</text:span><text:span text:style-name="T319">3</text:span><text:span text:style-name="T590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611">次方</text:span>座標系。</text:p>
              <text:list>
                <text:list-item>
                  <text:p text:style-name="P350"><text:span text:style-name="T302">（次方座標系 的 相關描述在 </text:span><text:span text:style-name="T301">數學</text:span><text:span text:style-name="T302"> 文件群的 </text:span><text:span text:style-name="T301">次方座標系</text:span><text:span text:style-name="T302">）</text:span></text:p>
                </text:list-item>
              </text:list>
            </text:list-item>
            <text:list-item>
              <text:p text:style-name="P114"><text:span text:style-name="T63">明顯例子，假定，f(x) = a * x</text:span><text:span text:style-name="T339">2</text:span><text:span text:style-name="T28"> + b * x + c</text:span><text:span text:style-name="T476">。</text:span></text:p>
              <text:list>
                <text:list-item>
                  <text:p text:style-name="P115"><text:span text:style-name="T35">2</text:span><text:span text:style-name="T581">維</text:span><text:span text:style-name="T35">直角座標系 出現（1元2次方程式 的）曲線</text:span><text:span text:style-name="T490">。</text:span></text:p>
                </text:list-item>
                <text:list-item>
                  <text:p text:style-name="P116"><text:span text:style-name="T62">2</text:span><text:span text:style-name="T581">維</text:span><text:span text:style-name="T582">乘法座標系</text:span><text:span text:style-name="T35"> 出現 </text:span><text:span text:style-name="T61">1</text:span><text:span text:style-name="T583">條直線和</text:span><text:span text:style-name="T61">2</text:span><text:span text:style-name="T583">個點</text:span><text:span text:style-name="T490">。</text:span></text:p>
                </text:list-item>
                <text:list-item>
                  <text:p text:style-name="P117"><text:span text:style-name="T35">2</text:span><text:span text:style-name="T478">維</text:span><text:span text:style-name="T493">次方</text:span><text:span text:style-name="T476">座標系</text:span><text:span text:style-name="T57"> 出現 </text:span><text:span text:style-name="T61">3</text:span><text:span text:style-name="T57">個點</text:span><text:span text:style-name="T490">。</text:span></text:p>
                </text:list-item>
              </text:list>
            </text:list-item>
          </text:list>
        </text:list-item>
        <text:list-item>
          <text:p text:style-name="P351"><text:bookmark-start text:name="圓形"/>圓形<text:bookmark-end text:name="圓形"/></text:p>
          <text:list>
            <text:list-item>
              <text:p text:style-name="P352">圓形。</text:p>
              <text:list>
                <text:list-item>
                  <text:p text:style-name="P352">圓周長。</text:p>
                  <text:list>
                    <text:list-item>
                      <text:p text:style-name="P356"><text:span text:style-name="T64">dr = </text:span><text:span text:style-name="T5">√（dx</text:span><text:span text:style-name="T357">2</text:span><text:span text:style-name="T5"> + dy</text:span><text:span text:style-name="T357">2</text:span><text:span text:style-name="T5">）</text:span><text:span text:style-name="T490">。</text:span></text:p>
                      <text:list>
                        <text:list-item>
                          <text:p text:style-name="P356"><text:span text:style-name="T6">dr 無限趨近於零</text:span><text:span text:style-name="T490">。</text:span></text:p>
                        </text:list-item>
                        <text:list-item>
                          <text:p text:style-name="P358"><text:span text:style-name="T5">dx </text:span><text:span text:style-name="T3">= dr 投影到 某一特定坐標系的 x軸的 長度</text:span><text:span text:style-name="T476">。</text:span></text:p>
                        </text:list-item>
                        <text:list-item>
                          <text:p text:style-name="P359"><text:span text:style-name="T5">d</text:span><text:span text:style-name="T3">y</text:span><text:span text:style-name="T5"> </text:span><text:span text:style-name="T3">= dr 投影到 某一特定坐標系的 y軸的 長度。</text:span></text:p>
                          <text:list>
                            <text:list-item>
                              <text:p text:style-name="P376">該坐標系的 零點 是 圓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7"><text:span text:style-name="T64">dr</text:span><text:span text:style-name="T424">i</text:span><text:span text:style-name="T64"> = </text:span><text:span text:style-name="T5">√（dx</text:span><text:span text:style-name="T424">i</text:span><text:span text:style-name="T357">2</text:span><text:span text:style-name="T5"> + dy</text:span><text:span text:style-name="T424">i</text:span><text:span text:style-name="T357">2</text:span><text:span text:style-name="T5">）</text:span><text:span text:style-name="T490">。</text:span></text:p>
                      <text:list>
                        <text:list-item>
                          <text:p text:style-name="P357"><text:span text:style-name="T6">dr</text:span><text:span text:style-name="T424">i</text:span><text:span text:style-name="T6"> 無限趨近於零</text:span><text:span text:style-name="T490">。</text:span></text:p>
                          <text:list>
                            <text:list-item>
                              <text:p text:style-name="P357"><text:span text:style-name="T6">dr</text:span><text:span text:style-name="T424">i</text:span><text:span text:style-name="T6"> 是 第</text:span><text:span text:style-name="T10">i個dr</text:span><text:span text:style-name="T490">。</text:span></text:p>
                            </text:list-item>
                          </text:list>
                        </text:list-item>
                        <text:list-item>
                          <text:p text:style-name="P360"><text:span text:style-name="T5">dx</text:span><text:span text:style-name="T424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424">i</text:span><text:span text:style-name="T476">。</text:span></text:p>
                        </text:list-item>
                        <text:list-item>
                          <text:p text:style-name="P360"><text:span text:style-name="T5">d</text:span><text:span text:style-name="T3">y</text:span><text:span text:style-name="T424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476">。</text:span></text:p>
                        </text:list-item>
                        <text:list-item>
                          <text:p text:style-name="P359"><text:span text:style-name="T3">第</text:span><text:span text:style-name="T7">i個座標系的 零點 是 </text:span><text:span text:style-name="T9">dr</text:span><text:span text:style-name="T425">i-1</text:span><text:span text:style-name="T9">的終點、</text:span><text:span text:style-name="T8">dr</text:span><text:span text:style-name="T425">i</text:span><text:span text:style-name="T8">的起點</text:span><text:span text:style-name="T476">。</text:span></text:p>
                        </text:list-item>
                        <text:list-item>
                          <text:p text:style-name="P361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7">的零點</text:span><text:span text:style-name="T476"> 之間的 </text:span><text:span text:style-name="T494">距離 是 </text:span><text:span text:style-name="T3">dr</text:span><text:span text:style-name="T424">i</text:span><text:span text:style-name="T3">。</text:span></text:p>
                          <text:list>
                            <text:list-item>
                              <text:p text:style-name="P362"><text:span text:style-name="T2">dr</text:span><text:span text:style-name="T428">i</text:span><text:span text:style-name="T2"> = dr</text:span><text:span text:style-name="T428">i-</text:span><text:span text:style-name="T429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363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476"> 之間的 夾角、角度差 是</text:span><text:span text:style-name="T2"> </text:span><text:span text:style-name="T65">dθ</text:span><text:span text:style-name="T426">i</text:span><text:span text:style-name="T476">。</text:span></text:p>
                          <text:list>
                            <text:list-item>
                              <text:p text:style-name="P364"><text:span text:style-name="T65">dθ</text:span><text:span text:style-name="T426">i</text:span><text:span text:style-name="T2"> </text:span><text:span text:style-name="T66">= tan</text:span><text:span text:style-name="T367">-1</text:span><text:span text:style-name="T66">(</text:span><text:span text:style-name="T5">d</text:span><text:span text:style-name="T3">y</text:span><text:span text:style-name="T424">i</text:span><text:span text:style-name="T66"> / </text:span><text:span text:style-name="T5">dx</text:span><text:span text:style-name="T424">i</text:span><text:span text:style-name="T66">)</text:span><text:span text:style-name="T476">。</text:span></text:p>
                            </text:list-item>
                            <text:list-item>
                              <text:p text:style-name="P365"><text:span text:style-name="T65">dθ</text:span><text:span text:style-name="T426">i</text:span><text:span text:style-name="T2"> </text:span><text:span text:style-name="T66">= </text:span><text:span text:style-name="T65">dθ</text:span><text:span text:style-name="T426">i-</text:span><text:span text:style-name="T427">1</text:span><text:span text:style-name="T476">。</text:span></text:p>
                            </text:list-item>
                            <text:list-item>
                              <text:p text:style-name="P366"><text:span text:style-name="T476">（連續）使用 相同的 </text:span><text:span text:style-name="T2">dr</text:span><text:span text:style-name="T428">i</text:span><text:span text:style-name="T476">、</text:span><text:span text:style-name="T65">dθ</text:span><text:span text:style-name="T426">i</text:span><text:span text:style-name="T2"> 產生 </text:span><text:span text:style-name="T476">閉環</text:span><text:span text:style-name="T2"> </text:span><text:span text:style-name="T648">↔</text:span><text:span text:style-name="T82"> 圓形</text:span><text:span text:style-name="T476">。</text:span></text:p>
                            </text:list-item>
                          </text:list>
                        </text:list-item>
                        <text:list-item>
                          <text:p text:style-name="P367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8">x軸</text:span><text:span text:style-name="T2"> 的 </text:span><text:span text:style-name="T71">數值是-</text:span><text:span text:style-name="T2">dr</text:span><text:span text:style-name="T428">i</text:span><text:span text:style-name="T71">*</text:span><text:span text:style-name="T78">cos</text:span><text:span text:style-name="T72">(</text:span><text:span text:style-name="T65">dθ</text:span><text:span text:style-name="T426">i</text:span><text:span text:style-name="T72">)</text:span><text:span text:style-name="T2">。</text:span></text:p>
                        </text:list-item>
                        <text:list-item>
                          <text:p text:style-name="P368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3">y軸</text:span><text:span text:style-name="T2"> 的 </text:span><text:span text:style-name="T71">數值是 </text:span><text:span text:style-name="T2">dr</text:span><text:span text:style-name="T428">i</text:span><text:span text:style-name="T71">*</text:span><text:span text:style-name="T73">sin</text:span><text:span text:style-name="T72">(</text:span><text:span text:style-name="T65">dθ</text:span><text:span text:style-name="T426">i</text:span><text:span text:style-name="T72">)</text:span><text:span text:style-name="T2">。</text:span></text:p>
                        </text:list-item>
                        <text:list-item>
                          <text:p text:style-name="P365"><text:span text:style-name="T2">第i個座標系</text:span><text:span text:style-name="T67">的零點</text:span><text:span text:style-name="T2">、該座標系</text:span><text:span text:style-name="T67">的零點</text:span><text:span text:style-name="T2"> 之間的 距離 是 </text:span><text:span text:style-name="T70">r、圓形的半徑</text:span><text:span text:style-name="T476">。</text:span></text:p>
                        </text:list-item>
                        <text:list-item>
                          <text:p text:style-name="P361"><text:span text:style-name="T2">第</text:span><text:span text:style-name="T67">i個座標系的</text:span><text:span text:style-name="T68">x軸</text:span><text:span text:style-name="T67">、該座標系的</text:span><text:span text:style-name="T69">x軸 之間的 夾角、角度差 是 (i * </text:span><text:span text:style-name="T65">dθ</text:span><text:span text:style-name="T426">i</text:span><text:span text:style-name="T69">)</text:span><text:span text:style-name="T476">。</text:span></text:p>
                          <text:list>
                            <text:list-item>
                              <text:p text:style-name="P369"><text:span text:style-name="T476">圓形，</text:span><text:span text:style-name="T69">(i * </text:span><text:span text:style-name="T65">dθ</text:span><text:span text:style-name="T426">i</text:span><text:span text:style-name="T69">) = </text:span><text:span text:style-name="T76">0、</text:span><text:span text:style-name="T81">2π</text:span><text:span text:style-name="T476">。</text:span></text:p>
                            </text:list-item>
                          </text:list>
                        </text:list-item>
                        <text:list-item>
                          <text:p text:style-name="P370"><text:span text:style-name="T2">第</text:span><text:span text:style-name="T67">i個座標系的</text:span><text:span text:style-name="T68">x軸 投影到</text:span><text:span text:style-name="T67"> 該座標系的</text:span><text:span text:style-name="T75">y軸</text:span><text:span text:style-name="T69"> 的 </text:span><text:span text:style-name="T71">數值是</text:span><text:span text:style-name="T2">(</text:span><text:span text:style-name="T67">i*</text:span><text:span text:style-name="T2">dr</text:span><text:span text:style-name="T428">i</text:span><text:span text:style-name="T65">)*</text:span><text:span text:style-name="T450">∫</text:span><text:span text:style-name="T73">sin</text:span><text:span text:style-name="T72">(</text:span><text:span text:style-name="T65">dθ</text:span><text:span text:style-name="T426">i</text:span><text:span text:style-name="T72">) </text:span><text:span text:style-name="T74">d</text:span><text:span text:style-name="T65">θ</text:span><text:span text:style-name="T426">i</text:span><text:span text:style-name="T476">。</text:span></text:p>
                          <text:list>
                            <text:list-item>
                              <text:p text:style-name="P371"><text:span text:style-name="T476">圓形，</text:span><text:span text:style-name="T2">(</text:span><text:span text:style-name="T67">i * </text:span><text:span text:style-name="T2">dr</text:span><text:span text:style-name="T428">i</text:span><text:span text:style-name="T65">) *</text:span><text:span text:style-name="T450">∫</text:span><text:span text:style-name="T73">sin</text:span><text:span text:style-name="T72">(</text:span><text:span text:style-name="T65">dθ</text:span><text:span text:style-name="T426">i</text:span><text:span text:style-name="T72">) </text:span><text:span text:style-name="T74">d</text:span><text:span text:style-name="T65">θ</text:span><text:span text:style-name="T2"> = (</text:span><text:span text:style-name="T67">i * </text:span><text:span text:style-name="T2">dr</text:span><text:span text:style-name="T428">i</text:span><text:span text:style-name="T65">) * </text:span><text:span text:style-name="T77">(</text:span><text:span text:style-name="T450">-</text:span><text:span text:style-name="T14">cos</text:span><text:span text:style-name="T72">(</text:span><text:span text:style-name="T65">dθ</text:span><text:span text:style-name="T426">i</text:span><text:span text:style-name="T72">)</text:span><text:span text:style-name="T77">)</text:span><text:span text:style-name="T2"> = </text:span><text:span text:style-name="T81">2πr</text:span><text:span text:style-name="T476">。</text:span></text:p>
                              <text:list>
                                <text:list-item>
                                  <text:p text:style-name="P372"><text:span text:style-name="T2">(</text:span><text:span text:style-name="T67">i * </text:span><text:span text:style-name="T2">d</text:span><text:span text:style-name="T79">x</text:span><text:span text:style-name="T428">i</text:span><text:span text:style-name="T65">)</text:span><text:span text:style-name="T2"> = (</text:span><text:span text:style-name="T67">i * </text:span><text:span text:style-name="T2">d</text:span><text:span text:style-name="T80">r</text:span><text:span text:style-name="T428">i</text:span><text:span text:style-name="T65">)</text:span><text:span text:style-name="T2"> = </text:span><text:span text:style-name="T81">2πr</text:span><text:span text:style-name="T47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8">虛數</text:p>
          <text:list>
            <text:list-item>
              <text:p text:style-name="P118"><text:span text:style-name="T476">虛數 是</text:span><text:span text:style-name="T2"> </text:span><text:span text:style-name="T83">i（某一特定數值）</text:span><text:span text:style-name="T476">。</text:span></text:p>
            </text:list-item>
            <text:list-item>
              <text:p text:style-name="P379"><text:span text:style-name="T534">虛數的</text:span><text:span text:style-name="T1">i</text:span> 是<text:span text:style-name="T534">（</text:span><text:span text:style-name="T535">函數、座標系）</text:span><text:span text:style-name="T2">鏡射</text:span><text:span text:style-name="T534">的數學</text:span>符號<text:span text:style-name="T534">、對著某一特定線鏡射、（電繪軟體的）鏡射指令</text:span>。</text:p>
              <text:list>
                <text:list-item>
                  <text:p text:style-name="P39">對著 某一特定線 鏡射。</text:p>
                  <text:list>
                    <text:list-item>
                      <text:p text:style-name="P40">明顯例子，函數 對著 某一特定線 鏡射。</text:p>
                    </text:list-item>
                    <text:list-item>
                      <text:p text:style-name="P40">明顯例子，座標系 對著 某一特定線 鏡射。</text:p>
                    </text:list-item>
                    <text:list-item>
                      <text:p text:style-name="P41">明顯例子，假定<text:span text:style-name="T2">，</text:span><text:span text:style-name="T97">d</text:span><text:span text:style-name="T430">1</text:span><text:span text:style-name="T96"> = </text:span><text:span text:style-name="T105">f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 = </text:span><text:span text:style-name="T323">i（某一特定數值）</text:span>。</text:p>
                      <text:list>
                        <text:list-item>
                          <text:p text:style-name="P42"><text:span text:style-name="T97">d</text:span><text:span text:style-name="T432">1</text:span><text:span text:style-name="T1">的 </text:span><text:span text:style-name="T643">鏡射值 是 </text:span><text:span text:style-name="T327">-</text:span><text:span text:style-name="T97">d</text:span><text:span text:style-name="T430">1</text:span><text:span text:style-name="T97">。</text:span></text:p>
                          <text:list>
                            <text:list-item>
                              <text:p text:style-name="P42"><text:span text:style-name="T330">d</text:span><text:span text:style-name="T444">1</text:span><text:span text:style-name="T328">、</text:span><text:span text:style-name="T327">-</text:span><text:span text:style-name="T330">d</text:span><text:span text:style-name="T445">1</text:span><text:span text:style-name="T331"> </text:span><text:span text:style-name="T328">是 </text:span><text:span text:style-name="T331">鏡射關係</text:span><text:span text:style-name="T330">。</text:span></text:p>
                            </text:list-item>
                            <text:list-item>
                              <text:p text:style-name="P42"><text:span text:style-name="T97">d</text:span><text:span text:style-name="T433">a</text:span><text:span text:style-name="T97"> 是 第</text:span><text:span text:style-name="T106">a</text:span><text:span text:style-name="T97">軸、第</text:span><text:span text:style-name="T106">a</text:span><text:span text:style-name="T98">維度 的 變數、數值</text:span><text:span text:style-name="T97">。</text:span></text:p>
                              <text:list>
                                <text:list-item>
                                  <text:p text:style-name="P43"><text:span text:style-name="T330">明顯例子，</text:span><text:span text:style-name="T334">y = f(x)</text:span><text:span text:style-name="T332"> = </text:span><text:span text:style-name="T323">i（某一特定數值）</text:span><text:span text:style-name="T33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05">f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</text:span><text:span text:style-name="T98"> 對著 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</text:span><text:span text:style-name="T104">軸 鏡射 = </text:span><text:span text:style-name="T327">-</text:span><text:span text:style-name="T328">f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</text:span><text:span text:style-name="T97">。</text:span></text:p>
                          <text:list>
                            <text:list-item>
                              <text:p text:style-name="P45"><text:span text:style-name="T330">（d</text:span><text:span text:style-name="T445">1</text:span><text:span text:style-name="T332"> = </text:span><text:span text:style-name="T333">f</text:span><text:span text:style-name="T332">(</text:span><text:span text:style-name="T330">d</text:span><text:span text:style-name="T445">2</text:span><text:span text:style-name="T332">,</text:span><text:span text:style-name="T330">d</text:span><text:span text:style-name="T446">3</text:span><text:span text:style-name="T332">,…,</text:span><text:span text:style-name="T330">d</text:span><text:span text:style-name="T445">n</text:span><text:span text:style-name="T332">)）</text:span><text:span text:style-name="T1">的 </text:span><text:span text:style-name="T643">鏡射函數 是（</text:span><text:span text:style-name="T330">d</text:span><text:span text:style-name="T445">1</text:span><text:span text:style-name="T332"> = </text:span><text:span text:style-name="T327">-</text:span><text:span text:style-name="T333">f</text:span><text:span text:style-name="T332">(</text:span><text:span text:style-name="T330">d</text:span><text:span text:style-name="T445">2</text:span><text:span text:style-name="T332">,</text:span><text:span text:style-name="T330">d</text:span><text:span text:style-name="T446">3</text:span><text:span text:style-name="T332">,…,</text:span><text:span text:style-name="T330">d</text:span><text:span text:style-name="T445">n</text:span><text:span text:style-name="T332">)）</text:span><text:span text:style-name="T330">。</text:span></text:p>
                            </text:list-item>
                            <text:list-item>
                              <text:p text:style-name="P46"><text:span text:style-name="T333">f</text:span><text:span text:style-name="T332">(</text:span><text:span text:style-name="T330">d</text:span><text:span text:style-name="T445">2</text:span><text:span text:style-name="T332">,</text:span><text:span text:style-name="T330">d</text:span><text:span text:style-name="T446">3</text:span><text:span text:style-name="T332">,…,</text:span><text:span text:style-name="T330">d</text:span><text:span text:style-name="T445">n</text:span><text:span text:style-name="T332">)</text:span><text:span text:style-name="T328">、</text:span><text:span text:style-name="T327">-</text:span><text:span text:style-name="T333">f</text:span><text:span text:style-name="T332">(</text:span><text:span text:style-name="T330">d</text:span><text:span text:style-name="T445">2</text:span><text:span text:style-name="T332">,</text:span><text:span text:style-name="T330">d</text:span><text:span text:style-name="T446">3</text:span><text:span text:style-name="T332">,…,</text:span><text:span text:style-name="T330">d</text:span><text:span text:style-name="T445">n</text:span><text:span text:style-name="T332">)</text:span><text:span text:style-name="T328"> 是 </text:span><text:span text:style-name="T643">鏡射關係</text:span><text:span text:style-name="T330">。</text:span></text:p>
                            </text:list-item>
                          </text:list>
                        </text:list-item>
                        <text:list-item>
                          <text:p text:style-name="P47">明顯例子<text:span text:style-name="T2">，假定，</text:span><text:span text:style-name="T102">y</text:span><text:span text:style-name="T99"> = </text:span><text:span text:style-name="T98">f(</text:span><text:span text:style-name="T102">x</text:span><text:span text:style-name="T98">)。</text:span></text:p>
                          <text:list>
                            <text:list-item>
                              <text:p text:style-name="P47"><text:span text:style-name="T103">假定，x</text:span><text:span text:style-name="T99"> = </text:span><text:span text:style-name="T323">i（某一特定數值）</text:span><text:span text:style-name="T619">。</text:span></text:p>
                            </text:list-item>
                            <text:list-item>
                              <text:p text:style-name="P48"><text:span text:style-name="T98">f(</text:span><text:span text:style-name="T102">x</text:span><text:span text:style-name="T98">) 對著 </text:span><text:span text:style-name="T104">x軸 鏡射 = </text:span><text:span text:style-name="T327">-</text:span><text:span text:style-name="T328">f(x)</text:span><text:span text:style-name="T642">。</text:span></text:p>
                              <text:list>
                                <text:list-item>
                                  <text:p text:style-name="P380"><text:span text:style-name="T328">（</text:span><text:span text:style-name="T329">y = </text:span><text:span text:style-name="T328">f</text:span><text:span text:style-name="T564">(x)</text:span><text:span text:style-name="T328">）</text:span><text:span text:style-name="T643">的 鏡射</text:span><text:span text:style-name="T568">函數 </text:span><text:span text:style-name="T643">是</text:span><text:span text:style-name="T328">（</text:span><text:span text:style-name="T329">y = </text:span><text:span text:style-name="T327">-</text:span><text:span text:style-name="T328">f</text:span><text:span text:style-name="T564">(x)</text:span><text:span text:style-name="T328">）</text:span>。</text:p>
                                </text:list-item>
                                <text:list-item>
                                  <text:p text:style-name="P49"><text:span text:style-name="T328">f(x)、</text:span><text:span text:style-name="T327">-</text:span><text:span text:style-name="T328">f(x) 是 </text:span><text:span text:style-name="T643">鏡射關係</text:span>。</text:p>
                                </text:list-item>
                              </text:list>
                            </text:list-item>
                            <text:list-item>
                              <text:p text:style-name="P55">已知，<text:span text:style-name="T103">x</text:span><text:span text:style-name="T96"> = </text:span><text:span text:style-name="T101">i(該數值)</text:span>。</text:p>
                              <text:list>
                                <text:list-item>
                                  <text:p text:style-name="P381"><text:span text:style-name="T534">該數</text:span>值<text:span text:style-name="T2">、</text:span><text:span text:style-name="T101">i</text:span><text:span text:style-name="T538">(該數</text:span><text:span text:style-name="T101">值</text:span><text:span text:style-name="T538">)</text:span><text:span text:style-name="T101"> </text:span><text:span text:style-name="T641">是</text:span><text:span text:style-name="T567"> </text:span><text:span text:style-name="T564">f(x)</text:span><text:span text:style-name="T567">的 </text:span><text:span text:style-name="T539">x軸</text:span><text:span text:style-name="T567">鏡射型</text:span><text:span text:style-name="T641">鏡射</text:span><text:span text:style-name="T567">複數</text:span><text:span text:style-name="T641">解</text:span>。</text:p>
                                  <text:list>
                                    <text:list-item>
                                      <text:p text:style-name="P119"><text:span text:style-name="T497">鏡射複數 </text:span><text:span text:style-name="T649">↔</text:span><text:span text:style-name="T496"> </text:span><text:span text:style-name="T476">共扼複數。</text:span></text:p>
                                    </text:list-item>
                                    <text:list-item>
                                      <text:p text:style-name="P120"><text:span text:style-name="T501">該數值</text:span><text:span text:style-name="T109">、</text:span><text:span text:style-name="T110">i</text:span><text:span text:style-name="T109">(該數值) </text:span><text:span text:style-name="T501">是</text:span><text:span text:style-name="T499">（</text:span><text:span text:style-name="T97">d</text:span><text:span text:style-name="T430">1</text:span><text:span text:style-name="T96"> = </text:span><text:span text:style-name="T105">f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）</text:span><text:span text:style-name="T101">的</text:span><text:span text:style-name="T96">(</text:span><text:span text:style-name="T97">d</text:span><text:span text:style-name="T430">2</text:span><text:span text:style-name="T96">,</text:span><text:span text:style-name="T97">d</text:span><text:span text:style-name="T431">3</text:span><text:span text:style-name="T96">,…,</text:span><text:span text:style-name="T97">d</text:span><text:span text:style-name="T430">n</text:span><text:span text:style-name="T96">)</text:span><text:span text:style-name="T104">軸</text:span><text:span text:style-name="T101">鏡</text:span><text:span text:style-name="T499">射型</text:span><text:span text:style-name="T500">鏡射複數解</text:span><text:span text:style-name="T49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1"><text:span text:style-name="T497">假定，某一特定數值</text:span><text:span text:style-name="T100"> </text:span><text:span text:style-name="T585">≥</text:span><text:span text:style-name="T172"> 0</text:span><text:span text:style-name="T497">。</text:span></text:p>
                                  <text:list>
                                    <text:list-item>
                                      <text:p text:style-name="P122"><text:span text:style-name="T452">該</text:span><text:span text:style-name="T466">數值</text:span><text:span text:style-name="T2">、</text:span><text:span text:style-name="T131">i(</text:span><text:span text:style-name="T101">該數值) </text:span><text:span text:style-name="T499">是 </text:span><text:span text:style-name="T95">f(x)</text:span><text:span text:style-name="T499">的 </text:span><text:span text:style-name="T108">x軸</text:span><text:span text:style-name="T499">鏡射型鏡射複數解</text:span><text:span text:style-name="T49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74"><text:span text:style-name="T476">該數值</text:span><text:span text:style-name="T2">、(-該數值) </text:span><text:span text:style-name="T476">是</text:span><text:span text:style-name="T499"> </text:span><text:span text:style-name="T95">f(x)</text:span><text:span text:style-name="T101">的 </text:span><text:span text:style-name="T108">y軸</text:span><text:span text:style-name="T101">鏡</text:span><text:span text:style-name="T499">射型</text:span><text:span text:style-name="T500">鏡射複數解</text:span><text:span text:style-name="T476">。</text:span></text:p>
                                  <text:list>
                                    <text:list-item>
                                      <text:p text:style-name="P149"><text:span text:style-name="T605">該數值</text:span><text:span text:style-name="T597">、(-該數值) </text:span><text:span text:style-name="T605">是</text:span><text:span text:style-name="T606">（</text:span><text:span text:style-name="T598">d</text:span><text:span text:style-name="T608">1</text:span><text:span text:style-name="T599"> = </text:span><text:span text:style-name="T600">f</text:span><text:span text:style-name="T599">(</text:span><text:span text:style-name="T598">d</text:span><text:span text:style-name="T608">2</text:span><text:span text:style-name="T599">,</text:span><text:span text:style-name="T598">d</text:span><text:span text:style-name="T609">3</text:span><text:span text:style-name="T599">,…,</text:span><text:span text:style-name="T598">d</text:span><text:span text:style-name="T608">n</text:span><text:span text:style-name="T599">)）</text:span><text:span text:style-name="T601">的 </text:span><text:span text:style-name="T598">d</text:span><text:span text:style-name="T608">1</text:span><text:span text:style-name="T602">軸</text:span><text:span text:style-name="T601">鏡</text:span><text:span text:style-name="T606">射型</text:span><text:span text:style-name="T607">鏡射複數解</text:span><text:span text:style-name="T47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3"><text:span text:style-name="T476">（虛數 的 相關描述在 </text:span><text:span text:style-name="T616">物質世界學</text:span><text:span text:style-name="T476"> 文件群的 </text:span><text:span text:style-name="T616">光譜線</text:span><text:span text:style-name="T476">的 </text:span><text:span text:style-name="T617">假定，磁力線的 磁力 固定不變</text:span><text:span text:style-name="T476">）</text:span></text:p>
                </text:list-item>
                <text:list-item>
                  <text:p text:style-name="P123"><text:span text:style-name="T84">i(a) </text:span><text:span text:style-name="T650">↔</text:span><text:span text:style-name="T84"> 函數 </text:span><text:span text:style-name="T476">對著</text:span><text:span text:style-name="T2"> </text:span><text:span text:style-name="T476">某一特定線 鏡射。</text:span></text:p>
                  <text:list>
                    <text:list-item>
                      <text:p text:style-name="P124"><text:span text:style-name="T476">明顯例子，</text:span><text:span text:style-name="T495">假定，</text:span><text:span text:style-name="T87">f(x</text:span><text:span text:style-name="T85">,y</text:span><text:span text:style-name="T87">) </text:span><text:span text:style-name="T85">= </text:span><text:span text:style-name="T87">x</text:span><text:span text:style-name="T368">2</text:span><text:span text:style-name="T85"> - y = </text:span><text:span text:style-name="T89">0</text:span><text:span text:style-name="T495">。</text:span></text:p>
                      <text:list>
                        <text:list-item>
                          <text:p text:style-name="P125"><text:span text:style-name="T85">y = </text:span><text:span text:style-name="T87">x</text:span><text:span text:style-name="T368">2</text:span><text:span text:style-name="T87">。</text:span></text:p>
                        </text:list-item>
                        <text:list-item>
                          <text:p text:style-name="P126"><text:span text:style-name="T87">假定，y = -</text:span><text:span text:style-name="T88">9</text:span><text:span text:style-name="T87">。</text:span></text:p>
                          <text:list>
                            <text:list-item>
                              <text:p text:style-name="P127"><text:span text:style-name="T87">y = </text:span><text:span text:style-name="T91">g</text:span><text:span text:style-name="T87">(x) = x</text:span><text:span text:style-name="T368">2</text:span><text:span text:style-name="T87"> = -</text:span><text:span text:style-name="T88">9</text:span><text:span text:style-name="T476">。</text:span></text:p>
                            </text:list-item>
                            <text:list-item>
                              <text:p text:style-name="P128"><text:span text:style-name="T86">x = </text:span><text:span text:style-name="T465">±</text:span><text:span text:style-name="T324">√</text:span><text:span text:style-name="T86">(-</text:span><text:span text:style-name="T85">9</text:span><text:span text:style-name="T86">) = </text:span><text:span text:style-name="T465">±</text:span><text:span text:style-name="T83">i</text:span><text:span text:style-name="T84">(</text:span><text:span text:style-name="T85">3</text:span><text:span text:style-name="T84">)</text:span><text:span text:style-name="T476">。</text:span></text:p>
                              <text:list>
                                <text:list-item>
                                  <text:p text:style-name="P150"><text:span text:style-name="T2">i 是 </text:span><text:span text:style-name="T476">鏡射。</text:span></text:p>
                                </text:list-item>
                                <text:list-item>
                                  <text:p text:style-name="P151"><text:span text:style-name="T476">在 </text:span><text:span text:style-name="T2">(</text:span><text:span text:style-name="T85">y = </text:span><text:span text:style-name="T92">g</text:span><text:span text:style-name="T87">(x))的 </text:span><text:span text:style-name="T476">鏡射函數</text:span><text:span text:style-name="T2">的（</text:span><text:span text:style-name="T107">x=</text:span><text:span text:style-name="T465">±</text:span><text:span text:style-name="T107">3</text:span><text:span text:style-name="T2">）的 位置，</text:span><text:span text:style-name="T87">y = -</text:span><text:span text:style-name="T88">9</text:span><text:span text:style-name="T476">。</text:span></text:p>
                                  <text:list>
                                    <text:list-item>
                                      <text:p text:style-name="P151"><text:span text:style-name="T476">在 </text:span><text:span text:style-name="T2">(</text:span><text:span text:style-name="T92">y = </text:span><text:span text:style-name="T2">-</text:span><text:span text:style-name="T92">g</text:span><text:span text:style-name="T87">(x))</text:span><text:span text:style-name="T2">的（</text:span><text:span text:style-name="T107">x=</text:span><text:span text:style-name="T465">±</text:span><text:span text:style-name="T107">3</text:span><text:span text:style-name="T2">）的 位置，</text:span><text:span text:style-name="T87">y = -</text:span><text:span text:style-name="T88">9</text:span><text:span text:style-name="T47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<text:span text:style-name="T93">(</text:span><text:span text:style-name="T85">y = </text:span><text:span text:style-name="T92">g</text:span><text:span text:style-name="T87">(x))的 鏡射函數 </text:span><text:span text:style-name="T85">=</text:span><text:span text:style-name="T93"> (</text:span><text:span text:style-name="T85">y = </text:span><text:span text:style-name="T93">-</text:span><text:span text:style-name="T92">g</text:span><text:span text:style-name="T87">(x))</text:span><text:span text:style-name="T476">。</text:span></text:p>
                          <text:list>
                            <text:list-item>
                              <text:p text:style-name="P130"><text:span text:style-name="T94">已知，</text:span><text:span text:style-name="T87">y = -</text:span><text:span text:style-name="T88">9</text:span><text:span text:style-name="T87">。</text:span></text:p>
                            </text:list-item>
                            <text:list-item>
                              <text:p text:style-name="P131"><text:span text:style-name="T87">（</text:span><text:span text:style-name="T92">g</text:span><text:span text:style-name="T87">(x)的鏡射函數）的 </text:span><text:span text:style-name="T90">x = </text:span><text:span text:style-name="T465">±</text:span><text:span text:style-name="T90">3</text:span><text:span text:style-name="T476">。</text:span></text:p>
                              <text:list>
                                <text:list-item>
                                  <text:p text:style-name="P132"><text:span text:style-name="T100">（3、i(3)）是</text:span><text:span text:style-name="T497"> </text:span><text:span text:style-name="T92">g</text:span><text:span text:style-name="T87">(x)的 </text:span><text:span text:style-name="T497">鏡射複數解</text:span><text:span text:style-name="T476">。</text:span></text:p>
                                </text:list-item>
                                <text:list-item>
                                  <text:p text:style-name="P133"><text:span text:style-name="T100">（-3、-i(3)）是</text:span><text:span text:style-name="T497"> </text:span><text:span text:style-name="T92">g</text:span><text:span text:style-name="T87">(x)的 </text:span><text:span text:style-name="T497">鏡射複數解</text:span><text:span text:style-name="T47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複數。</text:p>
              <text:list>
                <text:list-item>
                  <text:p text:style-name="P134"><text:span text:style-name="T476">複數 是</text:span><text:span text:style-name="T2"> 第一個數值 + </text:span><text:span text:style-name="T83">i（第二個數值）</text:span><text:span text:style-name="T476">。</text:span></text:p>
                </text:list-item>
                <text:list-item>
                  <text:p text:style-name="P51">明顯例子。</text:p>
                  <text:list>
                    <text:list-item>
                      <text:p text:style-name="P135"><text:span text:style-name="T476">假定，</text:span><text:span text:style-name="T102">y</text:span><text:span text:style-name="T99"> = </text:span><text:span text:style-name="T98">f(</text:span><text:span text:style-name="T102">x</text:span><text:span text:style-name="T98">)</text:span><text:span text:style-name="T476">。</text:span></text:p>
                    </text:list-item>
                    <text:list-item>
                      <text:p text:style-name="P136"><text:span text:style-name="T476">假定，</text:span><text:span text:style-name="T111">x = 第一個數值 + i(第二個數值)</text:span><text:span text:style-name="T476">。</text:span></text:p>
                      <text:list>
                        <text:list-item>
                          <text:p text:style-name="P136"><text:span text:style-name="T476">已知</text:span><text:span text:style-name="T2">，</text:span><text:span text:style-name="T166">i = </text:span><text:span text:style-name="T15">√</text:span><text:span text:style-name="T166">(-1)</text:span><text:span text:style-name="T476">。</text:span></text:p>
                        </text:list-item>
                        <text:list-item>
                          <text:p text:style-name="P121"><text:span text:style-name="T476">假定，第二個數值</text:span><text:span text:style-name="T2"> </text:span><text:span text:style-name="T585">≥</text:span><text:span text:style-name="T2"> </text:span><text:span text:style-name="T164">0</text:span><text:span text:style-name="T476">。</text:span></text:p>
                          <text:list>
                            <text:list-item>
                              <text:p text:style-name="P52">該函數 有 複數解。</text:p>
                            </text:list-item>
                            <text:list-item>
                              <text:p text:style-name="P137"><text:span text:style-name="T476">已知，</text:span><text:span text:style-name="T169">i 是 鏡</text:span><text:span text:style-name="T507">射。</text:span></text:p>
                              <text:list>
                                <text:list-item>
                                  <text:p text:style-name="P138"><text:span text:style-name="T476">鏡射函數的 第二個數值</text:span><text:span text:style-name="T2"> = </text:span><text:span text:style-name="T111">第二個數值</text:span><text:span text:style-name="T476">。</text:span><text:span text:style-name="T626">{鏡射函數 是 </text:span><text:span text:style-name="T625">該函數的 鏡射函數</text:span><text:span text:style-name="T626">}</text:span></text:p>
                                </text:list-item>
                                <text:list-item>
                                  <text:p text:style-name="P137"><text:span text:style-name="T476">鏡射函數的 第二個數值</text:span><text:span text:style-name="T2"> &lt; </text:span><text:span text:style-name="T165">0</text:span><text:span text:style-name="T476">。</text:span></text:p>
                                  <text:list>
                                    <text:list-item>
                                      <text:p text:style-name="P56">鏡射函數 有 實數解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<text:span text:style-name="T476">假定，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12">a * x</text:span><text:span text:style-name="T369">2</text:span><text:span text:style-name="T112"> + b * x + c</text:span><text:span text:style-name="T476">。</text:span></text:p>
                      <text:list>
                        <text:list-item>
                          <text:p text:style-name="P139"><text:span text:style-name="T113">y微</text:span><text:span text:style-name="T502">分一次</text:span><text:span text:style-name="T113"> = 2 * a * x + b * x</text:span><text:span text:style-name="T476">。</text:span></text:p>
                          <text:list>
                            <text:list-item>
                              <text:p text:style-name="P140"><text:span text:style-name="T476">假定，</text:span><text:span text:style-name="T113">y微</text:span><text:span text:style-name="T502">分一次</text:span><text:span text:style-name="T113"> = 0</text:span><text:span text:style-name="T476">。</text:span></text:p>
                            </text:list-item>
                            <text:list-item>
                              <text:p text:style-name="P140"><text:span text:style-name="T113">x = -b / (2 * a)</text:span><text:span text:style-name="T476">。</text:span></text:p>
                              <text:list>
                                <text:list-item>
                                  <text:p text:style-name="P140"><text:span text:style-name="T134">x = 鏡射點</text:span><text:span text:style-name="T476"> </text:span><text:span text:style-name="T2">在 </text:span><text:span text:style-name="T163">x軸</text:span><text:span text:style-name="T505">的 投影值</text:span><text:span text:style-name="T47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3"><text:span text:style-name="T569">鏡面、</text:span><text:span text:style-name="T476">鏡射軸 在</text:span><text:span text:style-name="T2"> </text:span><text:span text:style-name="T114">f(</text:span><text:span text:style-name="T113">-b / (</text:span><text:span text:style-name="T132">n</text:span><text:span text:style-name="T113"> * a)</text:span><text:span text:style-name="T122">)</text:span><text:span text:style-name="T476">。</text:span></text:p>
                          <text:list>
                            <text:list-item>
                              <text:p text:style-name="P152"><text:span text:style-name="T2">n 是（一元n次方程式的）n</text:span><text:span text:style-name="T476">。</text:span></text:p>
                            </text:list-item>
                            <text:list-item>
                              <text:p text:style-name="P141"><text:span text:style-name="T476">鏡面、鏡射軸 在</text:span><text:span text:style-name="T2"> </text:span><text:span text:style-name="T114">f(</text:span><text:span text:style-name="T113">-b / (2 * a)</text:span><text:span text:style-name="T114">)</text:span><text:span text:style-name="T476">。</text:span></text:p>
                            </text:list-item>
                            <text:list-item>
                              <text:p text:style-name="P142"><text:span text:style-name="T476">鏡面、鏡射軸 在</text:span><text:span text:style-name="T2"> </text:span><text:span text:style-name="T116">(</text:span><text:span text:style-name="T2">-</text:span><text:span text:style-name="T117">a * </text:span><text:span text:style-name="T115">(b</text:span><text:span text:style-name="T370">2</text:span><text:span text:style-name="T115">–4ac) / (</text:span><text:span text:style-name="T117">2</text:span><text:span text:style-name="T115">a)</text:span><text:span text:style-name="T371">2</text:span><text:span text:style-name="T116">)</text:span><text:span text:style-name="T476">。</text:span></text:p>
                            </text:list-item>
                          </text:list>
                        </text:list-item>
                        <text:list-item>
                          <text:p text:style-name="P384"><text:span text:style-name="T476">（</text:span><text:span text:style-name="T102">y</text:span><text:span text:style-name="T99"> = </text:span><text:span text:style-name="T98">f</text:span><text:span text:style-name="T540">(</text:span><text:span text:style-name="T541">x</text:span><text:span text:style-name="T540">)</text:span><text:span text:style-name="T98"> </text:span><text:span text:style-name="T118">的</text:span><text:span text:style-name="T476">）的 鏡射</text:span><text:span text:style-name="T569">函數</text:span><text:span text:style-name="T535"> </text:span><text:span text:style-name="T2">是</text:span><text:span text:style-name="T118">（</text:span><text:span text:style-name="T102">y</text:span><text:span text:style-name="T99"> = </text:span><text:span text:style-name="T119">2 * </text:span><text:span text:style-name="T476">鏡射軸</text:span><text:span text:style-name="T2"> – </text:span><text:span text:style-name="T98">f</text:span><text:span text:style-name="T540">(</text:span><text:span text:style-name="T541">x</text:span><text:span text:style-name="T540">)</text:span><text:span text:style-name="T118">）</text:span><text:span text:style-name="T476">。</text:span></text:p>
                          <text:list>
                            <text:list-item>
                              <text:p text:style-name="P143"><text:span text:style-name="T102">鏡射函數 是（y</text:span><text:span text:style-name="T99"> = </text:span><text:span text:style-name="T476">鏡射軸</text:span><text:span text:style-name="T2"> + (鏡射軸–</text:span><text:span text:style-name="T98">f(</text:span><text:span text:style-name="T102">x</text:span><text:span text:style-name="T98">))</text:span><text:span text:style-name="T99"> = </text:span><text:span text:style-name="T119">2 * </text:span><text:span text:style-name="T476">鏡射軸</text:span><text:span text:style-name="T2"> – </text:span><text:span text:style-name="T98">f(</text:span><text:span text:style-name="T102">x</text:span><text:span text:style-name="T98">)）</text:span><text:span text:style-name="T476">。</text:span></text:p>
                              <text:list>
                                <text:list-item>
                                  <text:p text:style-name="P144"><text:span text:style-name="T476">（</text:span><text:span text:style-name="T2">鏡射函數–</text:span><text:span text:style-name="T476">鏡射軸）=（鏡射軸</text:span><text:span text:style-name="T2">–</text:span><text:span text:style-name="T98">f(</text:span><text:span text:style-name="T102">x</text:span><text:span text:style-name="T98">)</text:span><text:span text:style-name="T476">）。</text:span></text:p>
                                </text:list-item>
                                <text:list-item>
                                  <text:p text:style-name="P145"><text:span text:style-name="T476">（</text:span><text:span text:style-name="T2">鏡射函數–</text:span><text:span text:style-name="T476">鏡射軸）/（</text:span><text:span text:style-name="T98">f(</text:span><text:span text:style-name="T102">x</text:span><text:span text:style-name="T98">)</text:span><text:span text:style-name="T2">–</text:span><text:span text:style-name="T476">鏡射軸</text:span><text:span text:style-name="T2">）= (-</text:span><text:span text:style-name="T171">1)</text:span><text:span text:style-name="T476">。</text:span></text:p>
                                </text:list-item>
                                <text:list-item>
                                  <text:p text:style-name="P146"><text:span text:style-name="T476">鏡射軸 垂直於</text:span><text:span text:style-name="T99"> </text:span><text:span text:style-name="T102">y軸</text:span><text:span text:style-name="T476">。</text:span></text:p>
                                </text:list-item>
                              </text:list>
                            </text:list-item>
                            <text:list-item>
                              <text:p text:style-name="P147"><text:span text:style-name="T476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76">）鏡射函數</text:span><text:span text:style-name="T2"> =</text:span><text:span text:style-name="T118">（</text:span><text:span text:style-name="T102">y</text:span><text:span text:style-name="T99"> = </text:span><text:span text:style-name="T116">(-</text:span><text:span text:style-name="T115">(b</text:span><text:span text:style-name="T370">2</text:span><text:span text:style-name="T115">–4ac) / </text:span><text:span text:style-name="T117">2</text:span><text:span text:style-name="T115">a</text:span><text:span text:style-name="T116">)</text:span><text:span text:style-name="T2"> – </text:span><text:span text:style-name="T98">f(</text:span><text:span text:style-name="T102">x</text:span><text:span text:style-name="T98">)</text:span><text:span text:style-name="T118">）</text:span><text:span text:style-name="T476">。</text:span></text:p>
                              <text:list>
                                <text:list-item>
                                  <text:p text:style-name="P148"><text:span text:style-name="T476">二次方程式的 虛數解</text:span><text:span text:style-name="T2"> = </text:span><text:span text:style-name="T461">±</text:span><text:span text:style-name="T451">√(</text:span><text:span text:style-name="T476">鏡射軸</text:span><text:span text:style-name="T2"> / </text:span><text:span text:style-name="T121">(-</text:span><text:span text:style-name="T120">a</text:span><text:span text:style-name="T121">)</text:span><text:span text:style-name="T117">)</text:span><text:span text:style-name="T476">。</text:span></text:p>
                                </text:list-item>
                              </text:list>
                            </text:list-item>
                            <text:list-item>
                              <text:p text:style-name="P153"><text:span text:style-name="T498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98">）鏡射函數</text:span><text:span text:style-name="T504">的 解 是（</text:span><text:span text:style-name="T124">(</text:span><text:span text:style-name="T113">-b </text:span><text:span text:style-name="T461">±</text:span><text:span text:style-name="T456">√(-</text:span><text:span text:style-name="T457">(</text:span><text:span text:style-name="T113">b</text:span><text:span text:style-name="T372">2</text:span><text:span text:style-name="T115">–4ac</text:span><text:span text:style-name="T457">)</text:span><text:span text:style-name="T2">)</text:span><text:span text:style-name="T124">)</text:span><text:span text:style-name="T125"> </text:span><text:span text:style-name="T113">/ 2a</text:span><text:span text:style-name="T504">）</text:span><text:span text:style-name="T476">。</text:span></text:p>
                              <text:list>
                                <text:list-item>
                                  <text:p text:style-name="P154"><text:span text:style-name="T504">（</text:span><text:span text:style-name="T124">(</text:span><text:span text:style-name="T113">-b</text:span><text:span text:style-name="T457">)</text:span><text:span text:style-name="T125"> </text:span><text:span text:style-name="T113">/ 2a</text:span><text:span text:style-name="T504">）是 曲線的 中心 在 </text:span><text:span text:style-name="T163">x軸</text:span><text:span text:style-name="T505">的 投影值</text:span><text:span text:style-name="T504">。</text:span></text:p>
                                  <text:list>
                                    <text:list-item>
                                      <text:p text:style-name="P155"><text:span text:style-name="T504">（</text:span><text:span text:style-name="T124">(</text:span><text:span text:style-name="T113">-b</text:span><text:span text:style-name="T457">)</text:span><text:span text:style-name="T125"> </text:span><text:span text:style-name="T113">/ 2a</text:span><text:span text:style-name="T504">）是 </text:span><text:span text:style-name="T134">鏡射點</text:span><text:span text:style-name="T498"> </text:span><text:span text:style-name="T123">在 </text:span><text:span text:style-name="T163">x軸</text:span><text:span text:style-name="T505">的 投影值</text:span><text:span text:style-name="T476">。</text:span></text:p>
                                    </text:list-item>
                                    <text:list-item>
                                      <text:p text:style-name="P156"><text:span text:style-name="T134">曲線，鏡射點</text:span><text:span text:style-name="T504"> </text:span><text:span text:style-name="T651">↔</text:span><text:span text:style-name="T506"> </text:span><text:span text:style-name="T134">中心、重心、最高層級的點</text:span><text:span text:style-name="T476">。</text:span></text:p>
                                      <text:list>
                                        <text:list-item>
                                          <text:p text:style-name="P157"><text:span text:style-name="T476">抽象例子，層級的點</text:span><text:span text:style-name="T504"> </text:span><text:span text:style-name="T651">↔</text:span><text:span text:style-name="T506"> </text:span><text:span text:style-name="T476">堆疊三角形。</text:span></text:p>
                                          <text:list>
                                            <text:list-item>
                                              <text:p text:style-name="P166"><text:span text:style-name="T2">最高層級的點 </text:span><text:span text:style-name="T651">↔</text:span><text:span text:style-name="T2"> <text:s text:c="5"/>1</text:span><text:span text:style-name="T476">。</text:span></text:p>
                                            </text:list-item>
                                            <text:list-item>
                                              <text:p text:style-name="P167"><text:span text:style-name="T2">第二高層級的點 </text:span><text:span text:style-name="T651">↔</text:span><text:span text:style-name="T2"> <text:s text:c="2"/>1 1</text:span><text:span text:style-name="T476">。</text:span></text:p>
                                            </text:list-item>
                                            <text:list-item>
                                              <text:p text:style-name="P166"><text:span text:style-name="T2">第三高層級的點 </text:span><text:span text:style-name="T651">↔</text:span><text:span text:style-name="T2"> <text:s/>1 2 1</text:span><text:span text:style-name="T47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8"><text:span text:style-name="T504">（</text:span><text:span text:style-name="T461">±</text:span><text:span text:style-name="T456">√(-</text:span><text:span text:style-name="T457">(</text:span><text:span text:style-name="T113">b</text:span><text:span text:style-name="T372">2</text:span><text:span text:style-name="T115">–4ac</text:span><text:span text:style-name="T457">)</text:span><text:span text:style-name="T124">)</text:span><text:span text:style-name="T125"> </text:span><text:span text:style-name="T113">/ 2a</text:span><text:span text:style-name="T504">）是 </text:span><text:span text:style-name="T125">(</text:span><text:span text:style-name="T504">曲線</text:span><text:span text:style-name="T125">)鏡射點、(</text:span><text:span text:style-name="T504">曲線</text:span><text:span text:style-name="T125">、x軸)交叉點 的 </text:span><text:span text:style-name="T504">距離</text:span><text:span text:style-name="T476">。</text:span></text:p>
                                  <text:list>
                                    <text:list-item>
                                      <text:p text:style-name="P159"><text:span text:style-name="T504">（</text:span><text:span text:style-name="T461">±</text:span><text:span text:style-name="T456">√(-</text:span><text:span text:style-name="T457">(</text:span><text:span text:style-name="T113">b</text:span><text:span text:style-name="T372">2</text:span><text:span text:style-name="T115">–4ac</text:span><text:span text:style-name="T457">)</text:span><text:span text:style-name="T124">)</text:span><text:span text:style-name="T125"> </text:span><text:span text:style-name="T113">/ 2a</text:span><text:span text:style-name="T504">）</text:span><text:span text:style-name="T123">=（</text:span><text:span text:style-name="T168">i</text:span><text:span text:style-name="T167"> * </text:span><text:span text:style-name="T126">(</text:span><text:span text:style-name="T461">±</text:span><text:span text:style-name="T456">√(</text:span><text:span text:style-name="T113">b</text:span><text:span text:style-name="T372">2</text:span><text:span text:style-name="T115">–4ac</text:span><text:span text:style-name="T124">)</text:span><text:span text:style-name="T125"> </text:span><text:span text:style-name="T113">/ 2a</text:span><text:span text:style-name="T126">)</text:span><text:span text:style-name="T498">）</text:span><text:span text:style-name="T504">。</text:span></text:p>
                                    </text:list-item>
                                    <text:list-item>
                                      <text:p text:style-name="P160"><text:span text:style-name="T498">鏡射函數的 第二個數值</text:span><text:span text:style-name="T123"> = </text:span><text:span text:style-name="T111">(</text:span><text:span text:style-name="T168">i</text:span><text:span text:style-name="T167"> *</text:span><text:span text:style-name="T498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98">）</text:span><text:span text:style-name="T111">第二個數值)</text:span><text:span text:style-name="T504">。</text:span></text:p>
                                      <text:list>
                                        <text:list-item>
                                          <text:p text:style-name="P161"><text:span text:style-name="T504">假定，</text:span><text:span text:style-name="T498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98">）</text:span><text:span text:style-name="T111">第二個數值 </text:span><text:span text:style-name="T586">≥</text:span><text:span text:style-name="T111"> </text:span><text:span text:style-name="T130">0</text:span><text:span text:style-name="T50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2"><text:span text:style-name="T504">假定，</text:span><text:span text:style-name="T127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127">)</text:span><text:span text:style-name="T498">鏡射函數</text:span><text:span text:style-name="T123"> = </text:span><text:span text:style-name="T125">(</text:span><text:span text:style-name="T102">y</text:span><text:span text:style-name="T99"> = </text:span><text:span text:style-name="T135">g(x))</text:span><text:span text:style-name="T504">。</text:span></text:p>
                                  <text:list>
                                    <text:list-item>
                                      <text:p text:style-name="P163"><text:span text:style-name="T125">(</text:span><text:span text:style-name="T102">y</text:span><text:span text:style-name="T99"> = </text:span><text:span text:style-name="T135">g(x)</text:span><text:span text:style-name="T504"> 的</text:span><text:span text:style-name="T135">)</text:span><text:span text:style-name="T504">解 是</text:span><text:span text:style-name="T125"> (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123">，實部數值 </text:span><text:span text:style-name="T463">±</text:span><text:span text:style-name="T123"> </text:span><text:span text:style-name="T111">第二個數值</text:span><text:span text:style-name="T128">)</text:span><text:span text:style-name="T498">。</text:span></text:p>
                                      <text:list>
                                        <text:list-item>
                                          <text:p text:style-name="P53">實部數值 不是 實數解。</text:p>
                                        </text:list-item>
                                        <text:list-item>
                                          <text:p text:style-name="P53">實部數值 是，實數的 數值。</text:p>
                                          <text:list>
                                            <text:list-item>
                                              <text:p text:style-name="P164"><text:span text:style-name="T498">明顯例子，一元二次方程式的解= 實部數值</text:span><text:span text:style-name="T467">±</text:span><text:span text:style-name="T468">(</text:span><text:span text:style-name="T456">√(-</text:span><text:span text:style-name="T458">1</text:span><text:span text:style-name="T460">)</text:span><text:span text:style-name="T458">*</text:span><text:span text:style-name="T460">(</text:span><text:span text:style-name="T458">虛部</text:span><text:span text:style-name="T459">數值</text:span><text:span text:style-name="T456">)</text:span><text:span text:style-name="T460">)</text:span><text:span text:style-name="T49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5"><text:span text:style-name="T498">實數解 是，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498">解 是實數、沒有虛數、不是共扼複數。</text:span></text:p>
                                          <text:list>
                                            <text:list-item>
                                              <text:p text:style-name="P54">實數 不是 實部數值。</text:p>
                                            </text:list-item>
                                            <text:list-item>
                                              <text:p text:style-name="P54">實數 是 實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5"><text:span text:style-name="T570">明顯例子，</text:span><text:span text:style-name="T498">假定，</text:span><text:span text:style-name="T123">(</text:span><text:span text:style-name="T102">y</text:span><text:span text:style-name="T99"> = </text:span><text:span text:style-name="T98">f</text:span><text:span text:style-name="T540">(</text:span><text:span text:style-name="T541">x</text:span><text:span text:style-name="T540">) </text:span><text:span text:style-name="T118">的)</text:span><text:span text:style-name="T545">x值</text:span><text:span text:style-name="T118">解 = 實部數值</text:span><text:span text:style-name="T123"> </text:span><text:span text:style-name="T462">±</text:span><text:span text:style-name="T123"> </text:span><text:span text:style-name="T170">i</text:span><text:span text:style-name="T547">(</text:span><text:span text:style-name="T111">第二個數值</text:span><text:span text:style-name="T548">)</text:span><text:span text:style-name="T498">。</text:span></text:p>
                                      <text:list>
                                        <text:list-item>
                                          <text:p text:style-name="P168"><text:span text:style-name="T503">明顯例子</text:span><text:span text:style-name="T133">，(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29">0)的時候，x值= </text:span><text:span text:style-name="T118">實部數值</text:span><text:span text:style-name="T123"> </text:span><text:span text:style-name="T462">±</text:span><text:span text:style-name="T170">i(</text:span><text:span text:style-name="T111">第二個數值</text:span><text:span text:style-name="T125">)</text:span><text:span text:style-name="T503">。</text:span></text:p>
                                        </text:list-item>
                                        <text:list-item>
                                          <text:p text:style-name="P169"><text:span text:style-name="T125">(</text:span><text:span text:style-name="T102">y</text:span><text:span text:style-name="T99"> = </text:span><text:span text:style-name="T135">g(x)</text:span><text:span text:style-name="T504"> 的</text:span><text:span text:style-name="T135">)</text:span><text:span text:style-name="T504">解</text:span><text:span text:style-name="T118"> = 實部數值</text:span><text:span text:style-name="T123"> + </text:span><text:span text:style-name="T111">第二個數值</text:span><text:span text:style-name="T128">)</text:span><text:span text:style-name="T498">。</text:span></text:p>
                                        </text:list-item>
                                        <text:list-item>
                                          <text:p text:style-name="P386"><text:span text:style-name="T544">(</text:span><text:span text:style-name="T541">y</text:span><text:span text:style-name="T542"> = </text:span><text:span text:style-name="T540">f(</text:span><text:span text:style-name="T541">x</text:span><text:span text:style-name="T540">) </text:span><text:span text:style-name="T543">的</text:span><text:span text:style-name="T544">)</text:span><text:span text:style-name="T498">鏡射</text:span><text:span text:style-name="T570">函數的</text:span><text:span text:style-name="T549"> </text:span><text:span text:style-name="T545">x值</text:span><text:span text:style-name="T504">解</text:span><text:span text:style-name="T118"> = 實部數值</text:span><text:span text:style-name="T123"> </text:span><text:span text:style-name="T462">±</text:span><text:span text:style-name="T123"> </text:span><text:span text:style-name="T111">第二個數值</text:span><text:span text:style-name="T503">。</text:span></text:p>
                                          <text:list>
                                            <text:list-item>
                                              <text:p text:style-name="P386"><text:span text:style-name="T546">(</text:span><text:span text:style-name="T543">實部數值</text:span><text:span text:style-name="T549"> </text:span><text:span text:style-name="T551">±</text:span><text:span text:style-name="T550">第二個數</text:span><text:span text:style-name="T111">值</text:span><text:span text:style-name="T550">)</text:span><text:span text:style-name="T133">、</text:span><text:span text:style-name="T546">(</text:span><text:span text:style-name="T543">實部數值 </text:span><text:span text:style-name="T551">±</text:span><text:span text:style-name="T170">i</text:span><text:span text:style-name="T547">(</text:span><text:span text:style-name="T550">第二個數</text:span><text:span text:style-name="T111">值</text:span><text:span text:style-name="T548">))</text:span><text:span text:style-name="T503">是 鏡射解。</text:span></text:p>
                                            </text:list-item>
                                            <text:list-item>
                                              <text:p text:style-name="P170"><text:span text:style-name="T503">假定，第二個數值 </text:span><text:span text:style-name="T585">≥</text:span><text:span text:style-name="T473"> <text:s/></text:span><text:span text:style-name="T335">0</text:span><text:span text:style-name="T50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4">鏡射。</text:p>
              <text:list>
                <text:list-item>
                  <text:p text:style-name="P387"><text:span text:style-name="T398">n</text:span><text:span text:style-name="T325">√</text:span><text:span text:style-name="T136">(-</text:span><text:span text:style-name="T557">a</text:span><text:span text:style-name="T136">) =（360度 / n）鏡射。</text:span></text:p>
                  <text:list>
                    <text:list-item>
                      <text:p text:style-name="P171"><text:span text:style-name="T136">該函數 有（</text:span><text:span text:style-name="T138">n-1</text:span><text:span text:style-name="T136">）個 鏡射函數</text:span><text:span text:style-name="T503">。</text:span></text:p>
                    </text:list-item>
                    <text:list-item>
                      <text:p text:style-name="P171"><text:span text:style-name="T503">該函數、鏡射函數 總共</text:span><text:span text:style-name="T133">有 </text:span><text:span text:style-name="T173">n個</text:span><text:span text:style-name="T508">函數</text:span><text:span text:style-name="T503">。</text:span></text:p>
                    </text:list-item>
                    <text:list-item>
                      <text:p text:style-name="P172"><text:span text:style-name="T503">假定</text:span><text:span text:style-name="T133">，</text:span><text:span text:style-name="T175">j </text:span><text:span text:style-name="T145">= </text:span><text:span text:style-name="T398">n</text:span><text:span text:style-name="T325">√</text:span><text:span text:style-name="T136">(-</text:span><text:span text:style-name="T145">1</text:span><text:span text:style-name="T136">)</text:span><text:span text:style-name="T503">。</text:span></text:p>
                      <text:list>
                        <text:list-item>
                          <text:p text:style-name="P173"><text:span text:style-name="T175">a、j(a)、j</text:span><text:span text:style-name="T373">2</text:span><text:span text:style-name="T175">(a)、…、j</text:span><text:span text:style-name="T373">n-</text:span><text:span text:style-name="T374">1</text:span><text:span text:style-name="T175">(a)</text:span><text:span text:style-name="T139"> 是 鏡射關係</text:span><text:span text:style-name="T503">。</text:span></text:p>
                          <text:list>
                            <text:list-item>
                              <text:p text:style-name="P174"><text:span text:style-name="T148">a = </text:span><text:span text:style-name="T175">j</text:span><text:span text:style-name="T373">n</text:span><text:span text:style-name="T175">(a)</text:span><text:span text:style-name="T503">。</text:span></text:p>
                            </text:list-item>
                          </text:list>
                        </text:list-item>
                        <text:list-item>
                          <text:p text:style-name="P173"><text:span text:style-name="T503">假定，</text:span><text:span text:style-name="T147">a </text:span><text:span text:style-name="T587">≥</text:span><text:span text:style-name="T147"> 0</text:span><text:span text:style-name="T51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5"><text:span text:style-name="T503">明顯例子，</text:span><text:span text:style-name="T398">2</text:span><text:span text:style-name="T325">√</text:span><text:span text:style-name="T136">(-</text:span><text:span text:style-name="T142">a</text:span><text:span text:style-name="T136">) =（180度）鏡射</text:span><text:span text:style-name="T503">。</text:span><text:span text:style-name="T621">{</text:span><text:span text:style-name="T620">2</text:span><text:span text:style-name="T624">√</text:span><text:span text:style-name="T622">(-1) = </text:span><text:span text:style-name="T624">√</text:span><text:span text:style-name="T622">(-1) = </text:span><text:span text:style-name="T623">i</text:span><text:span text:style-name="T622"> =（360度 / 2）鏡射 =（180度）鏡射</text:span><text:span text:style-name="T621">}</text:span></text:p>
                  <text:list>
                    <text:list-item>
                      <text:p text:style-name="P176"><text:span text:style-name="T398">2</text:span><text:span text:style-name="T325">√</text:span><text:span text:style-name="T136">(-</text:span><text:span text:style-name="T142">a</text:span><text:span text:style-name="T136">) 有 </text:span><text:span text:style-name="T138">1</text:span><text:span text:style-name="T136">個 鏡射函數</text:span><text:span text:style-name="T503">。</text:span></text:p>
                    </text:list-item>
                    <text:list-item>
                      <text:p text:style-name="P177"><text:span text:style-name="T503">該函數、鏡射函數 總共</text:span><text:span text:style-name="T133">有 </text:span><text:span text:style-name="T174">2個函</text:span><text:span text:style-name="T509">數</text:span><text:span text:style-name="T503">。</text:span></text:p>
                    </text:list-item>
                    <text:list-item>
                      <text:p text:style-name="P178"><text:span text:style-name="T503">假定</text:span><text:span text:style-name="T133">，</text:span><text:span text:style-name="T175">j </text:span><text:span text:style-name="T145">= </text:span><text:span text:style-name="T401">2</text:span><text:span text:style-name="T325">√</text:span><text:span text:style-name="T136">(-</text:span><text:span text:style-name="T145">1</text:span><text:span text:style-name="T136">)</text:span><text:span text:style-name="T503">。</text:span></text:p>
                      <text:list>
                        <text:list-item>
                          <text:p text:style-name="P179"><text:span text:style-name="T142">a</text:span><text:span text:style-name="T136">、</text:span><text:span text:style-name="T146">j</text:span><text:span text:style-name="T142">(a)</text:span><text:span text:style-name="T139"> 是 鏡射關係</text:span><text:span text:style-name="T50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0"><text:span text:style-name="T503">明顯例子，</text:span><text:span text:style-name="T399">3</text:span><text:span text:style-name="T325">√</text:span><text:span text:style-name="T136">(-</text:span><text:span text:style-name="T143">a</text:span><text:span text:style-name="T136">) =（1</text:span><text:span text:style-name="T137">2</text:span><text:span text:style-name="T136">0度）鏡射</text:span><text:span text:style-name="T503">。</text:span></text:p>
                  <text:list>
                    <text:list-item>
                      <text:p text:style-name="P181"><text:span text:style-name="T366">3</text:span><text:span text:style-name="T325">√</text:span><text:span text:style-name="T136">(-</text:span><text:span text:style-name="T143">a</text:span><text:span text:style-name="T136">) 有 </text:span><text:span text:style-name="T140">2</text:span><text:span text:style-name="T136">個 鏡射函數</text:span><text:span text:style-name="T503">。</text:span></text:p>
                    </text:list-item>
                    <text:list-item>
                      <text:p text:style-name="P181"><text:span text:style-name="T503">該函數、鏡射函數 總共</text:span><text:span text:style-name="T133">有 </text:span><text:span text:style-name="T178">3</text:span><text:span text:style-name="T174">個函</text:span><text:span text:style-name="T509">數</text:span><text:span text:style-name="T503">。</text:span></text:p>
                    </text:list-item>
                    <text:list-item>
                      <text:p text:style-name="P181"><text:span text:style-name="T503">假定</text:span><text:span text:style-name="T133">，</text:span><text:span text:style-name="T144">j = </text:span><text:span text:style-name="T399">3</text:span><text:span text:style-name="T325">√</text:span><text:span text:style-name="T136">(-</text:span><text:span text:style-name="T144">1</text:span><text:span text:style-name="T136">)</text:span><text:span text:style-name="T503">。</text:span></text:p>
                      <text:list>
                        <text:list-item>
                          <text:p text:style-name="P182"><text:span text:style-name="T143">a</text:span><text:span text:style-name="T136">、</text:span><text:span text:style-name="T141">j</text:span><text:span text:style-name="T143">(a)</text:span><text:span text:style-name="T141">、j</text:span><text:span text:style-name="T400">2</text:span><text:span text:style-name="T143">(a)</text:span><text:span text:style-name="T141"> </text:span><text:span text:style-name="T139">是 鏡射關係</text:span><text:span text:style-name="T50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2"><text:span text:style-name="T503">一元</text:span><text:span text:style-name="T133">n</text:span><text:span text:style-name="T503">次方程式。</text:span></text:p>
              <text:list>
                <text:list-item>
                  <text:p text:style-name="P183"><text:span text:style-name="T136">（360度 / n）</text:span><text:span text:style-name="T152">鏡射</text:span><text:span text:style-name="T503">。</text:span></text:p>
                  <text:list>
                    <text:list-item>
                      <text:p text:style-name="P184"><text:span text:style-name="T503">一元</text:span><text:span text:style-name="T133">n</text:span><text:span text:style-name="T503">次方程式</text:span><text:span text:style-name="T136"> 有（</text:span><text:span text:style-name="T138">n-1</text:span><text:span text:style-name="T136">）個 鏡射函數</text:span><text:span text:style-name="T503">。</text:span></text:p>
                      <text:list>
                        <text:list-item>
                          <text:p text:style-name="P184"><text:span text:style-name="T152">鏡射（</text:span><text:span text:style-name="T153">n-1</text:span><text:span text:style-name="T152">）次</text:span><text:span text:style-name="T503">。</text:span></text:p>
                        </text:list-item>
                      </text:list>
                    </text:list-item>
                    <text:list-item>
                      <text:p text:style-name="P185"><text:span text:style-name="T503">一元</text:span><text:span text:style-name="T133">n</text:span><text:span text:style-name="T503">次方程式、鏡射函數 總共</text:span><text:span text:style-name="T133">有 </text:span><text:span text:style-name="T153">n</text:span><text:span text:style-name="T174">個函</text:span><text:span text:style-name="T509">數</text:span><text:span text:style-name="T503">。</text:span></text:p>
                      <text:list>
                        <text:list-item>
                          <text:p text:style-name="P186"><text:span text:style-name="T503">一元</text:span><text:span text:style-name="T133">n</text:span><text:span text:style-name="T503">次方程式、</text:span><text:span text:style-name="T136">（</text:span><text:span text:style-name="T138">n-1</text:span><text:span text:style-name="T136">）個鏡射函數 是 同一個家族、同一個族群</text:span><text:span text:style-name="T503">。</text:span></text:p>
                          <text:list>
                            <text:list-item>
                              <text:p text:style-name="P57">抽象例子，元素週期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7"><text:span text:style-name="T503">一元</text:span><text:span text:style-name="T133">n</text:span><text:span text:style-name="T503">次方程式的 解，在 一元</text:span><text:span text:style-name="T133">n</text:span><text:span text:style-name="T503">次方程式、</text:span><text:span text:style-name="T133">x軸</text:span><text:span text:style-name="T503"> 的 交叉點。</text:span></text:p>
                  <text:list>
                    <text:list-item>
                      <text:p text:style-name="P188"><text:span text:style-name="T503">一元</text:span><text:span text:style-name="T133">n</text:span><text:span text:style-name="T503">次方程式的 解 是 一元</text:span><text:span text:style-name="T133">n</text:span><text:span text:style-name="T503">次方程式的 實數解。</text:span></text:p>
                      <text:list>
                        <text:list-item>
                          <text:p text:style-name="P189"><text:span text:style-name="T503">實數解 不是 實</text:span><text:span text:style-name="T514">部</text:span><text:span text:style-name="T503">數值。</text:span></text:p>
                        </text:list-item>
                        <text:list-item>
                          <text:p text:style-name="P58">實數解 是 實數解。</text:p>
                          <text:list>
                            <text:list-item>
                              <text:p text:style-name="P58">實數解 擁有 實部數值。</text:p>
                            </text:list-item>
                            <text:list-item>
                              <text:p text:style-name="P58">實數解的 值 是 實部數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7"><text:span text:style-name="T503">一元</text:span><text:span text:style-name="T133">n</text:span><text:span text:style-name="T503">次方程式的 解，在 一元</text:span><text:span text:style-name="T133">n</text:span><text:span text:style-name="T503">次方程式的鏡射函數、</text:span><text:span text:style-name="T133">x軸</text:span><text:span text:style-name="T503"> 的 交叉點。</text:span></text:p>
                  <text:list>
                    <text:list-item>
                      <text:p text:style-name="P188"><text:span text:style-name="T503">一元</text:span><text:span text:style-name="T133">n</text:span><text:span text:style-name="T503">次方程式的 解 是 一元</text:span><text:span text:style-name="T133">n</text:span><text:span text:style-name="T503">次方程式的鏡射函數的 實數解。</text:span></text:p>
                    </text:list-item>
                    <text:list-item>
                      <text:p text:style-name="P190"><text:span text:style-name="T503">明顯例子，計算出 一元</text:span><text:span text:style-name="T133">n</text:span><text:span text:style-name="T503">次方程式的 實數解。</text:span></text:p>
                      <text:list>
                        <text:list-item>
                          <text:p text:style-name="P190"><text:span text:style-name="T503">一元</text:span><text:span text:style-name="T133">n</text:span><text:span text:style-name="T503">次方程式 鏡射出（一元</text:span><text:span text:style-name="T133">n</text:span><text:span text:style-name="T503">次方程式的）鏡射函數。</text:span></text:p>
                        </text:list-item>
                        <text:list-item>
                          <text:p text:style-name="P191"><text:span text:style-name="T503">計算出（一元</text:span><text:span text:style-name="T133">n</text:span><text:span text:style-name="T503">次方程式的）鏡射函數的 實數解。</text:span></text:p>
                        </text:list-item>
                        <text:list-item>
                          <text:p text:style-name="P192"><text:span text:style-name="T503">鏡射 該實數解 →</text:span><text:span text:style-name="T512"> </text:span><text:span text:style-name="T503">得出 一元</text:span><text:span text:style-name="T133">n</text:span><text:span text:style-name="T503">次方程式的（其中一個、所有）解。</text:span></text:p>
                        </text:list-item>
                      </text:list>
                    </text:list-item>
                    <text:list-item>
                      <text:p text:style-name="P193"><text:span text:style-name="T503">明顯例子，做圖法、數值分析 得出 一元</text:span><text:span text:style-name="T133">n</text:span><text:span text:style-name="T503">次方程式的 實數解。</text:span></text:p>
                      <text:list>
                        <text:list-item>
                          <text:p text:style-name="P192"><text:span text:style-name="T503">一元</text:span><text:span text:style-name="T133">n</text:span><text:span text:style-name="T503">次方程式 鏡射出（一元</text:span><text:span text:style-name="T133">n</text:span><text:span text:style-name="T503">次方程式的）鏡射函數。</text:span></text:p>
                        </text:list-item>
                        <text:list-item>
                          <text:p text:style-name="P192"><text:span text:style-name="T503">計算出（一元</text:span><text:span text:style-name="T133">n</text:span><text:span text:style-name="T503">次方程式的）鏡射函數的 實數解。</text:span></text:p>
                        </text:list-item>
                        <text:list-item>
                          <text:p text:style-name="P192"><text:span text:style-name="T503">鏡射 該實數解 →</text:span><text:span text:style-name="T512"> </text:span><text:span text:style-name="T503">做圖法、數值分析 得出 一元</text:span><text:span text:style-name="T133">n</text:span><text:span text:style-name="T503">次方程式的（其中一個、所有）解。</text:span></text:p>
                          <text:list>
                            <text:list-item>
                              <text:p text:style-name="P59">作圖法、數值分析 的 明顯例子。</text:p>
                              <text:list>
                                <text:list-item>
                                  <text:p text:style-name="P194"><text:span text:style-name="T503">在 座標系 畫 一元</text:span><text:span text:style-name="T133">n</text:span><text:span text:style-name="T503">次方程式的 曲線。</text:span></text:p>
                                  <text:list>
                                    <text:list-item>
                                      <text:p text:style-name="P194"><text:span text:style-name="T503">不斷放大（</text:span><text:span text:style-name="T154">Zoom in</text:span><text:span text:style-name="T503">）（該曲線</text:span><text:span text:style-name="T133">、x軸 的）交叉點</text:span><text:span text:style-name="T503">。</text:span></text:p>
                                    </text:list-item>
                                    <text:list-item>
                                      <text:p text:style-name="P195"><text:span text:style-name="T503">該交叉點 是 一元</text:span><text:span text:style-name="T133">n</text:span><text:span text:style-name="T503">次方程式的 解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6"><text:span text:style-name="T503">在 座標系 畫（一元</text:span><text:span text:style-name="T133">n</text:span><text:span text:style-name="T503">次方程式的）鏡射函數的 曲線。</text:span></text:p>
                                  <text:list>
                                    <text:list-item>
                                      <text:p text:style-name="P195"><text:span text:style-name="T503">不斷放大（</text:span><text:span text:style-name="T154">Zoom in</text:span><text:span text:style-name="T503">）（該曲線</text:span><text:span text:style-name="T133">、x軸 的）交叉點</text:span><text:span text:style-name="T503">。</text:span></text:p>
                                    </text:list-item>
                                    <text:list-item>
                                      <text:p text:style-name="P60">鏡射 該交叉點。</text:p>
                                      <text:list>
                                        <text:list-item>
                                          <text:p text:style-name="P195"><text:span text:style-name="T503">（鏡射 該交叉點 之後的）點 是 一元</text:span><text:span text:style-name="T133">n</text:span><text:span text:style-name="T503">次方程式的 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5"><text:span text:style-name="T503">明顯例子，假定，一元</text:span><text:span text:style-name="T133">n</text:span><text:span text:style-name="T503">次方</text:span><text:span text:style-name="T133">程式 = </text:span><text:span text:style-name="T179">a</text:span><text:span text:style-name="T434">n</text:span><text:span text:style-name="T179"> * x</text:span><text:span text:style-name="T375">n</text:span><text:span text:style-name="T179"> + a</text:span><text:span text:style-name="T434">n-1</text:span><text:span text:style-name="T179"> * x</text:span><text:span text:style-name="T375">n-1</text:span><text:span text:style-name="T179"> + … + a</text:span><text:span text:style-name="T434">0</text:span><text:span text:style-name="T179"> * x</text:span><text:span text:style-name="T376">0</text:span><text:span text:style-name="T503">。</text:span></text:p>
                              <text:list>
                                <text:list-item>
                                  <text:p text:style-name="P195"><text:span text:style-name="T503">在 座標系 畫 一元</text:span><text:span text:style-name="T133">n</text:span><text:span text:style-name="T503">次方程式的 曲線。</text:span></text:p>
                                  <text:list>
                                    <text:list-item>
                                      <text:p text:style-name="P388"><text:span text:style-name="T503">一元</text:span><text:span text:style-name="T133">n</text:span><text:span text:style-name="T503">次方程式的 解</text:span><text:span text:style-name="T133"> = </text:span><text:span text:style-name="T546">(</text:span><text:span text:style-name="T572">一元</text:span><text:span text:style-name="T546">n</text:span><text:span text:style-name="T572">次方程式</text:span><text:span text:style-name="T546">的)</text:span><text:span text:style-name="T133">實數解</text:span><text:span text:style-name="T503">。</text:span></text:p>
                                      <text:list>
                                        <text:list-item>
                                          <text:p text:style-name="P61">實數解 不是 實部數值。</text:p>
                                        </text:list-item>
                                        <text:list-item>
                                          <text:p text:style-name="P62">實數解 是 實數解。</text:p>
                                          <text:list>
                                            <text:list-item>
                                              <text:p text:style-name="P62">實數解 擁有 實部數值。</text:p>
                                            </text:list-item>
                                            <text:list-item>
                                              <text:p text:style-name="P62">實數解的 值 是 實部數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7"><text:span text:style-name="T503">（一元</text:span><text:span text:style-name="T133">n</text:span><text:span text:style-name="T503">次方程式</text:span><text:span text:style-name="T133">的）實數解 = </text:span><text:span text:style-name="T503">不斷放大（</text:span><text:span text:style-name="T133">該曲線、x軸 的）交叉點</text:span><text:span text:style-name="T50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8"><text:span text:style-name="T503">在 座標系 畫（一元</text:span><text:span text:style-name="T133">n</text:span><text:span text:style-name="T503">次方程式的）鏡射函數的 曲線。</text:span></text:p>
                                  <text:list>
                                    <text:list-item>
                                      <text:p text:style-name="P389"><text:span text:style-name="T513">鏡射</text:span><text:span text:style-name="T571">的 中心</text:span><text:span text:style-name="T513">點 在</text:span><text:span text:style-name="T571"> </text:span><text:span text:style-name="T572">一元</text:span><text:span text:style-name="T546">n</text:span><text:span text:style-name="T572">次</text:span><text:span text:style-name="T546">方程式</text:span><text:span text:style-name="T553">（ｘ </text:span><text:span text:style-name="T554">= </text:span><text:span text:style-name="T181">實</text:span><text:span text:style-name="T183">部</text:span><text:span text:style-name="T181">數值</text:span><text:span text:style-name="T552">）的 座標位置</text:span><text:span text:style-name="T503">。</text:span></text:p>
                                      <text:list>
                                        <text:list-item>
                                          <text:p text:style-name="P199"><text:span text:style-name="T503">（一元</text:span><text:span text:style-name="T133">n</text:span><text:span text:style-name="T503">次方程式的）</text:span><text:span text:style-name="T181">實部數值 = </text:span><text:span text:style-name="T133">(</text:span><text:span text:style-name="T180">-</text:span><text:span text:style-name="T179">a</text:span><text:span text:style-name="T434">n-1</text:span><text:span text:style-name="T180"> /</text:span><text:span text:style-name="T181">(n * </text:span><text:span text:style-name="T179">a</text:span><text:span text:style-name="T434">n</text:span><text:span text:style-name="T181">)</text:span><text:span text:style-name="T133">)</text:span><text:span text:style-name="T503">。</text:span></text:p>
                                        </text:list-item>
                                        <text:list-item>
                                          <text:p text:style-name="P200"><text:span text:style-name="T133">該座標位置 是 一元n</text:span><text:span text:style-name="T503">次方程式、鏡射函數 共同擁有的 點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0"><text:span text:style-name="T503">鏡射</text:span><text:span text:style-name="T572">的 </text:span><text:span text:style-name="T503">角度</text:span><text:span text:style-name="T133"> 是</text:span><text:span text:style-name="T136">（360度 * </text:span><text:span text:style-name="T156">m</text:span><text:span text:style-name="T155"> </text:span><text:span text:style-name="T136">/ n）</text:span><text:span text:style-name="T503">。</text:span></text:p>
                                      <text:list>
                                        <text:list-item>
                                          <text:p text:style-name="P268"><text:span text:style-name="T157">m 是 某一特定整數。</text:span><text:span text:style-name="T627">{</text:span><text:span text:style-name="T628">m 是 n的 整數倍</text:span><text:span text:style-name="T627">}</text:span></text:p>
                                        </text:list-item>
                                        <text:list-item>
                                          <text:p text:style-name="P201"><text:span text:style-name="T503">鏡射的 角度</text:span><text:span text:style-name="T133"> 是，鏡射軸、x軸</text:span><text:span text:style-name="T503"> 夾角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2"><text:span text:style-name="T503">虛部數值</text:span><text:span text:style-name="T133"> =（</text:span><text:span text:style-name="T503">鏡射函數的</text:span><text:span text:style-name="T133">）實數解 - </text:span><text:span text:style-name="T181">實部數值</text:span><text:span text:style-name="T503">。</text:span></text:p>
                                      <text:list>
                                        <text:list-item>
                                          <text:p text:style-name="P203"><text:span text:style-name="T133">(鏡射函數的)實數解 = </text:span><text:span text:style-name="T503">不斷放大</text:span><text:span text:style-name="T133">(</text:span><text:span text:style-name="T154">Zoom in)(</text:span><text:span text:style-name="T133">該曲線、x軸 的)交叉點</text:span><text:span text:style-name="T181">。</text:span></text:p>
                                        </text:list-item>
                                        <text:list-item>
                                          <text:p text:style-name="P204"><text:span text:style-name="T503">（一元</text:span><text:span text:style-name="T133">n</text:span><text:span text:style-name="T503">次方程式的）</text:span><text:span text:style-name="T181">實部數值 = </text:span><text:span text:style-name="T133">(</text:span><text:span text:style-name="T180">-</text:span><text:span text:style-name="T179">a</text:span><text:span text:style-name="T434">n-1</text:span><text:span text:style-name="T180"> /</text:span><text:span text:style-name="T181">(n * </text:span><text:span text:style-name="T179">a</text:span><text:span text:style-name="T434">n</text:span><text:span text:style-name="T181">)</text:span><text:span text:style-name="T133">)</text:span><text:span text:style-name="T503">。</text:span></text:p>
                                          <text:list>
                                            <text:list-item>
                                              <text:p text:style-name="P205"><text:span text:style-name="T181">實部數值 </text:span><text:span text:style-name="T504">是 鏡射點 在 </text:span><text:span text:style-name="T163">x軸</text:span><text:span text:style-name="T505">的 投影值</text:span><text:span text:style-name="T503">。</text:span></text:p>
                                            </text:list-item>
                                            <text:list-item>
                                              <text:p text:style-name="P206"><text:span text:style-name="T181">實部數值 </text:span><text:span text:style-name="T504">是 曲線的 中心 在 </text:span><text:span text:style-name="T163">x軸</text:span><text:span text:style-name="T505">的 投影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91"><text:span text:style-name="T573">假定，</text:span><text:span text:style-name="T503">虛部數值</text:span><text:span text:style-name="T133"> </text:span><text:span text:style-name="T588">≥</text:span><text:span text:style-name="T133"> </text:span><text:span text:style-name="T182">0</text:span><text:span text:style-name="T503">。</text:span></text:p>
                                          <text:list>
                                            <text:list-item>
                                              <text:p text:style-name="P392"><text:span text:style-name="T503">一元</text:span><text:span text:style-name="T133">n</text:span><text:span text:style-name="T503">次方程式的 解</text:span><text:span text:style-name="T133"> = </text:span><text:span text:style-name="T181">實部數值</text:span><text:span text:style-name="T133"> </text:span><text:span text:style-name="T464">±</text:span><text:span text:style-name="T133"> </text:span><text:span text:style-name="T200">(</text:span><text:span text:style-name="T377">m</text:span><text:span text:style-name="T453">√(-</text:span><text:span text:style-name="T454">1</text:span><text:span text:style-name="T455">)</text:span><text:span text:style-name="T454"> * </text:span><text:span text:style-name="T503">虛部數值</text:span><text:span text:style-name="T133">)</text:span><text:span text:style-name="T503">。</text:span></text:p>
                                            </text:list-item>
                                            <text:list-item>
                                              <text:p text:style-name="P207"><text:span text:style-name="T503">在 一元</text:span><text:span text:style-name="T133">n</text:span><text:span text:style-name="T503">次</text:span><text:span text:style-name="T133">方程式(</text:span><text:span text:style-name="T180">ｘ </text:span><text:span text:style-name="T184">= </text:span><text:span text:style-name="T181">實</text:span><text:span text:style-name="T183">部</text:span><text:span text:style-name="T181">數值)的 座標位置，對 </text:span><text:span text:style-name="T503">一元</text:span><text:span text:style-name="T133">n</text:span><text:span text:style-name="T503">次方程式 鏡射</text:span><text:span text:style-name="T133">（</text:span><text:span text:style-name="T136">360度 * </text:span><text:span text:style-name="T156">m</text:span><text:span text:style-name="T155"> </text:span><text:span text:style-name="T136">/ n）度，得到</text:span><text:span text:style-name="T158"> 鏡射函數</text:span><text:span text:style-name="T136">，</text:span><text:span text:style-name="T154">(</text:span><text:span text:style-name="T133">該鏡射函數、x軸 的)交叉點 </text:span><text:span text:style-name="T186">= </text:span><text:span text:style-name="T136">(</text:span><text:span text:style-name="T181">實部數值 </text:span><text:span text:style-name="T185">+ </text:span><text:span text:style-name="T503">虛部數值</text:span><text:span text:style-name="T181">)</text:span><text:span text:style-name="T503">。</text:span></text:p>
                                            </text:list-item>
                                            <text:list-item>
                                              <text:p text:style-name="P208"><text:span text:style-name="T181">實部數值 是，鏡射點 投影到 </text:span><text:span text:style-name="T187">x軸的 數值</text:span><text:span text:style-name="T503">。</text:span></text:p>
                                            </text:list-item>
                                            <text:list-item>
                                              <text:p text:style-name="P209"><text:span text:style-name="T503">虛部數值</text:span><text:span text:style-name="T181"> 是，實部數值、（</text:span><text:span text:style-name="T133">鏡射函數</text:span><text:span text:style-name="T181">、x軸 的）交叉點 的 距離</text:span><text:span text:style-name="T503">。</text:span></text:p>
                                            </text:list-item>
                                            <text:list-item>
                                              <text:p text:style-name="P210"><text:span text:style-name="T377">m</text:span><text:span text:style-name="T453">√(-</text:span><text:span text:style-name="T454">1) 是，</text:span><text:span text:style-name="T503">一元</text:span><text:span text:style-name="T133">n</text:span><text:span text:style-name="T503">次方程式、</text:span><text:span text:style-name="T133">鏡射函數 的</text:span><text:span text:style-name="T152">鏡射關係 是</text:span><text:span text:style-name="T133">（</text:span><text:span text:style-name="T136">360度 * </text:span><text:span text:style-name="T156">m</text:span><text:span text:style-name="T155"> </text:span><text:span text:style-name="T136">/ n）</text:span><text:span text:style-name="T50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鏡射個體。</text:p>
              <text:list>
                <text:list-item>
                  <text:p text:style-name="P211"><text:span text:style-name="T503">明顯例子，一元</text:span><text:span text:style-name="T133">二</text:span><text:span text:style-name="T503">次方程式型個體</text:span><text:span text:style-name="T133">，</text:span><text:span text:style-name="T188">180度型</text:span><text:span text:style-name="T133">鏡</text:span><text:span text:style-name="T503">射個體、（人類 認定的）個體 是 鏡射關係。</text:span></text:p>
                </text:list-item>
                <text:list-item>
                  <text:p text:style-name="P212"><text:span text:style-name="T503">明顯例子，一元</text:span><text:span text:style-name="T133">二</text:span><text:span text:style-name="T503">次方程式型磁鐵</text:span><text:span text:style-name="T133">，</text:span><text:span text:style-name="T188">180度型</text:span><text:span text:style-name="T133">鏡</text:span><text:span text:style-name="T503">射磁鐵、（人類 認定的）磁鐵 是 鏡射關係。</text:span></text:p>
                  <text:list>
                    <text:list-item>
                      <text:p text:style-name="P213"><text:span text:style-name="T503">明顯例子，</text:span><text:span text:style-name="T188">180度型</text:span><text:span text:style-name="T133">鏡</text:span><text:span text:style-name="T503">射磁鐵、（人類 認定的）磁鐵 的 磁力線 是 鏡射關係。</text:span></text:p>
                    </text:list-item>
                  </text:list>
                </text:list-item>
                <text:list-item>
                  <text:p text:style-name="P214"><text:span text:style-name="T503">明顯例子，一元</text:span><text:span text:style-name="T133">二</text:span><text:span text:style-name="T503">次方程式型空間</text:span><text:span text:style-name="T133">，</text:span><text:span text:style-name="T188">180度型</text:span><text:span text:style-name="T133">鏡</text:span><text:span text:style-name="T503">射空間、（人類 認定的）空間 是 鏡射關係。</text:span></text:p>
                </text:list-item>
                <text:list-item>
                  <text:p text:style-name="P215"><text:span text:style-name="T503">明顯例子，一元</text:span><text:span text:style-name="T133">二</text:span><text:span text:style-name="T503">次方程式型粒子</text:span><text:span text:style-name="T133">，</text:span><text:span text:style-name="T188">180度型</text:span><text:span text:style-name="T133">鏡</text:span><text:span text:style-name="T503">射物質、（人類 認定的）物質 是 鏡射關係。</text:span></text:p>
                </text:list-item>
                <text:list-item>
                  <text:p text:style-name="P216"><text:span text:style-name="T503">明顯例子，一元</text:span><text:span text:style-name="T133">二</text:span><text:span text:style-name="T503">次方程式型能量</text:span><text:span text:style-name="T133">，</text:span><text:span text:style-name="T188">180度型</text:span><text:span text:style-name="T133">鏡</text:span><text:span text:style-name="T503">射能量、（人類 認定的）能量 是 鏡射關係。</text:span></text:p>
                  <text:list>
                    <text:list-item>
                      <text:p text:style-name="P217"><text:span text:style-name="T503">（實部數值</text:span><text:span text:style-name="T133"> </text:span><text:span text:style-name="T189">+ 虛部數值</text:span><text:span text:style-name="T503">）、（實部數值</text:span><text:span text:style-name="T133"> </text:span><text:span text:style-name="T189">+ i虛部數值</text:span><text:span text:style-name="T503">）是 鏡射關係。</text:span></text:p>
                      <text:list>
                        <text:list-item>
                          <text:p text:style-name="P218"><text:span text:style-name="T189">虛部數值 </text:span><text:span text:style-name="T589">≥</text:span><text:span text:style-name="T190"> 0</text:span><text:span text:style-name="T503">。</text:span></text:p>
                        </text:list-item>
                      </text:list>
                    </text:list-item>
                    <text:list-item>
                      <text:p text:style-name="P219"><text:span text:style-name="T503">明顯例子，</text:span><text:span text:style-name="T194">(</text:span><text:span text:style-name="T195">a</text:span><text:span text:style-name="T191"> + </text:span><text:span text:style-name="T195">b</text:span><text:span text:style-name="T193">)</text:span><text:span text:style-name="T133">、</text:span><text:span text:style-name="T194">(</text:span><text:span text:style-name="T195">a</text:span><text:span text:style-name="T191"> + i(</text:span><text:span text:style-name="T195">b</text:span><text:span text:style-name="T191">)</text:span><text:span text:style-name="T194">)牛頓</text:span><text:span text:style-name="T133">的 力 是 鏡射關係、</text:span><text:span text:style-name="T188">180度型</text:span><text:span text:style-name="T133">鏡射關係</text:span><text:span text:style-name="T503">。</text:span></text:p>
                      <text:list>
                        <text:list-item>
                          <text:p text:style-name="P220"><text:span text:style-name="T195">a 是 實部數值、某一特定實數</text:span><text:span text:style-name="T503">。</text:span></text:p>
                        </text:list-item>
                        <text:list-item>
                          <text:p text:style-name="P269"><text:span text:style-name="T133">b 是 虛部數值 </text:span><text:span text:style-name="T589">≥</text:span><text:span text:style-name="T190"> 0</text:span><text:span text:style-name="T503">。</text:span></text:p>
                        </text:list-item>
                        <text:list-item>
                          <text:p text:style-name="P221"><text:span text:style-name="T191">i </text:span><text:span text:style-name="T192">= </text:span><text:span text:style-name="T453">√(-</text:span><text:span text:style-name="T454">1)</text:span><text:span text:style-name="T503">。</text:span></text:p>
                        </text:list-item>
                        <text:list-item>
                          <text:p text:style-name="P222"><text:span text:style-name="T194">(</text:span><text:span text:style-name="T196">a</text:span><text:span text:style-name="T191"> + </text:span><text:span text:style-name="T196">b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</text:span><text:span text:style-name="T193">)</text:span><text:span text:style-name="T133">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i(</text:span><text:span text:style-name="T196">b</text:span><text:span text:style-name="T191">)</text:span><text:span text:style-name="T194">)</text:span><text:span text:style-name="T503">。</text:span></text:p>
                        </text:list-item>
                        <text:list-item>
                          <text:p text:style-name="P222"><text:span text:style-name="T194">(</text:span><text:span text:style-name="T196">a</text:span><text:span text:style-name="T191"> + i(</text:span><text:span text:style-name="T196">b</text:span><text:span text:style-name="T191">)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)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</text:span><text:span text:style-name="T196">b</text:span><text:span text:style-name="T194">)</text:span><text:span text:style-name="T50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鏡射。</text:p>
              <text:list>
                <text:list-item>
                  <text:p text:style-name="P64">數值型鏡射。</text:p>
                  <text:list>
                    <text:list-item>
                      <text:p text:style-name="P65">數值型鏡射 是 齊頭型鏡射、全體型鏡射。</text:p>
                      <text:list>
                        <text:list-item>
                          <text:p text:style-name="P223"><text:span text:style-name="T503">數值型鏡射 是（鏡射軸數=座標系的維度數）、（鏡射軸平行於座標系的軸）。</text:span></text:p>
                          <text:list>
                            <text:list-item>
                              <text:p text:style-name="P224"><text:span text:style-name="T503">所有軸的 </text:span><text:span text:style-name="T133">值(都)</text:span><text:span text:style-name="T503">會被 鏡射。</text:span></text:p>
                            </text:list-item>
                            <text:list-item>
                              <text:p text:style-name="P225"><text:span text:style-name="T503">明顯例子，假定，鏡射點 在 </text:span><text:span text:style-name="T133">(</text:span><text:span text:style-name="T277">x</text:span><text:span text:style-name="T440">0</text:span><text:span text:style-name="T275">,</text:span><text:span text:style-name="T277">y</text:span><text:span text:style-name="T440">0</text:span><text:span text:style-name="T275">)</text:span><text:span text:style-name="T503">。</text:span></text:p>
                              <text:list>
                                <text:list-item>
                                  <text:p text:style-name="P225"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 數值型鏡射成 </text:span><text:span text:style-name="T133">(</text:span><text:span text:style-name="T277">x</text:span><text:span text:style-name="T440">0</text:span><text:span text:style-name="T133">-</text:span><text:span text:style-name="T278">a</text:span><text:span text:style-name="T275">,</text:span><text:span text:style-name="T277">y</text:span><text:span text:style-name="T440">0</text:span><text:span text:style-name="T275">-</text:span><text:span text:style-name="T278">b</text:span><text:span text:style-name="T275">)</text:span><text:span text:style-name="T503">。</text:span></text:p>
                                </text:list-item>
                                <text:list-item>
                                  <text:p text:style-name="P226"><text:span text:style-name="T285">x</text:span><text:span text:style-name="T284">軸的值、</text:span><text:span text:style-name="T285">a</text:span><text:span text:style-name="T284"> 有 </text:span><text:span text:style-name="T530">被鏡射</text:span><text:span text:style-name="T503">。</text:span></text:p>
                                </text:list-item>
                                <text:list-item>
                                  <text:p text:style-name="P226"><text:span text:style-name="T284">y軸的值、b 有 </text:span><text:span text:style-name="T530">被鏡射</text:span><text:span text:style-name="T50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數值型鏡射。</text:p>
                      <text:list>
                        <text:list-item>
                          <text:p text:style-name="P67">鏡射點 在 曲線中心。</text:p>
                          <text:list>
                            <text:list-item>
                              <text:p text:style-name="P67">曲線中心 是 曲線的 中心、重心。</text:p>
                            </text:list-item>
                          </text:list>
                        </text:list-item>
                        <text:list-item>
                          <text:p text:style-name="P228"><text:span text:style-name="T503">鏡射軸 通過鏡射點、（鏡射軸數=座標系的維度數）、（鏡射軸平行於座標系的軸）。</text:span></text:p>
                          <text:list>
                            <text:list-item>
                              <text:p text:style-name="P228"><text:span text:style-name="T503">軸群的平均角度 的 明顯例子，假定，有</text:span><text:span text:style-name="T133"> </text:span><text:span text:style-name="T274">xy</text:span><text:span text:style-name="T133">座</text:span><text:span text:style-name="T503">標系。</text:span></text:p>
                              <text:list>
                                <text:list-item>
                                  <text:p text:style-name="P338"><text:span text:style-name="T503">第一個鏡射軸 通過鏡射點、平行於</text:span><text:span text:style-name="T133"> </text:span><text:span text:style-name="T2">x</text:span><text:span text:style-name="T476">軸。</text:span></text:p>
                                </text:list-item>
                                <text:list-item>
                                  <text:p text:style-name="P338"><text:span text:style-name="T503">第二個鏡射軸 通過鏡射點、平行於</text:span><text:span text:style-name="T133"> </text:span><text:span text:style-name="T2">y</text:span><text:span text:style-name="T476">軸。</text:span></text:p>
                                </text:list-item>
                              </text:list>
                            </text:list-item>
                            <text:list-item>
                              <text:p text:style-name="P263"><text:span text:style-name="T503">軸群的平均角度 的 明顯例子，假定，有</text:span><text:span text:style-name="T133"> </text:span><text:span text:style-name="T274">xy</text:span><text:span text:style-name="T289">z</text:span><text:span text:style-name="T133">座</text:span><text:span text:style-name="T503">標系。</text:span></text:p>
                              <text:list>
                                <text:list-item>
                                  <text:p text:style-name="P341"><text:span text:style-name="T503">第一種方式 的 數值型鏡射</text:span><text:span text:style-name="T476">。</text:span></text:p>
                                  <text:list>
                                    <text:list-item>
                                      <text:p text:style-name="P341"><text:span text:style-name="T503">第一個鏡射軸 通過鏡射點、平行於</text:span><text:span text:style-name="T133"> </text:span><text:span text:style-name="T2">x</text:span><text:span text:style-name="T476">軸。</text:span></text:p>
                                    </text:list-item>
                                    <text:list-item>
                                      <text:p text:style-name="P341"><text:span text:style-name="T503">第二個鏡射面 通過鏡射點、平行於</text:span><text:span text:style-name="T133"> </text:span><text:span text:style-name="T2">y</text:span><text:span text:style-name="T289">z面</text:span><text:span text:style-name="T47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6"><text:span text:style-name="T503">第二種方式 的 數值型鏡射。</text:span></text:p>
                                  <text:list>
                                    <text:list-item>
                                      <text:p text:style-name="P340"><text:span text:style-name="T503">第一個鏡射面 通過鏡射點、平行於</text:span><text:span text:style-name="T133"> </text:span><text:span text:style-name="T2">x</text:span><text:span text:style-name="T289">y面</text:span><text:span text:style-name="T476">。</text:span></text:p>
                                    </text:list-item>
                                    <text:list-item>
                                      <text:p text:style-name="P338"><text:span text:style-name="T503">第二個鏡射面 通過鏡射點、平行於</text:span><text:span text:style-name="T133"> </text:span><text:span text:style-name="T2">y</text:span><text:span text:style-name="T289">z面</text:span><text:span text:style-name="T476">。</text:span></text:p>
                                    </text:list-item>
                                    <text:list-item>
                                      <text:p text:style-name="P341"><text:span text:style-name="T503">第三個鏡射面 通過鏡射點、平行於</text:span><text:span text:style-name="T133"> </text:span><text:span text:style-name="T288">z</text:span><text:span text:style-name="T289">x</text:span><text:span text:style-name="T288">面</text:span><text:span text:style-name="T47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9"><text:span text:style-name="T503">明顯例子，</text:span><text:span text:style-name="T273">2維</text:span><text:span text:style-name="T525">型</text:span><text:span text:style-name="T503">數值型鏡射。</text:span></text:p>
                      <text:list>
                        <text:list-item>
                          <text:p text:style-name="P67">鏡射點 在 曲線中心。</text:p>
                          <text:list>
                            <text:list-item>
                              <text:p text:style-name="P227"><text:span text:style-name="T503">曲線中心 在 </text:span><text:span text:style-name="T133">(曲線的)</text:span><text:span text:style-name="T503">最高層級的點。</text:span></text:p>
                            </text:list-item>
                            <text:list-item>
                              <text:p text:style-name="P227"><text:span text:style-name="T503">曲線中心 的 明顯例子，假定，該曲線 是 一元三次方程式、</text:span><text:span text:style-name="T133">(</text:span><text:span text:style-name="T268">ax</text:span><text:span text:style-name="T411">3</text:span><text:span text:style-name="T268">+bx</text:span><text:span text:style-name="T411">2</text:span><text:span text:style-name="T268">+c</text:span><text:span text:style-name="T269">x+d</text:span><text:span text:style-name="T133">)</text:span><text:span text:style-name="T503">。</text:span></text:p>
                              <text:list>
                                <text:list-item>
                                  <text:p text:style-name="P227"><text:span text:style-name="T503">該曲線中心 在</text:span><text:span text:style-name="T133"> </text:span><text:span text:style-name="T269">(-b / </text:span><text:span text:style-name="T286">3a)</text:span><text:span text:style-name="T50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9"><text:span text:style-name="T503">已知，第一個鏡射軸 通過鏡射點、平行於</text:span><text:span text:style-name="T133"> </text:span><text:span text:style-name="T2">x</text:span><text:span text:style-name="T476">軸。</text:span></text:p>
                        </text:list-item>
                        <text:list-item>
                          <text:p text:style-name="P339"><text:span text:style-name="T503">已知，第二個鏡射軸 通過鏡射點、平行於</text:span><text:span text:style-name="T133"> y</text:span><text:span text:style-name="T503">軸。</text:span></text:p>
                        </text:list-item>
                        <text:list-item>
                          <text:p text:style-name="P270"><text:span text:style-name="T503">假定，曲線中心 </text:span><text:span text:style-name="T133">在 (</text:span><text:span text:style-name="T2">x</text:span><text:span text:style-name="T418">0</text:span><text:span text:style-name="T2">,y</text:span><text:span text:style-name="T418">0</text:span><text:span text:style-name="T2">)</text:span><text:span text:style-name="T503">。</text:span></text:p>
                        </text:list-item>
                        <text:list-item>
                          <text:p text:style-name="P230"><text:span text:style-name="T503">假定，某一特定個體 在</text:span><text:span text:style-name="T133"> 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</text:span><text:span text:style-name="T503">。</text:span></text:p>
                        </text:list-item>
                        <text:list-item>
                          <text:p text:style-name="P260"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 →</text:span><text:span text:style-name="T287">（對著 第一個鏡射軸</text:span><text:span text:style-name="T133">、</text:span><text:span text:style-name="T287">第二個鏡射軸 鏡射）→ </text:span><text:span text:style-name="T133">(</text:span><text:span text:style-name="T277">x</text:span><text:span text:style-name="T440">0</text:span><text:span text:style-name="T133">-</text:span><text:span text:style-name="T278">a</text:span><text:span text:style-name="T275">,</text:span><text:span text:style-name="T277">y</text:span><text:span text:style-name="T440">0</text:span><text:span text:style-name="T275">-</text:span><text:span text:style-name="T278">b</text:span><text:span text:style-name="T275">)</text:span><text:span text:style-name="T503">。</text:span></text:p>
                        </text:list-item>
                        <text:list-item>
                          <text:p text:style-name="P231"><text:span text:style-name="T279">(該個體的)</text:span><text:span text:style-name="T526">數值型鏡射個體 </text:span><text:span text:style-name="T133">在 </text:span><text:span text:style-name="T276">(</text:span><text:span text:style-name="T277">x</text:span><text:span text:style-name="T440">0</text:span><text:span text:style-name="T276">-</text:span><text:span text:style-name="T278">a</text:span><text:span text:style-name="T276">,</text:span><text:span text:style-name="T277">y</text:span><text:span text:style-name="T440">0</text:span><text:span text:style-name="T276">-</text:span><text:span text:style-name="T278">b</text:span><text:span text:style-name="T276">)</text:span><text:span text:style-name="T503">。</text:span></text:p>
                          <text:list>
                            <text:list-item>
                              <text:p text:style-name="P232"><text:span text:style-name="T503">數值型鏡射 是</text:span><text:span text:style-name="T133"> </text:span><text:span text:style-name="T265">(</text:span><text:span text:style-name="T133">-</text:span><text:span text:style-name="T265">1 * </text:span><text:span text:style-name="T503">所有</text:span><text:span text:style-name="T529">軸</text:span><text:span text:style-name="T503">的值</text:span><text:span text:style-name="T265">)</text:span><text:span text:style-name="T503">。</text:span></text:p>
                              <text:list>
                                <text:list-item>
                                  <text:p text:style-name="P232"><text:span text:style-name="T267">a → -a</text:span><text:span text:style-name="T503">。</text:span></text:p>
                                </text:list-item>
                                <text:list-item>
                                  <text:p text:style-name="P272"><text:span text:style-name="T133">b →</text:span><text:span text:style-name="T2"> -b</text:span><text:span text:style-name="T47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角度型鏡射。</text:p>
                  <text:list>
                    <text:list-item>
                      <text:p text:style-name="P68">角度型鏡射 是 特徵型鏡射、條件型鏡射。</text:p>
                      <text:list>
                        <text:list-item>
                          <text:p text:style-name="P233"><text:span text:style-name="T503">角度型鏡射 是</text:span><text:span text:style-name="T133"> (鏡射軸 平行於(座標系的)某一特定軸</text:span><text:span text:style-name="T265">)</text:span><text:span text:style-name="T503">。</text:span></text:p>
                          <text:list>
                            <text:list-item>
                              <text:p text:style-name="P69">該軸的 值 不會被 鏡射。</text:p>
                              <text:list>
                                <text:list-item>
                                  <text:p text:style-name="P70">實際，該軸的 值 有 被鏡射。</text:p>
                                </text:list-item>
                                <text:list-item>
                                  <text:p text:style-name="P234"><text:span text:style-name="T503">該軸的 值</text:span><text:span text:style-name="T133"> = 被鏡射之後的 值</text:span><text:span text:style-name="T503">。</text:span></text:p>
                                  <text:list>
                                    <text:list-item>
                                      <text:p text:style-name="P70">假想，該軸的 值 不會被 鏡射。</text:p>
                                    </text:list-item>
                                  </text:list>
                                </text:list-item>
                                <text:list-item>
                                  <text:p text:style-name="P70">原因很明顯，該軸、鏡射軸 平行。</text:p>
                                </text:list-item>
                              </text:list>
                            </text:list-item>
                            <text:list-item>
                              <text:p text:style-name="P71">其他軸的 值 會被 鏡射。</text:p>
                              <text:list>
                                <text:list-item>
                                  <text:p text:style-name="P236"><text:span text:style-name="T503">其他軸的 值</text:span><text:span text:style-name="T133"> 不等於 被鏡射之後的 值</text:span><text:span text:style-name="T476">。</text:span></text:p>
                                </text:list-item>
                                <text:list-item>
                                  <text:p text:style-name="P237"><text:span text:style-name="T503">原因很明顯，其他軸、鏡射軸 不平行</text:span><text:span text:style-name="T476">。</text:span></text:p>
                                </text:list-item>
                              </text:list>
                            </text:list-item>
                            <text:list-item>
                              <text:p text:style-name="P235"><text:span text:style-name="T503">明顯例子，假定，鏡射點 在 </text:span><text:span text:style-name="T133">(</text:span><text:span text:style-name="T277">x</text:span><text:span text:style-name="T440">0</text:span><text:span text:style-name="T275">,</text:span><text:span text:style-name="T277">y</text:span><text:span text:style-name="T440">0</text:span><text:span text:style-name="T275">)</text:span><text:span text:style-name="T503">。</text:span></text:p>
                              <text:list>
                                <text:list-item>
                                  <text:p text:style-name="P235"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 </text:span><text:span text:style-name="T283">x軸角度</text:span><text:span text:style-name="T275">型鏡射成 </text:span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-</text:span><text:span text:style-name="T278">b</text:span><text:span text:style-name="T275">)</text:span><text:span text:style-name="T503">。</text:span></text:p>
                                </text:list-item>
                                <text:list-item>
                                  <text:p text:style-name="P235"><text:span text:style-name="T284">x軸的值、a 沒有 被鏡</text:span><text:span text:style-name="T530">射</text:span><text:span text:style-name="T503">。</text:span></text:p>
                                </text:list-item>
                                <text:list-item>
                                  <text:p text:style-name="P238"><text:span text:style-name="T284">y軸的值、b 有 </text:span><text:span text:style-name="T530">被鏡射</text:span><text:span text:style-name="T50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角度型鏡射。</text:p>
                      <text:list>
                        <text:list-item>
                          <text:p text:style-name="P73">鏡射點 在 曲線中心。</text:p>
                        </text:list-item>
                        <text:list-item>
                          <text:p text:style-name="P239"><text:span text:style-name="T503">鏡射軸 通過鏡射點、平行於</text:span><text:span text:style-name="T262">某一特定線</text:span><text:span text:style-name="T503">。</text:span></text:p>
                          <text:list>
                            <text:list-item>
                              <text:p text:style-name="P265"><text:span text:style-name="T503">明顯例子，，假定，有</text:span><text:span text:style-name="T133"> </text:span><text:span text:style-name="T274">xy</text:span><text:span text:style-name="T133">座</text:span><text:span text:style-name="T503">標系。</text:span></text:p>
                              <text:list>
                                <text:list-item>
                                  <text:p text:style-name="P265"><text:span text:style-name="T503">假定，</text:span><text:span text:style-name="T527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</text:span><text:span text:style-name="T96">)</text:span><text:span text:style-name="T517">）</text:span><text:span text:style-name="T527">。</text:span></text:p>
                                </text:list-item>
                                <text:list-item>
                                  <text:p text:style-name="P240"><text:span text:style-name="T255">f(</text:span><text:span text:style-name="T259">x</text:span><text:span text:style-name="T255">)的 </text:span><text:span text:style-name="T503">鏡射軸 通過鏡射點、平行於</text:span><text:span text:style-name="T263">x</text:span><text:span text:style-name="T262">軸</text:span><text:span text:style-name="T527">。</text:span></text:p>
                                </text:list-item>
                                <text:list-item>
                                  <text:p text:style-name="P241"><text:span text:style-name="T255">g</text:span><text:span text:style-name="T96">(</text:span><text:span text:style-name="T259">y</text:span><text:span text:style-name="T96">)</text:span><text:span text:style-name="T255">的 </text:span><text:span text:style-name="T503">鏡射軸 通過鏡射點、平行於</text:span><text:span text:style-name="T264">y</text:span><text:span text:style-name="T262">軸</text:span><text:span text:style-name="T527">。</text:span></text:p>
                                  <text:list>
                                    <text:list-item>
                                      <text:p text:style-name="P264"><text:span text:style-name="T255">g</text:span><text:span text:style-name="T96">(</text:span><text:span text:style-name="T259">y</text:span><text:span text:style-name="T96">) 對著 (</text:span><text:span text:style-name="T255">g</text:span><text:span text:style-name="T96">(</text:span><text:span text:style-name="T259">y</text:span><text:span text:style-name="T96">)</text:span><text:span text:style-name="T255">的)</text:span><text:span text:style-name="T96">鏡射軸 鏡射出 (</text:span><text:span text:style-name="T255">g</text:span><text:span text:style-name="T96">(</text:span><text:span text:style-name="T259">y</text:span><text:span text:style-name="T96">)的)鏡射函數</text:span><text:span text:style-name="T52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4"><text:span text:style-name="T503">明顯例子，假定，有</text:span><text:span text:style-name="T133"> </text:span><text:span text:style-name="T274">xy</text:span><text:span text:style-name="T288">z</text:span><text:span text:style-name="T133">座</text:span><text:span text:style-name="T503">標系。</text:span></text:p>
                              <text:list>
                                <text:list-item>
                                  <text:p text:style-name="P265"><text:span text:style-name="T503">假定，</text:span><text:span text:style-name="T527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,</text:span><text:span text:style-name="T290">z</text:span><text:span text:style-name="T96">)</text:span><text:span text:style-name="T517">）</text:span><text:span text:style-name="T531">。</text:span></text:p>
                                </text:list-item>
                                <text:list-item>
                                  <text:p text:style-name="P342"><text:span text:style-name="T255">f(</text:span><text:span text:style-name="T259">x</text:span><text:span text:style-name="T255">)的 </text:span><text:span text:style-name="T503">鏡射軸 通過鏡射點、平行於</text:span><text:span text:style-name="T133"> </text:span><text:span text:style-name="T657">x軸</text:span><text:span text:style-name="T476">。</text:span><text:span text:style-name="T636">{</text:span><text:span text:style-name="T634">沒有 (通過鏡射點、平行於</text:span><text:span text:style-name="T637">y</text:span><text:span text:style-name="T638">z面 的)鏡射面</text:span><text:span text:style-name="T636">}</text:span></text:p>
                                </text:list-item>
                                <text:list-item>
                                  <text:p text:style-name="P267"><text:span text:style-name="T255">g</text:span><text:span text:style-name="T96">(</text:span><text:span text:style-name="T259">y,</text:span><text:span text:style-name="T291">z</text:span><text:span text:style-name="T96">)</text:span><text:span text:style-name="T255">的 </text:span><text:span text:style-name="T503">鏡射面 通過鏡射點、平行於</text:span><text:span text:style-name="T291">yz面</text:span><text:span text:style-name="T527">。</text:span><text:span text:style-name="T639">{沒有 (通過鏡射點、平行於</text:span><text:span text:style-name="T640">x軸 的)鏡射軸}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9"><text:span text:style-name="T503">明顯例子，</text:span><text:span text:style-name="T273">2維</text:span><text:span text:style-name="T525">型</text:span><text:span text:style-name="T503">角度型鏡射。</text:span></text:p>
                      <text:list>
                        <text:list-item>
                          <text:p text:style-name="P74">鏡射點 在 曲線中心。</text:p>
                        </text:list-item>
                        <text:list-item>
                          <text:p text:style-name="P242"><text:span text:style-name="T503">鏡射軸 通過鏡射點、平行於</text:span><text:span text:style-name="T261">x</text:span><text:span text:style-name="T524">軸。</text:span></text:p>
                          <text:list>
                            <text:list-item>
                              <text:p text:style-name="P243"><text:span text:style-name="T524">假定，使用 </text:span><text:span text:style-name="T255">f(</text:span><text:span text:style-name="T259">x</text:span><text:span text:style-name="T255">)</text:span><text:span text:style-name="T524">。</text:span></text:p>
                            </text:list-item>
                          </text:list>
                        </text:list-item>
                        <text:list-item>
                          <text:p text:style-name="P271"><text:span text:style-name="T503">假定，曲線中心 </text:span><text:span text:style-name="T133">在 (</text:span><text:span text:style-name="T2">x</text:span><text:span text:style-name="T418">0</text:span><text:span text:style-name="T2">,y</text:span><text:span text:style-name="T418">0</text:span><text:span text:style-name="T2">)</text:span><text:span text:style-name="T503">。</text:span></text:p>
                        </text:list-item>
                        <text:list-item>
                          <text:p text:style-name="P242"><text:span text:style-name="T503">假定，某一特定個體 在</text:span><text:span text:style-name="T133"> 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</text:span><text:span text:style-name="T503">。</text:span></text:p>
                        </text:list-item>
                        <text:list-item>
                          <text:p text:style-name="P261"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+</text:span><text:span text:style-name="T278">b</text:span><text:span text:style-name="T275">) →</text:span><text:span text:style-name="T287">（對著 </text:span><text:span text:style-name="T503">鏡射軸</text:span><text:span text:style-name="T287"> 鏡射）→ </text:span><text:span text:style-name="T133">(</text:span><text:span text:style-name="T277">x</text:span><text:span text:style-name="T440">0</text:span><text:span text:style-name="T133">+</text:span><text:span text:style-name="T278">a</text:span><text:span text:style-name="T275">,</text:span><text:span text:style-name="T277">y</text:span><text:span text:style-name="T440">0</text:span><text:span text:style-name="T275">-</text:span><text:span text:style-name="T278">b</text:span><text:span text:style-name="T275">)</text:span><text:span text:style-name="T503">。</text:span></text:p>
                        </text:list-item>
                        <text:list-item>
                          <text:p text:style-name="P244"><text:span text:style-name="T279">(該個體的)</text:span><text:span text:style-name="T503">角度</text:span><text:span text:style-name="T526">型鏡射個體 </text:span><text:span text:style-name="T133">在 </text:span><text:span text:style-name="T276">(</text:span><text:span text:style-name="T277">x</text:span><text:span text:style-name="T440">0</text:span><text:span text:style-name="T276">+</text:span><text:span text:style-name="T278">a</text:span><text:span text:style-name="T276">,</text:span><text:span text:style-name="T277">y</text:span><text:span text:style-name="T440">0</text:span><text:span text:style-name="T276">-</text:span><text:span text:style-name="T278">b</text:span><text:span text:style-name="T276">)</text:span><text:span text:style-name="T503">。</text:span></text:p>
                          <text:list>
                            <text:list-item>
                              <text:p text:style-name="P262"><text:span text:style-name="T282">x軸的 值 沒有 數值型鏡射</text:span><text:span text:style-name="T528">。</text:span></text:p>
                              <text:list>
                                <text:list-item>
                                  <text:p text:style-name="P245"><text:span text:style-name="T266">a（仍然）是a</text:span><text:span text:style-name="T528">。</text:span></text:p>
                                </text:list-item>
                              </text:list>
                            </text:list-item>
                            <text:list-item>
                              <text:p text:style-name="P262"><text:span text:style-name="T528">其他軸的 值 有 數值型鏡射</text:span><text:span text:style-name="T503">。</text:span></text:p>
                              <text:list>
                                <text:list-item>
                                  <text:p text:style-name="P245"><text:span text:style-name="T266">b → -b</text:span><text:span text:style-name="T50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6"><text:span text:style-name="T136">(鏡射x軸)鏡射函數</text:span><text:span text:style-name="T503">。</text:span></text:p>
                          <text:list>
                            <text:list-item>
                              <text:p text:style-name="P244"><text:span text:style-name="T279">(該個體的)</text:span><text:span text:style-name="T503">角度</text:span><text:span text:style-name="T526">型</text:span><text:span text:style-name="T136">(鏡射x軸)鏡射</text:span><text:span text:style-name="T526">個體</text:span><text:span text:style-name="T133"> 在 </text:span><text:span text:style-name="T276">(</text:span><text:span text:style-name="T277">x</text:span><text:span text:style-name="T440">0</text:span><text:span text:style-name="T276">+</text:span><text:span text:style-name="T278">a</text:span><text:span text:style-name="T276">,</text:span><text:span text:style-name="T281">(</text:span><text:span text:style-name="T276">-</text:span><text:span text:style-name="T277">y</text:span><text:span text:style-name="T440">0</text:span><text:span text:style-name="T281">)+</text:span><text:span text:style-name="T278">b</text:span><text:span text:style-name="T280">)</text:span><text:span text:style-name="T276">)</text:span><text:span text:style-name="T50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3"><text:span text:style-name="T503">鏡射</text:span><text:span text:style-name="T572">層級</text:span><text:span text:style-name="T503">。</text:span></text:p>
              <text:list>
                <text:list-item>
                  <text:p text:style-name="P394"><text:span text:style-name="T503">數值型鏡射</text:span><text:span text:style-name="T572">、第一層級鏡射、第一層級相反</text:span><text:span text:style-name="T503"> </text:span><text:span text:style-name="T644">↔</text:span><text:span text:style-name="T515"> </text:span><text:span text:style-name="T197">a、-a</text:span><text:span text:style-name="T555">、</text:span><text:span text:style-name="T556">a、</text:span><text:span text:style-name="T555">…</text:span><text:span text:style-name="T503">。</text:span></text:p>
                  <text:list>
                    <text:list-item>
                      <text:p text:style-name="P247"><text:span text:style-name="T503">數值型鏡射 </text:span><text:span text:style-name="T644">↔</text:span><text:span text:style-name="T515"> </text:span><text:span text:style-name="T197">a、</text:span><text:span text:style-name="T17">((-1</text:span><text:span text:style-name="T198">)</text:span><text:span text:style-name="T381">1</text:span><text:span text:style-name="T17"> * </text:span><text:span text:style-name="T197">a</text:span><text:span text:style-name="T198">)</text:span><text:span text:style-name="T197">、</text:span><text:span text:style-name="T17">((-1</text:span><text:span text:style-name="T198">)</text:span><text:span text:style-name="T382">2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82">n-1</text:span><text:span text:style-name="T17"> * </text:span><text:span text:style-name="T197">a</text:span><text:span text:style-name="T198">)</text:span><text:span text:style-name="T503">。</text:span></text:p>
                      <text:list>
                        <text:list-item>
                          <text:p text:style-name="P248"><text:span text:style-name="T197">a </text:span><text:span text:style-name="T203">= </text:span><text:span text:style-name="T17">((-1</text:span><text:span text:style-name="T198">)</text:span><text:span text:style-name="T382">n</text:span><text:span text:style-name="T17"> * </text:span><text:span text:style-name="T197">a</text:span><text:span text:style-name="T198">)</text:span><text:span text:style-name="T50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94"><text:span text:style-name="T503">角度型鏡射</text:span><text:span text:style-name="T572">、第二層級鏡射、第二層級相反</text:span><text:span text:style-name="T503"> </text:span><text:span text:style-name="T644">↔</text:span><text:span text:style-name="T515"> </text:span><text:span text:style-name="T204">a、</text:span><text:span text:style-name="T175">j(a)、j</text:span><text:span text:style-name="T373">2</text:span><text:span text:style-name="T175">(a)、…、j</text:span><text:span text:style-name="T373">n-</text:span><text:span text:style-name="T374">1</text:span><text:span text:style-name="T175">(a)</text:span><text:span text:style-name="T503">。</text:span></text:p>
                  <text:list>
                    <text:list-item>
                      <text:p text:style-name="P249"><text:span text:style-name="T197">a </text:span><text:span text:style-name="T203">= </text:span><text:span text:style-name="T175">j</text:span><text:span text:style-name="T384">0</text:span><text:span text:style-name="T175">(a)</text:span><text:span text:style-name="T197"> </text:span><text:span text:style-name="T203">= </text:span><text:span text:style-name="T175">j</text:span><text:span text:style-name="T373">n</text:span><text:span text:style-name="T175">(a)</text:span><text:span text:style-name="T503">。</text:span></text:p>
                      <text:list>
                        <text:list-item>
                          <text:p text:style-name="P249"><text:span text:style-name="T503">鏡射</text:span><text:span text:style-name="T133">0次 = 鏡射</text:span><text:span text:style-name="T205">n次</text:span><text:span text:style-name="T503">。</text:span></text:p>
                          <text:list>
                            <text:list-item>
                              <text:p text:style-name="P250"><text:span text:style-name="T136">（360度</text:span><text:span text:style-name="T155"> </text:span><text:span text:style-name="T136">/ n）</text:span><text:span text:style-name="T188">度型</text:span><text:span text:style-name="T133">鏡射</text:span><text:span text:style-name="T503">，鏡射</text:span><text:span text:style-name="T133">0次 = 鏡射</text:span><text:span text:style-name="T205">n次</text:span><text:span text:style-name="T503">。</text:span></text:p>
                            </text:list-item>
                          </text:list>
                        </text:list-item>
                        <text:list-item>
                          <text:p text:style-name="P273"><text:span text:style-name="T175">j </text:span><text:span text:style-name="T2">= </text:span><text:span text:style-name="T337">n</text:span><text:span text:style-name="T410">(反</text:span><text:span text:style-name="T337">%</text:span><text:span text:style-name="T410">)</text:span><text:span text:style-name="T409">1</text:span><text:span text:style-name="T453">√(-</text:span><text:span text:style-name="T454">1)</text:span><text:span text:style-name="T476">。</text:span></text:p>
                        </text:list-item>
                        <text:list-item>
                          <text:p text:style-name="P274"><text:span text:style-name="T175">j </text:span><text:span text:style-name="T2">= </text:span><text:span text:style-name="T17">(-1</text:span><text:span text:style-name="T198">)</text:span><text:span text:style-name="T380">1%n</text:span><text:span text:style-name="T476">。</text:span></text:p>
                          <text:list>
                            <text:list-item>
                              <text:p text:style-name="P274"><text:span text:style-name="T2">% 是</text:span><text:span text:style-name="T476"> 取餘數。</text:span></text:p>
                              <text:list>
                                <text:list-item>
                                  <text:p text:style-name="P274"><text:span text:style-name="T476">明顯例子</text:span><text:span text:style-name="T2">，</text:span><text:span text:style-name="T218">7</text:span><text:span text:style-name="T217"> % 3 = </text:span><text:span text:style-name="T218">(3 * 2 + 1) = </text:span><text:span text:style-name="T217">1</text:span><text:span text:style-name="T476">。</text:span></text:p>
                                  <text:list>
                                    <text:list-item>
                                      <text:p text:style-name="P275"><text:span text:style-name="T2">3 &gt; 1</text:span><text:span text:style-name="T47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6"><text:span text:style-name="T133">n 是 次數、</text:span><text:span text:style-name="T503">分割數</text:span><text:span text:style-name="T133">、</text:span><text:span text:style-name="T503">週期數、</text:span><text:span text:style-name="T206">(1/頻率數)</text:span><text:span text:style-name="T503">。</text:span></text:p>
                            </text:list-item>
                            <text:list-item>
                              <text:p text:style-name="P279"><text:span text:style-name="T361">n</text:span><text:span text:style-name="T362">(反%)</text:span><text:span text:style-name="T361">k</text:span><text:span text:style-name="T325">√</text:span><text:span text:style-name="T136">(-</text:span><text:span text:style-name="T145">1</text:span><text:span text:style-name="T136">)</text:span><text:span text:style-name="T133"> = </text:span><text:span text:style-name="T17">(-1</text:span><text:span text:style-name="T198">)</text:span><text:span text:style-name="T393">k</text:span><text:span text:style-name="T380">%</text:span><text:span text:style-name="T393">n</text:span><text:span text:style-name="T133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個週期</text:span><text:span text:style-name="T133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503">。</text:span></text:p>
                              <text:list>
                                <text:list-item>
                                  <text:p text:style-name="P280"><text:span text:style-name="T19">反% </text:span><text:span text:style-name="T20">是 反(取餘數)</text:span><text:span text:style-name="T503">。</text:span></text:p>
                                  <text:list>
                                    <text:list-item>
                                      <text:p text:style-name="P281"><text:span text:style-name="T503">明顯例子，</text:span><text:span text:style-name="T219">3</text:span><text:span text:style-name="T217"> 反% </text:span><text:span text:style-name="T219">7</text:span><text:span text:style-name="T217"> = </text:span><text:span text:style-name="T218">7</text:span><text:span text:style-name="T217"> % 3</text:span><text:span text:style-name="T218"> = </text:span><text:span text:style-name="T217">1</text:span><text:span text:style-name="T503">。</text:span></text:p>
                                      <text:list>
                                        <text:list-item>
                                          <text:p text:style-name="P282"><text:span text:style-name="T503">明顯例子，</text:span><text:span text:style-name="T219">3</text:span><text:span text:style-name="T217"> 反- </text:span><text:span text:style-name="T219">7</text:span><text:span text:style-name="T217"> = </text:span><text:span text:style-name="T218">7</text:span><text:span text:style-name="T217"> - 3</text:span><text:span text:style-name="T218"> = </text:span><text:span text:style-name="T220">4</text:span><text:span text:style-name="T50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3"><text:span text:style-name="T175">j </text:span><text:span text:style-name="T213">= </text:span><text:span text:style-name="T17">(-1</text:span><text:span text:style-name="T198">)</text:span><text:span text:style-name="T380">1%n</text:span><text:span text:style-name="T133"> = 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個週期</text:span><text:span text:style-name="T175"> </text:span><text:span text:style-name="T213">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4">1</text:span><text:span text:style-name="T210">次</text:span><text:span text:style-name="T503">。</text:span></text:p>
                                </text:list-item>
                                <text:list-item>
                                  <text:p text:style-name="P277"><text:span text:style-name="T197">a </text:span><text:span text:style-name="T203">= </text:span><text:span text:style-name="T175">j</text:span><text:span text:style-name="T384">0</text:span><text:span text:style-name="T175">(a)</text:span><text:span text:style-name="T197"> </text:span><text:span text:style-name="T203">= </text:span><text:span text:style-name="T175">j</text:span><text:span text:style-name="T373">n</text:span><text:span text:style-name="T175">(a)</text:span><text:span text:style-name="T503">。</text:span></text:p>
                                  <text:list>
                                    <text:list-item>
                                      <text:p text:style-name="P278"><text:span text:style-name="T175">j</text:span><text:span text:style-name="T373">n</text:span><text:span text:style-name="T175">(a) </text:span><text:span text:style-name="T213">= </text:span><text:span text:style-name="T361">n</text:span><text:span text:style-name="T362">(反%)</text:span><text:span text:style-name="T365">n</text:span><text:span text:style-name="T325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7">(-1</text:span><text:span text:style-name="T198">)</text:span><text:span text:style-name="T394">n</text:span><text:span text:style-name="T380">%</text:span><text:span text:style-name="T393">n</text:span><text:span text:style-name="T175"> </text:span><text:span text:style-name="T213">= </text:span><text:span text:style-name="T17">(-1</text:span><text:span text:style-name="T198">)</text:span><text:span text:style-name="T395">0</text:span><text:span text:style-name="T175"> </text:span><text:span text:style-name="T213">= </text:span><text:span text:style-name="T17">(-1</text:span><text:span text:style-name="T198">)</text:span><text:span text:style-name="T395">0%n</text:span><text:span text:style-name="T175"> </text:span><text:span text:style-name="T213">= </text:span><text:span text:style-name="T175">j</text:span><text:span text:style-name="T384">0</text:span><text:span text:style-name="T175">(a)</text:span><text:span text:style-name="T50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1"><text:span text:style-name="T503">角度型鏡射 </text:span><text:span text:style-name="T644">↔</text:span><text:span text:style-name="T515"> </text:span><text:span text:style-name="T197">a、</text:span><text:span text:style-name="T17">(</text:span><text:span text:style-name="T360">n</text:span><text:span text:style-name="T362">(反%)</text:span><text:span text:style-name="T360">1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</text:span><text:span text:style-name="T17">(</text:span><text:span text:style-name="T360">n</text:span><text:span text:style-name="T362">(反%)</text:span><text:span text:style-name="T360">2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…、</text:span><text:span text:style-name="T17">(</text:span><text:span text:style-name="T360">n</text:span><text:span text:style-name="T362">(反%)</text:span><text:span text:style-name="T360">(</text:span><text:span text:style-name="T378">n-</text:span><text:span text:style-name="T379">1)</text:span><text:span text:style-name="T16">√</text:span><text:span text:style-name="T17">(-1</text:span><text:span text:style-name="T198">)</text:span><text:span text:style-name="T17">* </text:span><text:span text:style-name="T197">a</text:span><text:span text:style-name="T198">)</text:span><text:span text:style-name="T503">。</text:span></text:p>
                    </text:list-item>
                    <text:list-item>
                      <text:p text:style-name="P252"><text:span text:style-name="T503">角度型鏡射 </text:span><text:span text:style-name="T644">↔</text:span><text:span text:style-name="T515"> </text:span><text:span text:style-name="T197">a、</text:span><text:span text:style-name="T201">(</text:span><text:span text:style-name="T17">(-1)</text:span><text:span text:style-name="T358">1%</text:span><text:span text:style-name="T359">n</text:span><text:span text:style-name="T17"> * </text:span><text:span text:style-name="T197">a</text:span><text:span text:style-name="T201">)</text:span><text:span text:style-name="T197">、</text:span><text:span text:style-name="T17">((-1</text:span><text:span text:style-name="T198">)</text:span><text:span text:style-name="T383">2</text:span><text:span text:style-name="T380">%</text:span><text:span text:style-name="T383">n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80">(n-1)%</text:span><text:span text:style-name="T383">n</text:span><text:span text:style-name="T17"> * </text:span><text:span text:style-name="T197">a</text:span><text:span text:style-name="T198">)</text:span><text:span text:style-name="T503">。</text:span></text:p>
                      <text:list>
                        <text:list-item>
                          <text:p text:style-name="P253"><text:span text:style-name="T197">a </text:span><text:span text:style-name="T202">= </text:span><text:span text:style-name="T17">((-1</text:span><text:span text:style-name="T198">)</text:span><text:span text:style-name="T385">0%</text:span><text:span text:style-name="T380">n</text:span><text:span text:style-name="T17"> * </text:span><text:span text:style-name="T197">a</text:span><text:span text:style-name="T198">) </text:span><text:span text:style-name="T202">= </text:span><text:span text:style-name="T17">((-1</text:span><text:span text:style-name="T198">)</text:span><text:span text:style-name="T385">n%</text:span><text:span text:style-name="T380">n</text:span><text:span text:style-name="T17"> * </text:span><text:span text:style-name="T197">a</text:span><text:span text:style-name="T198">)</text:span><text:span text:style-name="T503">。</text:span></text:p>
                          <text:list>
                            <text:list-item>
                              <text:p text:style-name="P254"><text:span text:style-name="T17">((-1</text:span><text:span text:style-name="T198">)</text:span><text:span text:style-name="T385">n%</text:span><text:span text:style-name="T380">n</text:span><text:span text:style-name="T17"> * </text:span><text:span text:style-name="T197">a</text:span><text:span text:style-name="T198">)</text:span><text:span text:style-name="T216"> </text:span><text:span text:style-name="T176">= </text:span><text:span text:style-name="T17">(-1</text:span><text:span text:style-name="T198">)</text:span><text:span text:style-name="T390">1</text:span><text:span text:style-name="T387">個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90">整數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91">0</text:span><text:span text:style-name="T17"> * </text:span><text:span text:style-name="T197">a</text:span><text:span text:style-name="T216"> </text:span><text:span text:style-name="T176">= </text:span><text:span text:style-name="T18">a</text:span><text:span text:style-name="T503">。</text:span></text:p>
                            </text:list-item>
                          </text:list>
                        </text:list-item>
                        <text:list-item>
                          <text:p text:style-name="P255"><text:span text:style-name="T503">明顯例子，假定，</text:span><text:span text:style-name="T159">n = </text:span><text:span text:style-name="T161">3</text:span><text:span text:style-name="T516">。</text:span></text:p>
                          <text:list>
                            <text:list-item>
                              <text:p text:style-name="P256"><text:span text:style-name="T136">（360度</text:span><text:span text:style-name="T155"> </text:span><text:span text:style-name="T136">/ </text:span><text:span text:style-name="T161">3</text:span><text:span text:style-name="T136">）</text:span><text:span text:style-name="T188">型</text:span><text:span text:style-name="T133">鏡射 </text:span><text:span text:style-name="T160">=</text:span><text:span text:style-name="T136"> </text:span><text:span text:style-name="T160">1</text:span><text:span text:style-name="T161">2</text:span><text:span text:style-name="T136">0度</text:span><text:span text:style-name="T188">型</text:span><text:span text:style-name="T133">鏡射</text:span><text:span text:style-name="T516">。</text:span></text:p>
                            </text:list-item>
                            <text:list-item>
                              <text:p text:style-name="P257"><text:span text:style-name="T197">a </text:span><text:span text:style-name="T202">= </text:span><text:span text:style-name="T17">((-1</text:span><text:span text:style-name="T198">)</text:span><text:span text:style-name="T386">0</text:span><text:span text:style-name="T380">%</text:span><text:span text:style-name="T387">3</text:span><text:span text:style-name="T17"> * </text:span><text:span text:style-name="T197">a</text:span><text:span text:style-name="T198">)</text:span><text:span text:style-name="T197"> </text:span><text:span text:style-name="T202">= </text:span><text:span text:style-name="T17">((-1</text:span><text:span text:style-name="T198">)</text:span><text:span text:style-name="T387">3</text:span><text:span text:style-name="T380">%</text:span><text:span text:style-name="T387">3</text:span><text:span text:style-name="T17"> * </text:span><text:span text:style-name="T197">a</text:span><text:span text:style-name="T198">)</text:span><text:span text:style-name="T51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4"><text:span text:style-name="T503">假定</text:span><text:span text:style-name="T133">，</text:span><text:span text:style-name="T2">i = </text:span><text:span text:style-name="T325">√</text:span><text:span text:style-name="T136">(-</text:span><text:span text:style-name="T145">1</text:span><text:span text:style-name="T136">)</text:span><text:span text:style-name="T503">。</text:span></text:p>
              <text:list>
                <text:list-item>
                  <text:p text:style-name="P395"><text:span text:style-name="T546">(</text:span><text:span text:style-name="T535">i = </text:span><text:span text:style-name="T576">n/1</text:span><text:span text:style-name="T565">√</text:span><text:span text:style-name="T559">(-</text:span><text:span text:style-name="T560">1</text:span><text:span text:style-name="T559">))</text:span><text:span text:style-name="T535"> </text:span><text:span text:style-name="T561">= </text:span><text:span text:style-name="T558">(-1)</text:span><text:span text:style-name="T575">1</text:span><text:span text:style-name="T380">/</text:span><text:span text:style-name="T579">n</text:span><text:span text:style-name="T559"> </text:span><text:span text:style-name="T563">=</text:span><text:span text:style-name="T559"> </text:span><text:span text:style-name="T562">(1/n)</text:span><text:span text:style-name="T559">次、比例轉換、直線</text:span><text:span text:style-name="T136">向前運動</text:span><text:span text:style-name="T559">、弦波運動</text:span><text:span text:style-name="T503">。</text:span></text:p>
                  <text:list>
                    <text:list-item>
                      <text:p text:style-name="P375"><text:span text:style-name="T503">（直線向前運動、弦波運動 的 相關描述在 </text:span><text:span text:style-name="T618">世界學</text:span><text:span text:style-name="T503"> 文件群的 </text:span><text:span text:style-name="T618">運動</text:span><text:span text:style-name="T503">）</text:span></text:p>
                    </text:list-item>
                    <text:list-item>
                      <text:p text:style-name="P285"><text:span text:style-name="T133">(</text:span><text:span text:style-name="T2">i = </text:span><text:span text:style-name="T397">2</text:span><text:span text:style-name="T396">/1</text:span><text:span text:style-name="T325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89">1</text:span><text:span text:style-name="T380">/</text:span><text:span text:style-name="T388">2</text:span><text:span text:style-name="T136"> </text:span><text:span text:style-name="T162">=</text:span><text:span text:style-name="T136"> 數值、直線向前運動、弦波運動</text:span><text:span text:style-name="T503">。</text:span></text:p>
                      <text:list>
                        <text:list-item>
                          <text:p text:style-name="P284"><text:span text:style-name="T2">i * i = -1</text:span><text:span text:style-name="T503">。</text:span><text:span text:style-name="T629">{比例轉換 的 明顯例子，公尺轉英吋、變速齒輪組、動能轉位能}</text:span></text:p>
                          <text:list>
                            <text:list-item>
                              <text:p text:style-name="P286"><text:span text:style-name="T2">i * i = </text:span><text:span text:style-name="T397">2</text:span><text:span text:style-name="T396">/1</text:span><text:span text:style-name="T326">√</text:span><text:span text:style-name="T136">(-</text:span><text:span text:style-name="T145">1</text:span><text:span text:style-name="T136">) * </text:span><text:span text:style-name="T397">2</text:span><text:span text:style-name="T396">/1</text:span><text:span text:style-name="T326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98">(-1)</text:span><text:span text:style-name="T389">1</text:span><text:span text:style-name="T380">/</text:span><text:span text:style-name="T388">2</text:span><text:span text:style-name="T136"> * </text:span><text:span text:style-name="T198">(-1)</text:span><text:span text:style-name="T389">1</text:span><text:span text:style-name="T380">/</text:span><text:span text:style-name="T388">2</text:span><text:span text:style-name="T2"> </text:span><text:span text:style-name="T176">= </text:span><text:span text:style-name="T198">(-1)</text:span><text:span text:style-name="T390">(</text:span><text:span text:style-name="T389">1</text:span><text:span text:style-name="T380">/</text:span><text:span text:style-name="T388">2</text:span><text:span text:style-name="T387"> </text:span><text:span text:style-name="T390">+ </text:span><text:span text:style-name="T389">1</text:span><text:span text:style-name="T380">/</text:span><text:span text:style-name="T388">2</text:span><text:span text:style-name="T390">)</text:span><text:span text:style-name="T2"> </text:span><text:span text:style-name="T176">= </text:span><text:span text:style-name="T198">(-1)</text:span><text:span text:style-name="T390">2</text:span><text:span text:style-name="T380">/</text:span><text:span text:style-name="T388">2</text:span><text:span text:style-name="T2"> </text:span><text:span text:style-name="T176">= </text:span><text:span text:style-name="T198">(-1)</text:span><text:span text:style-name="T390">1</text:span><text:span text:style-name="T2"> </text:span><text:span text:style-name="T176">= -</text:span><text:span text:style-name="T198">1</text:span><text:span text:style-name="T50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6"><text:span text:style-name="T546">(</text:span><text:span text:style-name="T535">i = </text:span><text:span text:style-name="T576">n</text:span><text:span text:style-name="T577">(反%)</text:span><text:span text:style-name="T578">1</text:span><text:span text:style-name="T565">√</text:span><text:span text:style-name="T559">(-</text:span><text:span text:style-name="T560">1</text:span><text:span text:style-name="T559">))</text:span><text:span text:style-name="T535"> </text:span><text:span text:style-name="T561">= </text:span><text:span text:style-name="T558">(-1)</text:span><text:span text:style-name="T575">1</text:span><text:span text:style-name="T380">%</text:span><text:span text:style-name="T579">n</text:span><text:span text:style-name="T136"> </text:span><text:span text:style-name="T162">=</text:span><text:span text:style-name="T559"> </text:span><text:span text:style-name="T562">(1/n)</text:span><text:span text:style-name="T559">次、</text:span><text:span text:style-name="T562">(1/n)</text:span><text:span text:style-name="T559">週期、直線</text:span><text:span text:style-name="T136">往復運動</text:span><text:span text:style-name="T559">、圓周運動</text:span><text:span text:style-name="T136">。</text:span></text:p>
                  <text:list>
                    <text:list-item>
                      <text:p text:style-name="P285"><text:span text:style-name="T133">(</text:span><text:span text:style-name="T2">i = </text:span><text:span text:style-name="T397">2</text:span><text:span text:style-name="T362">(反%)</text:span><text:span text:style-name="T363">1</text:span><text:span text:style-name="T325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89">1</text:span><text:span text:style-name="T380">%</text:span><text:span text:style-name="T388">2</text:span><text:span text:style-name="T136"> </text:span><text:span text:style-name="T162">=</text:span><text:span text:style-name="T136"> </text:span><text:span text:style-name="T221">(1/2)</text:span><text:span text:style-name="T136">次、直線往復運動、圓周運動。</text:span></text:p>
                      <text:list>
                        <text:list-item>
                          <text:p text:style-name="P284"><text:span text:style-name="T2">i * i = 1</text:span><text:span text:style-name="T503">。</text:span></text:p>
                          <text:list>
                            <text:list-item>
                              <text:p text:style-name="P287"><text:span text:style-name="T2">i * </text:span><text:span text:style-name="T177">i</text:span><text:span text:style-name="T2"> </text:span><text:span text:style-name="T176">= </text:span><text:span text:style-name="T388">2</text:span><text:span text:style-name="T362">(反%)</text:span><text:span text:style-name="T364">1</text:span><text:span text:style-name="T325">√</text:span><text:span text:style-name="T136">(-</text:span><text:span text:style-name="T145">1</text:span><text:span text:style-name="T136">) * </text:span><text:span text:style-name="T388">2</text:span><text:span text:style-name="T362">(反%)</text:span><text:span text:style-name="T364">1</text:span><text:span text:style-name="T325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7">(-1</text:span><text:span text:style-name="T198">)</text:span><text:span text:style-name="T389">1</text:span><text:span text:style-name="T380">%</text:span><text:span text:style-name="T388">2</text:span><text:span text:style-name="T136"> * </text:span><text:span text:style-name="T17">(-1</text:span><text:span text:style-name="T198">)</text:span><text:span text:style-name="T389">1</text:span><text:span text:style-name="T380">%</text:span><text:span text:style-name="T388">2</text:span><text:span text:style-name="T2"> </text:span><text:span text:style-name="T176">= </text:span><text:span text:style-name="T17">(-1</text:span><text:span text:style-name="T198">)</text:span><text:span text:style-name="T390">(</text:span><text:span text:style-name="T389">1</text:span><text:span text:style-name="T380">%</text:span><text:span text:style-name="T388">2</text:span><text:span text:style-name="T387"> </text:span><text:span text:style-name="T390">+ </text:span><text:span text:style-name="T389">1</text:span><text:span text:style-name="T380">%</text:span><text:span text:style-name="T388">2</text:span><text:span text:style-name="T390">)</text:span><text:span text:style-name="T2"> </text:span><text:span text:style-name="T176">= </text:span><text:span text:style-name="T17">(-1</text:span><text:span text:style-name="T198">)</text:span><text:span text:style-name="T390">2</text:span><text:span text:style-name="T380">%</text:span><text:span text:style-name="T388">2</text:span><text:span text:style-name="T2"> </text:span><text:span text:style-name="T176">= </text:span><text:span text:style-name="T17">(-1</text:span><text:span text:style-name="T198">)</text:span><text:span text:style-name="T391">0</text:span><text:span text:style-name="T2"> </text:span><text:span text:style-name="T176">= </text:span><text:span text:style-name="T17">1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8"><text:span text:style-name="T2">i = </text:span><text:span text:style-name="T392">2</text:span><text:span text:style-name="T362">(反%)</text:span><text:span text:style-name="T363">1</text:span><text:span text:style-name="T325">√</text:span><text:span text:style-name="T136">(-</text:span><text:span text:style-name="T145">1</text:span><text:span text:style-name="T136">)</text:span><text:span text:style-name="T2"> = </text:span><text:span text:style-name="T17">(-1</text:span><text:span text:style-name="T198">)</text:span><text:span text:style-name="T389">1</text:span><text:span text:style-name="T380">%</text:span><text:span text:style-name="T388">2</text:span><text:span text:style-name="T2"> = </text:span><text:span text:style-name="T212">(</text:span><text:span text:style-name="T208">1 </text:span><text:span text:style-name="T199">% </text:span><text:span text:style-name="T207">2</text:span><text:span text:style-name="T212">)</text:span><text:span text:style-name="T161">次</text:span><text:span text:style-name="T2">、</text:span><text:span text:style-name="T212">(</text:span><text:span text:style-name="T208">1</text:span><text:span text:style-name="T199"> % </text:span><text:span text:style-name="T207">2</text:span><text:span text:style-name="T212">)</text:span><text:span text:style-name="T161">個週期</text:span><text:span text:style-name="T2"> = </text:span><text:span text:style-name="T209">(360 / 2)</text:span><text:span text:style-name="T188">度型</text:span><text:span text:style-name="T133">鏡射 </text:span><text:span text:style-name="T210">1次</text:span><text:span text:style-name="T503">。</text:span></text:p>
                      <text:list>
                        <text:list-item>
                          <text:p text:style-name="P287"><text:span text:style-name="T361">n</text:span><text:span text:style-name="T362">(反%)</text:span><text:span text:style-name="T361">k</text:span><text:span text:style-name="T325">√</text:span><text:span text:style-name="T136">(-</text:span><text:span text:style-name="T145">1</text:span><text:span text:style-name="T136">) = </text:span><text:span text:style-name="T17">(-1</text:span><text:span text:style-name="T198">)</text:span><text:span text:style-name="T393">k</text:span><text:span text:style-name="T380">%</text:span><text:span text:style-name="T393">n</text:span><text:span text:style-name="T136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6">、</text:span><text:span text:style-name="T212">(</text:span><text:span text:style-name="T211">k</text:span><text:span text:style-name="T199"> % </text:span><text:span text:style-name="T211">n</text:span><text:span text:style-name="T212">)</text:span><text:span text:style-name="T161">個週期</text:span><text:span text:style-name="T136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</text:list-item>
                      </text:list>
                    </text:list-item>
                    <text:list-item>
                      <text:p text:style-name="P284"><text:span text:style-name="T503">假定，</text:span><text:span text:style-name="T147">a、</text:span><text:span text:style-name="T150">b</text:span><text:span text:style-name="T147"> </text:span><text:span text:style-name="T587">≥</text:span><text:span text:style-name="T147"> 0</text:span><text:span text:style-name="T511">。</text:span></text:p>
                      <text:list>
                        <text:list-item>
                          <text:p text:style-name="P284"><text:span text:style-name="T149">i(a) * i(b) = </text:span><text:span text:style-name="T325">√</text:span><text:span text:style-name="T136">(</text:span><text:span text:style-name="T151">a * b</text:span><text:span text:style-name="T136">)</text:span><text:span text:style-name="T503">。</text:span></text:p>
                          <text:list>
                            <text:list-item>
                              <text:p text:style-name="P289"><text:span text:style-name="T133">i(a) * i(b) = √(-a) * √(-b) = </text:span><text:span text:style-name="T388">2</text:span><text:span text:style-name="T402">(反%)</text:span><text:span text:style-name="T403">1</text:span><text:span text:style-name="T136">√(-a) * </text:span><text:span text:style-name="T388">2</text:span><text:span text:style-name="T402">(反%)</text:span><text:span text:style-name="T403">1</text:span><text:span text:style-name="T136">√(-b) = (-a)</text:span><text:span text:style-name="T389">1</text:span><text:span text:style-name="T380">%</text:span><text:span text:style-name="T388">2</text:span><text:span text:style-name="T136"> * (-b)</text:span><text:span text:style-name="T389">1</text:span><text:span text:style-name="T380">%</text:span><text:span text:style-name="T388">2</text:span><text:span text:style-name="T133"> = (-a * -b)</text:span><text:span text:style-name="T390">(</text:span><text:span text:style-name="T389">1</text:span><text:span text:style-name="T380">%</text:span><text:span text:style-name="T388">2</text:span><text:span text:style-name="T387"> </text:span><text:span text:style-name="T390">+ </text:span><text:span text:style-name="T389">1</text:span><text:span text:style-name="T380">%</text:span><text:span text:style-name="T388">2</text:span><text:span text:style-name="T390">)</text:span><text:span text:style-name="T133"> = (a * b)</text:span><text:span text:style-name="T390">2</text:span><text:span text:style-name="T380">%</text:span><text:span text:style-name="T388">2</text:span><text:span text:style-name="T133"> = (a * b)</text:span><text:span text:style-name="T390">1</text:span><text:span text:style-name="T387">個週期</text:span><text:span text:style-name="T133"> = (a * b)</text:span><text:span text:style-name="T390">整數週期</text:span><text:span text:style-name="T133"> = (a * b)</text:span><text:span text:style-name="T391">0</text:span><text:span text:style-name="T133"> = a * b</text:span><text:span text:style-name="T50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0"><text:span text:style-name="T517">明顯例子，</text:span><text:span text:style-name="T136">一元二次方程式、</text:span><text:span text:style-name="T517">鏡射</text:span><text:span text:style-name="T136">函數、(鏡射x軸)鏡射函數</text:span><text:span text:style-name="T517">。</text:span></text:p>
              <text:list>
                <text:list-item>
                  <text:p text:style-name="P291"><text:span text:style-name="T136">(鏡射x軸)鏡射函數 </text:span><text:span text:style-name="T228">是 </text:span><text:span text:style-name="T181">鏡射函數 對著 x軸 鏡射</text:span><text:span text:style-name="T517">。</text:span></text:p>
                  <text:list>
                    <text:list-item>
                      <text:p text:style-name="P292"><text:span text:style-name="T136">(鏡射x軸)鏡射函數 </text:span><text:span text:style-name="T228">是 一元二次方程式的(其中一個)平移函數</text:span><text:span text:style-name="T517">。</text:span></text:p>
                    </text:list-item>
                  </text:list>
                </text:list-item>
                <text:list-item>
                  <text:p text:style-name="P293"><text:span text:style-name="T150">假定，b</text:span><text:span text:style-name="T147"> </text:span><text:span text:style-name="T652">≥</text:span><text:span text:style-name="T147"> 0</text:span><text:span text:style-name="T517">。</text:span></text:p>
                  <text:list>
                    <text:list-item>
                      <text:p text:style-name="P294"><text:span text:style-name="T136">假定，一元二次方程式 =（x</text:span><text:span text:style-name="T222">–</text:span><text:span text:style-name="T136">(a + i(b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517">。</text:span></text:p>
                      <text:list>
                        <text:list-item>
                          <text:p text:style-name="P295"><text:span text:style-name="T136">一元二次方程式</text:span><text:span text:style-name="T517">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i(</text:span><text:span text:style-name="T223">b</text:span><text:span text:style-name="T136">)）</text:span><text:span text:style-name="T517">。</text:span></text:p>
                        </text:list-item>
                      </text:list>
                    </text:list-item>
                    <text:list-item>
                      <text:p text:style-name="P291"><text:span text:style-name="T136">（一元二次方程式的）(鏡射x軸)鏡射函數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517">。</text:span></text:p>
                      <text:list>
                        <text:list-item>
                          <text:p text:style-name="P290"><text:span text:style-name="T136">(鏡射x軸)鏡射函數</text:span><text:span text:style-name="T517">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b）</text:span><text:span text:style-name="T517">。</text:span></text:p>
                        </text:list-item>
                      </text:list>
                    </text:list-item>
                    <text:list-item>
                      <text:p text:style-name="P296"><text:span text:style-name="T136">（一元二次方程式的）</text:span><text:span text:style-name="T517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517">。</text:span></text:p>
                      <text:list>
                        <text:list-item>
                          <text:p text:style-name="P297"><text:span text:style-name="T517">鏡射函數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</text:span><text:span text:style-name="T223">b</text:span><text:span text:style-name="T136">）</text:span><text:span text:style-name="T517">。</text:span></text:p>
                        </text:list-item>
                        <text:list-item>
                          <text:p text:style-name="P290"><text:span text:style-name="T136">（一元二次方程式的）</text:span><text:span text:style-name="T517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517">。</text:span></text:p>
                        </text:list-item>
                        <text:list-item>
                          <text:p text:style-name="P290"><text:span text:style-name="T136">（一元二次方程式的）</text:span><text:span text:style-name="T517">鏡射</text:span><text:span text:style-name="T136">函數 = (鏡射x軸)鏡射函數 對著 x軸 鏡射</text:span><text:span text:style-name="T51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6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295"><text:span text:style-name="T136">假定，一元二次方程式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)</text:span><text:span text:style-name="T136">）</text:span><text:span text:style-name="T517">。</text:span></text:p>
                      <text:list>
                        <text:list-item>
                          <text:p text:style-name="P295"><text:span text:style-name="T136">一元二次方程式</text:span><text:span text:style-name="T517">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</text:span><text:span text:style-name="T223">b</text:span><text:span text:style-name="T136">）</text:span><text:span text:style-name="T517">。</text:span></text:p>
                        </text:list-item>
                      </text:list>
                    </text:list-item>
                    <text:list-item>
                      <text:p text:style-name="P290"><text:span text:style-name="T136">（一元二次方程式的）(鏡射x軸)鏡射函數 =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517">。</text:span></text:p>
                      <text:list>
                        <text:list-item>
                          <text:p text:style-name="P290"><text:span text:style-name="T136">(鏡射x軸)鏡射函數</text:span><text:span text:style-name="T517">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i(</text:span><text:span text:style-name="T223">b</text:span><text:span text:style-name="T136">)）</text:span><text:span text:style-name="T517">。</text:span></text:p>
                        </text:list-item>
                      </text:list>
                    </text:list-item>
                    <text:list-item>
                      <text:p text:style-name="P298"><text:span text:style-name="T136">（一元二次方程式的）</text:span><text:span text:style-name="T517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517">。</text:span></text:p>
                      <text:list>
                        <text:list-item>
                          <text:p text:style-name="P299"><text:span text:style-name="T517">鏡射函數、</text:span><text:span text:style-name="T224">x</text:span><text:span text:style-name="T518">軸 </text:span><text:span text:style-name="T517">的 交叉點 在</text:span><text:span text:style-name="T136">（a </text:span><text:span text:style-name="T469">±</text:span><text:span text:style-name="T136"> i(</text:span><text:span text:style-name="T223">b</text:span><text:span text:style-name="T136">)）</text:span><text:span text:style-name="T51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0"><text:span text:style-name="T517">明顯例子，</text:span><text:span text:style-name="T136">一元</text:span><text:span text:style-name="T229">n</text:span><text:span text:style-name="T136">次方程式、</text:span><text:span text:style-name="T517">鏡射</text:span><text:span text:style-name="T136">函數、(鏡射x軸)鏡射函數</text:span><text:span text:style-name="T517">。</text:span></text:p>
              <text:list>
                <text:list-item>
                  <text:p text:style-name="P300"><text:span text:style-name="T150">假定，b</text:span><text:span text:style-name="T147"> </text:span><text:span text:style-name="T652">≥</text:span><text:span text:style-name="T147"> 0</text:span><text:span text:style-name="T517">。</text:span></text:p>
                  <text:list>
                    <text:list-item>
                      <text:p text:style-name="P301"><text:span text:style-name="T136">假定，一元</text:span><text:span text:style-name="T230">n</text:span><text:span text:style-name="T136">次方程式 = </text:span><text:span text:style-name="T231">(y = </text:span><text:span text:style-name="T470">Π</text:span><text:span text:style-name="T436">i</text:span><text:span text:style-name="T435">=1</text:span><text:span text:style-name="T407">n</text:span><text:span text:style-name="T471">(</text:span><text:span text:style-name="T136">x</text:span><text:span text:style-name="T222">–</text:span><text:span text:style-name="T252">Σ</text:span><text:span text:style-name="T436">k=1</text:span><text:span text:style-name="T404">n</text:span><text:span text:style-name="T252">(j</text:span><text:span text:style-name="T404">k</text:span><text:span text:style-name="T136">(</text:span><text:span text:style-name="T252">a</text:span><text:span text:style-name="T436">i,k</text:span><text:span text:style-name="T136">)</text:span><text:span text:style-name="T252">)</text:span><text:span text:style-name="T136">)</text:span><text:span text:style-name="T231">)</text:span><text:span text:style-name="T517">。</text:span></text:p>
                      <text:list>
                        <text:list-item>
                          <text:p text:style-name="P302"><text:span text:style-name="T253">n</text:span><text:span text:style-name="T251"> </text:span><text:span text:style-name="T336">≥</text:span><text:span text:style-name="T251"> k </text:span><text:span text:style-name="T336">≥</text:span><text:span text:style-name="T251"> 1</text:span><text:span text:style-name="T517">。</text:span></text:p>
                          <text:list>
                            <text:list-item>
                              <text:p text:style-name="P336"><text:span text:style-name="T247">k 是</text:span><text:span text:style-name="T522"> 正整數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03"><text:span text:style-name="T252">j</text:span><text:span text:style-name="T175"> </text:span><text:span text:style-name="T213">= </text:span><text:span text:style-name="T393">n</text:span><text:span text:style-name="T402">(反%)</text:span><text:span text:style-name="T405">1</text:span><text:span text:style-name="T326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36">(-</text:span><text:span text:style-name="T145">1</text:span><text:span text:style-name="T136">)</text:span><text:span text:style-name="T406">1%n</text:span><text:span text:style-name="T517">。</text:span></text:p>
                        </text:list-item>
                        <text:list-item>
                          <text:p text:style-name="P303"><text:span text:style-name="T517">假定，</text:span><text:span text:style-name="T260">k = n</text:span><text:span text:style-name="T517">。</text:span></text:p>
                          <text:list>
                            <text:list-item>
                              <text:p text:style-name="P303"><text:span text:style-name="T252">a</text:span><text:span text:style-name="T436">i,k</text:span><text:span text:style-name="T136"> 是 某一特定實數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04"><text:span text:style-name="T517">假定，</text:span><text:span text:style-name="T260">k &lt; n</text:span><text:span text:style-name="T517">。</text:span></text:p>
                          <text:list>
                            <text:list-item>
                              <text:p text:style-name="P305"><text:span text:style-name="T252">a</text:span><text:span text:style-name="T436">i,k</text:span><text:span text:style-name="T136"> </text:span><text:span text:style-name="T475">≥</text:span><text:span text:style-name="T254"> 0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06"><text:span text:style-name="T136">一元</text:span><text:span text:style-name="T230">n</text:span><text:span text:style-name="T136">次方程式</text:span><text:span text:style-name="T517">、</text:span><text:span text:style-name="T224">x</text:span><text:span text:style-name="T518">軸 </text:span><text:span text:style-name="T517">的 交叉點 在</text:span><text:span text:style-name="T136"> </text:span><text:span text:style-name="T252">Σ</text:span><text:span text:style-name="T436">k=1</text:span><text:span text:style-name="T404">n</text:span><text:span text:style-name="T252">(j</text:span><text:span text:style-name="T404">k</text:span><text:span text:style-name="T136">(</text:span><text:span text:style-name="T252">a</text:span><text:span text:style-name="T436">i,k</text:span><text:span text:style-name="T136">)</text:span><text:span text:style-name="T252">)</text:span><text:span text:style-name="T517">。</text:span></text:p>
                        </text:list-item>
                      </text:list>
                    </text:list-item>
                    <text:list-item>
                      <text:p text:style-name="P307"><text:span text:style-name="T136">（一元</text:span><text:span text:style-name="T230">n</text:span><text:span text:style-name="T136">次方程式的）(鏡射x軸)鏡射函數 = </text:span><text:span text:style-name="T603">某一特定函數</text:span><text:span text:style-name="T517">。</text:span></text:p>
                      <text:list>
                        <text:list-item>
                          <text:p text:style-name="P308"><text:span text:style-name="T136">(鏡射x軸)鏡射函數</text:span><text:span text:style-name="T517">、</text:span><text:span text:style-name="T224">x</text:span><text:span text:style-name="T518">軸 </text:span><text:span text:style-name="T517">的 交叉點 在</text:span><text:span text:style-name="T136"> </text:span><text:span text:style-name="T604">某一特定實數</text:span><text:span text:style-name="T517">。</text:span></text:p>
                        </text:list-item>
                      </text:list>
                    </text:list-item>
                    <text:list-item>
                      <text:p text:style-name="P307"><text:span text:style-name="T136">（一元</text:span><text:span text:style-name="T230">n</text:span><text:span text:style-name="T136">次方程式的）</text:span><text:span text:style-name="T517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232">該函數</text:span><text:span text:style-name="T517">。</text:span></text:p>
                      <text:list>
                        <text:list-item>
                          <text:p text:style-name="P308"><text:span text:style-name="T517">鏡射函數、</text:span><text:span text:style-name="T224">x</text:span><text:span text:style-name="T518">軸 </text:span><text:span text:style-name="T517">的 交叉點 在</text:span><text:span text:style-name="T136"> </text:span><text:span text:style-name="T252">該實數</text:span><text:span text:style-name="T517">。</text:span></text:p>
                        </text:list-item>
                        <text:list-item>
                          <text:p text:style-name="P309"><text:span text:style-name="T136">（一元</text:span><text:span text:style-name="T230">n</text:span><text:span text:style-name="T136">次方程式的）</text:span><text:span text:style-name="T517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517">。</text:span></text:p>
                        </text:list-item>
                        <text:list-item>
                          <text:p text:style-name="P309"><text:span text:style-name="T136">（一元</text:span><text:span text:style-name="T230">n</text:span><text:span text:style-name="T136">次方程式的）</text:span><text:span text:style-name="T517">鏡射</text:span><text:span text:style-name="T136">函數 = (鏡射x軸)鏡射函數 對著 x軸 鏡射</text:span><text:span text:style-name="T51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0"><text:span text:style-name="T181">實部數值、</text:span><text:span text:style-name="T503">虛部數值</text:span><text:span text:style-name="T517">。</text:span></text:p>
              <text:list>
                <text:list-item>
                  <text:p text:style-name="P311"><text:span text:style-name="T181">實部數值</text:span><text:span text:style-name="T517">。</text:span></text:p>
                  <text:list>
                    <text:list-item>
                      <text:p text:style-name="P312"><text:span text:style-name="T181">實部數值 是，(</text:span><text:span text:style-name="T136">一元</text:span><text:span text:style-name="T233">n次方程式的)</text:span><text:span text:style-name="T181">中心 投影到 </text:span><text:span text:style-name="T187">x軸的 數值</text:span><text:span text:style-name="T517">。</text:span></text:p>
                    </text:list-item>
                    <text:list-item>
                      <text:p text:style-name="P258"><text:span text:style-name="T181">實部數值 是，(</text:span><text:span text:style-name="T136">一元</text:span><text:span text:style-name="T233">n次方程式的)</text:span><text:span text:style-name="T181">鏡射點 投影到 </text:span><text:span text:style-name="T187">x軸的 數值</text:span><text:span text:style-name="T503">。</text:span></text:p>
                    </text:list-item>
                  </text:list>
                </text:list-item>
                <text:list-item>
                  <text:p text:style-name="P75">虛部數值。</text:p>
                  <text:list>
                    <text:list-item>
                      <text:p text:style-name="P290"><text:span text:style-name="T503">虛部數值</text:span><text:span text:style-name="T181"> 是，實部數值、（</text:span><text:span text:style-name="T136">(鏡射x軸)鏡射函數</text:span><text:span text:style-name="T181">、x軸 的）交叉點 的 距離</text:span><text:span text:style-name="T503">。</text:span></text:p>
                      <text:list>
                        <text:list-item>
                          <text:p text:style-name="P313"><text:span text:style-name="T136">(鏡射x軸)鏡射函數 是，鏡射函數</text:span><text:span text:style-name="T519"> 對著 </text:span><text:span text:style-name="T248">x</text:span><text:span text:style-name="T519">軸 鏡射，出現的 函數</text:span><text:span text:style-name="T503">。</text:span></text:p>
                        </text:list-item>
                      </text:list>
                    </text:list-item>
                    <text:list-item>
                      <text:p text:style-name="P310"><text:span text:style-name="T503">虛部數值</text:span><text:span text:style-name="T181"> 是，實部數值、（</text:span><text:span text:style-name="T133">鏡射函數</text:span><text:span text:style-name="T181">、x軸 的）交叉點 的 距離</text:span><text:span text:style-name="T517">。</text:span></text:p>
                      <text:list>
                        <text:list-item>
                          <text:p text:style-name="P314"><text:span text:style-name="T136">鏡射函數 是，一元</text:span><text:span text:style-name="T233">n次方</text:span><text:span text:style-name="T519">程式 對著 鏡射軸 鏡射，出現的 函數</text:span><text:span text:style-name="T517">。</text:span></text:p>
                        </text:list-item>
                      </text:list>
                    </text:list-item>
                    <text:list-item>
                      <text:p text:style-name="P315"><text:span text:style-name="T503">虛部數值</text:span><text:span text:style-name="T181"> 是，實部數值、（</text:span><text:span text:style-name="T136">一元</text:span><text:span text:style-name="T233">n次方程式</text:span><text:span text:style-name="T181">、鏡射x軸 的）交叉點 的 距離</text:span><text:span text:style-name="T517">。</text:span></text:p>
                      <text:list>
                        <text:list-item>
                          <text:p text:style-name="P316"><text:span text:style-name="T181">鏡射x軸</text:span><text:span text:style-name="T136"> 是，</text:span><text:span text:style-name="T181">x軸</text:span><text:span text:style-name="T519"> 對著 鏡射軸 鏡射，出現的 軸</text:span><text:span text:style-name="T51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17"><text:span text:style-name="T517">假定，一</text:span><text:span text:style-name="T136">元n次方</text:span><text:span text:style-name="T517">程式</text:span><text:span text:style-name="T136"> = (</text:span><text:span text:style-name="T243">y = </text:span><text:span text:style-name="T235">f(x)</text:span><text:span text:style-name="T244">)</text:span><text:span text:style-name="T517">。</text:span></text:p>
                  <text:list>
                    <text:list-item>
                      <text:p text:style-name="P318"><text:span text:style-name="T136">假定，</text:span><text:span text:style-name="T235">f(x) = </text:span><text:span text:style-name="T236">0 的時候</text:span><text:span text:style-name="T136">，</text:span><text:span text:style-name="T234">x = (a + i(b))</text:span><text:span text:style-name="T517">。</text:span></text:p>
                      <text:list>
                        <text:list-item>
                          <text:p text:style-name="P318"><text:span text:style-name="T234">a 是 </text:span><text:span text:style-name="T520">實數</text:span><text:span text:style-name="T517">。</text:span></text:p>
                        </text:list-item>
                        <text:list-item>
                          <text:p text:style-name="P319"><text:span text:style-name="T234">b </text:span><text:span text:style-name="T474">≥</text:span><text:span text:style-name="T234"> 0</text:span><text:span text:style-name="T517">。</text:span></text:p>
                        </text:list-item>
                        <text:list-item>
                          <text:p text:style-name="P320"><text:span text:style-name="T234">(a + i(b))</text:span><text:span text:style-name="T236"> 是</text:span><text:span text:style-name="T517"> 一</text:span><text:span text:style-name="T136">元n次方</text:span><text:span text:style-name="T517">程式的 解。</text:span></text:p>
                        </text:list-item>
                      </text:list>
                    </text:list-item>
                    <text:list-item>
                      <text:p text:style-name="P321"><text:span text:style-name="T517">假定，</text:span><text:span text:style-name="T249">b = 0</text:span><text:span text:style-name="T517">。</text:span></text:p>
                      <text:list>
                        <text:list-item>
                          <text:p text:style-name="P321"><text:span text:style-name="T517">一</text:span><text:span text:style-name="T136">元n次方</text:span><text:span text:style-name="T517">程式的 解 是 實數解。</text:span></text:p>
                          <text:list>
                            <text:list-item>
                              <text:p text:style-name="P322"><text:span text:style-name="T517">實數解</text:span><text:span text:style-name="T246">，f(x) = 0的時候，</text:span><text:span text:style-name="T245">x = 某一</text:span><text:span text:style-name="T521">特定實數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23"><text:span text:style-name="T517">實數解 是 一元</text:span><text:span text:style-name="T136">n次方程式、x</text:span><text:span text:style-name="T517">軸 的 交叉點。</text:span></text:p>
                          <text:list>
                            <text:list-item>
                              <text:p text:style-name="P397"><text:span text:style-name="T517">實數解 是</text:span><text:span text:style-name="T559"> 一元n次方程式的</text:span><text:span text:style-name="T136">曲線、x</text:span><text:span text:style-name="T517">軸</text:span><text:span text:style-name="T574"> 的 </text:span><text:span text:style-name="T517">交叉</text:span><text:span text:style-name="T574">點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24"><text:span text:style-name="T237">(</text:span><text:span text:style-name="T241">a+</text:span><text:span text:style-name="T237">b,</text:span><text:span text:style-name="T241">f(a+b)) 是 </text:span><text:span text:style-name="T517">一元</text:span><text:span text:style-name="T136">n次方程式、</text:span><text:span text:style-name="T238">x軸的 交叉點</text:span><text:span text:style-name="T517">。</text:span></text:p>
                          <text:list>
                            <text:list-item>
                              <text:p text:style-name="P325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x軸</text:span><text:span text:style-name="T517">。</text:span></text:p>
                            </text:list-item>
                            <text:list-item>
                              <text:p text:style-name="P325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17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17">一元</text:span><text:span text:style-name="T136">n次方程式、</text:span><text:span text:style-name="T238">x軸的 交叉點</text:span><text:span text:style-name="T51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6"><text:span text:style-name="T250">假定，</text:span><text:span text:style-name="T234">b &gt; 0</text:span><text:span text:style-name="T517">。</text:span></text:p>
                      <text:list>
                        <text:list-item>
                          <text:p text:style-name="P326"><text:span text:style-name="T517">一</text:span><text:span text:style-name="T136">元n次方</text:span><text:span text:style-name="T517">程式的 解 是 複數解。</text:span></text:p>
                          <text:list>
                            <text:list-item>
                              <text:p text:style-name="P322"><text:span text:style-name="T517">複數解</text:span><text:span text:style-name="T246">，f(x) = 0的時候，</text:span><text:span text:style-name="T245">x = 某一</text:span><text:span text:style-name="T521">特定複數</text:span><text:span text:style-name="T517">。</text:span></text:p>
                            </text:list-item>
                          </text:list>
                        </text:list-item>
                        <text:list-item>
                          <text:p text:style-name="P327"><text:span text:style-name="T517">複數解 是 一元</text:span><text:span text:style-name="T136">n次方程式、鏡射x</text:span><text:span text:style-name="T517">軸 的 交叉點。</text:span></text:p>
                          <text:list>
                            <text:list-item>
                              <text:p text:style-name="P398"><text:span text:style-name="T517">複數解 是</text:span><text:span text:style-name="T574"> 一元</text:span><text:span text:style-name="T559">n次方程式的</text:span><text:span text:style-name="T136">曲線、鏡射x</text:span><text:span text:style-name="T517">軸</text:span><text:span text:style-name="T574"> 的 </text:span><text:span text:style-name="T517">交叉</text:span><text:span text:style-name="T574">點</text:span><text:span text:style-name="T517">。</text:span></text:p>
                            </text:list-item>
                            <text:list-item>
                              <text:p text:style-name="P328"><text:span text:style-name="T517">複數解 是 鏡射函數</text:span><text:span text:style-name="T136">的曲線、x</text:span><text:span text:style-name="T517">軸 的 交叉點。</text:span></text:p>
                            </text:list-item>
                          </text:list>
                        </text:list-item>
                        <text:list-item>
                          <text:p text:style-name="P324"><text:span text:style-name="T237">(</text:span><text:span text:style-name="T241">a+</text:span><text:span text:style-name="T237">b,</text:span><text:span text:style-name="T241">f(a+b)) 是 </text:span><text:span text:style-name="T517">一元</text:span><text:span text:style-name="T136">n次方程式、鏡射</text:span><text:span text:style-name="T238">x軸的 交叉點</text:span><text:span text:style-name="T517">。</text:span></text:p>
                          <text:list>
                            <text:list-item>
                              <text:p text:style-name="P329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鏡射x軸</text:span><text:span text:style-name="T517">。</text:span></text:p>
                            </text:list-item>
                            <text:list-item>
                              <text:p text:style-name="P330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17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17">一元</text:span><text:span text:style-name="T136">n次方程式、</text:span><text:span text:style-name="T238">鏡射x軸的 交叉點</text:span><text:span text:style-name="T51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假定，第一條曲線、第二條曲線 沒有 交叉。</text:p>
              <text:list>
                <text:list-item>
                  <text:p text:style-name="P76">第一條曲線、第二條曲線的鏡射函數 有機率 交叉。</text:p>
                </text:list-item>
                <text:list-item>
                  <text:p text:style-name="P77">第一條曲線的鏡射函數、第二條曲線 有機率 交叉。</text:p>
                  <text:list>
                    <text:list-item>
                      <text:p text:style-name="P331"><text:span text:style-name="T517">曲線 </text:span><text:span text:style-name="T645">↔</text:span><text:span text:style-name="T523"> </text:span><text:span text:style-name="T517">個體。</text:span></text:p>
                    </text:list-item>
                    <text:list-item>
                      <text:p text:style-name="P78">交叉 的 明顯例子，有 交叉的 點、線、面。</text:p>
                    </text:list-item>
                  </text:list>
                </text:list-item>
              </text:list>
            </text:list-item>
            <text:list-item>
              <text:p text:style-name="P332"><text:span text:style-name="T517">假定，</text:span><text:span text:style-name="T270">m</text:span><text:span text:style-name="T136">元</text:span><text:span text:style-name="T270">n</text:span><text:span text:style-name="T517">次方程式</text:span><text:span text:style-name="T136"> =（</text:span><text:span text:style-name="T255">f(</text:span><text:span text:style-name="T97">d</text:span><text:span text:style-name="T438">m+</text:span><text:span text:style-name="T430">1</text:span><text:span text:style-name="T255">)</text:span><text:span text:style-name="T96"> = </text:span><text:span text:style-name="T255">g</text:span><text:span text:style-name="T96">(</text:span><text:span text:style-name="T97">d</text:span><text:span text:style-name="T438">1</text:span><text:span text:style-name="T96">,</text:span><text:span text:style-name="T97">d</text:span><text:span text:style-name="T438">2</text:span><text:span text:style-name="T96">,…,</text:span><text:span text:style-name="T97">d</text:span><text:span text:style-name="T437">m</text:span><text:span text:style-name="T96">)</text:span><text:span text:style-name="T517">）。</text:span></text:p>
              <text:list>
                <text:list-item>
                  <text:p text:style-name="P333"><text:span text:style-name="T255">f(</text:span><text:span text:style-name="T97">d</text:span><text:span text:style-name="T438">m+</text:span><text:span text:style-name="T430">1</text:span><text:span text:style-name="T255">)的 最高次方 是 </text:span><text:span text:style-name="T270">n</text:span><text:span text:style-name="T517">次</text:span><text:span text:style-name="T255">方</text:span><text:span text:style-name="T517">。</text:span></text:p>
                  <text:list>
                    <text:list-item>
                      <text:p text:style-name="P334"><text:span text:style-name="T517">明顯例子，</text:span><text:span text:style-name="T136">(</text:span><text:span text:style-name="T255">f(</text:span><text:span text:style-name="T97">d</text:span><text:span text:style-name="T439">2</text:span><text:span text:style-name="T255">) = </text:span><text:span text:style-name="T97">d</text:span><text:span text:style-name="T439">2</text:span><text:span text:style-name="T408">3</text:span><text:span text:style-name="T258"> + 1</text:span><text:span text:style-name="T96"> = </text:span><text:span text:style-name="T255">g</text:span><text:span text:style-name="T96">(</text:span><text:span text:style-name="T97">d</text:span><text:span text:style-name="T438">1</text:span><text:span text:style-name="T96">)) 是 </text:span><text:span text:style-name="T272">1</text:span><text:span text:style-name="T136">元</text:span><text:span text:style-name="T271">3</text:span><text:span text:style-name="T517">次方程式。</text:span></text:p>
                    </text:list-item>
                  </text:list>
                </text:list-item>
                <text:list-item>
                  <text:p text:style-name="P335"><text:span text:style-name="T270">m</text:span><text:span text:style-name="T136">元</text:span><text:span text:style-name="T270">n</text:span><text:span text:style-name="T517">次方程式的 解 是，</text:span><text:span text:style-name="T255">((f(</text:span><text:span text:style-name="T97">d</text:span><text:span text:style-name="T438">m+</text:span><text:span text:style-name="T430">1</text:span><text:span text:style-name="T255">) = </text:span><text:span text:style-name="T256">0)的時候，)</text:span><text:span text:style-name="T97">d</text:span><text:span text:style-name="T438">m+</text:span><text:span text:style-name="T430">1</text:span><text:span text:style-name="T256">的 值</text:span><text:span text:style-name="T517">。</text:span></text:p>
                </text:list-item>
                <text:list-item>
                  <text:p text:style-name="P337"><text:span text:style-name="T2">m</text:span><text:span text:style-name="T136">元</text:span><text:span text:style-name="T2">n</text:span><text:span text:style-name="T517">次方程式 有機率是</text:span><text:span text:style-name="T136">（</text:span><text:span text:style-name="T2">m+1</text:span><text:span text:style-name="T136">）</text:span><text:span text:style-name="T476">維鏡射</text:span><text:span text:style-name="T517">。</text:span></text:p>
                  <text:list>
                    <text:list-item>
                      <text:p text:style-name="P79">維 是 維度。</text:p>
                    </text:list-item>
                    <text:list-item>
                      <text:p text:style-name="P259"><text:span text:style-name="T270">m</text:span><text:span text:style-name="T136">元</text:span><text:span text:style-name="T270">n</text:span><text:span text:style-name="T517">次方程式</text:span><text:span text:style-name="T136"> 有（</text:span><text:span text:style-name="T257">n</text:span><text:span text:style-name="T138">-1</text:span><text:span text:style-name="T136">）個 鏡射函數</text:span><text:span text:style-name="T503">。</text:span></text:p>
                    </text:list-item>
                    <text:list-item>
                      <text:p text:style-name="P259"><text:span text:style-name="T270">m</text:span><text:span text:style-name="T136">元</text:span><text:span text:style-name="T270">n</text:span><text:span text:style-name="T517">次方程式、鏡射函數 </text:span><text:span text:style-name="T503">總共</text:span><text:span text:style-name="T133">有 </text:span><text:span text:style-name="T257">n</text:span><text:span text:style-name="T173">個</text:span><text:span text:style-name="T508">函數</text:span><text:span text:style-name="T503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3:07:41.891000000</dc:date>
    <meta:editing-duration>P30DT5H53M53S</meta:editing-duration>
    <meta:editing-cycles>17243</meta:editing-cycles>
    <meta:document-statistic meta:table-count="0" meta:image-count="0" meta:object-count="0" meta:page-count="1" meta:paragraph-count="555" meta:word-count="10238" meta:character-count="15235" meta:non-whitespace-character-count="13128"/>
  </office:meta>
</office:document-meta>
</file>